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20000026609E4F12C.gif" manifest:media-type="image/gif"/>
  <manifest:file-entry manifest:full-path="Pictures/10000000000002C5000000D2E411A09E.gif" manifest:media-type="image/gif"/>
  <manifest:file-entry manifest:full-path="Pictures/100000000000021D00000096D3840CE1.gif" manifest:media-type="image/gif"/>
  <manifest:file-entry manifest:full-path="Pictures/10000200000002CD000002BB0442B697.gif" manifest:media-type="image/gif"/>
  <manifest:file-entry manifest:full-path="Pictures/10000000000002850000017479059BFF.gif" manifest:media-type="image/gif"/>
  <manifest:file-entry manifest:full-path="Pictures/1000000000000192000000DD3FB233DB.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2c4e0"/>
    </style:style>
    <style:style style:name="P7" style:family="paragraph" style:parent-style-name="Standard">
      <style:paragraph-properties fo:text-align="justify" style:justify-single-word="false"/>
      <style:text-properties officeooo:paragraph-rsid="002c1070"/>
    </style:style>
    <style:style style:name="P8" style:family="paragraph" style:parent-style-name="Standard">
      <style:paragraph-properties fo:text-align="justify" style:justify-single-word="false"/>
      <style:text-properties officeooo:paragraph-rsid="00248e0c"/>
    </style:style>
    <style:style style:name="P9" style:family="paragraph" style:parent-style-name="Standard">
      <style:paragraph-properties fo:text-align="justify" style:justify-single-word="false"/>
      <style:text-properties officeooo:paragraph-rsid="002f8517"/>
    </style:style>
    <style:style style:name="P10" style:family="paragraph" style:parent-style-name="Standard">
      <style:paragraph-properties fo:text-align="justify" style:justify-single-word="false"/>
      <style:text-properties officeooo:paragraph-rsid="003e84e4"/>
    </style:style>
    <style:style style:name="P11" style:family="paragraph" style:parent-style-name="Standard">
      <style:paragraph-properties fo:text-align="justify" style:justify-single-word="false"/>
      <style:text-properties officeooo:paragraph-rsid="0045f55f"/>
    </style:style>
    <style:style style:name="P12" style:family="paragraph" style:parent-style-name="Standard">
      <style:paragraph-properties fo:text-align="justify" style:justify-single-word="false"/>
      <style:text-properties officeooo:paragraph-rsid="004cd2a6"/>
    </style:style>
    <style:style style:name="P13" style:family="paragraph" style:parent-style-name="Standard">
      <style:paragraph-properties fo:text-align="justify" style:justify-single-word="false"/>
      <style:text-properties officeooo:paragraph-rsid="0050a4de"/>
    </style:style>
    <style:style style:name="P14" style:family="paragraph" style:parent-style-name="Standard">
      <style:paragraph-properties fo:text-align="justify" style:justify-single-word="false"/>
      <style:text-properties officeooo:paragraph-rsid="00642854"/>
    </style:style>
    <style:style style:name="P15" style:family="paragraph" style:parent-style-name="Standard">
      <style:paragraph-properties fo:text-align="justify" style:justify-single-word="false"/>
      <style:text-properties officeooo:paragraph-rsid="0090c7dc"/>
    </style:style>
    <style:style style:name="P16" style:family="paragraph" style:parent-style-name="Standard">
      <style:paragraph-properties fo:text-align="justify" style:justify-single-word="false"/>
      <style:text-properties fo:font-weight="bold" style:font-weight-asian="bold" style:font-weight-complex="bold"/>
    </style:style>
    <style:style style:name="P17" style:family="paragraph" style:parent-style-name="Standard">
      <style:paragraph-properties fo:text-align="justify" style:justify-single-word="false"/>
      <style:text-properties fo:font-weight="bold" officeooo:paragraph-rsid="0090c7dc" style:font-weight-asian="bold" style:font-weight-complex="bold"/>
    </style:style>
    <style:style style:name="P18" style:family="paragraph" style:parent-style-name="Standard">
      <style:paragraph-properties fo:text-align="start" style:justify-single-word="false"/>
      <style:text-properties fo:font-weight="bold" style:font-weight-asian="bold" style:font-weight-complex="bold"/>
    </style:style>
    <style:style style:name="P19" style:family="paragraph" style:parent-style-name="Standard">
      <style:paragraph-properties fo:text-align="justify" style:justify-single-word="false"/>
      <style:text-properties fo:font-weight="bold" officeooo:rsid="00d281c0" officeooo:paragraph-rsid="00d281c0" style:font-weight-asian="bold" style:font-weight-complex="bold"/>
    </style:style>
    <style:style style:name="P20" style:family="paragraph" style:parent-style-name="Standard">
      <style:paragraph-properties fo:text-align="start" style:justify-single-word="false"/>
    </style:style>
    <style:style style:name="P21" style:family="paragraph" style:parent-style-name="Standard">
      <style:paragraph-properties fo:text-align="start" style:justify-single-word="false"/>
      <style:text-properties fo:font-weight="normal" style:font-weight-asian="normal" style:font-weight-complex="normal"/>
    </style:style>
    <style:style style:name="P22" style:family="paragraph" style:parent-style-name="Standard">
      <style:paragraph-properties fo:text-align="start" style:justify-single-word="false"/>
      <style:text-properties fo:font-weight="normal" officeooo:paragraph-rsid="0090c7dc" style:font-weight-asian="normal" style:font-weight-complex="normal"/>
    </style:style>
    <style:style style:name="P23" style:family="paragraph" style:parent-style-name="Standard">
      <style:paragraph-properties fo:text-align="justify" style:justify-single-word="false"/>
      <style:text-properties fo:font-weight="normal" style:font-weight-asian="normal" style:font-weight-complex="normal"/>
    </style:style>
    <style:style style:name="P24"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25"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26" style:family="paragraph" style:parent-style-name="Standard">
      <style:paragraph-properties fo:text-align="justify" style:justify-single-word="false"/>
      <style:text-properties fo:font-style="normal" style:font-style-asian="normal" style:font-style-complex="normal"/>
    </style:style>
    <style:style style:name="P27"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fo:font-style="normal" fo:font-weight="normal" officeooo:rsid="00332915" officeooo:paragraph-rsid="0090c7dc"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bold" officeooo:rsid="00d00bd4" officeooo:paragraph-rsid="00d00bd4" style:font-style-asian="normal" style:font-weight-asian="bold" style:font-style-complex="normal" style:font-weight-complex="bold"/>
    </style:style>
    <style:style style:name="P31" style:family="paragraph" style:parent-style-name="Standard">
      <style:paragraph-properties fo:text-align="justify" style:justify-single-word="false"/>
      <style:text-properties officeooo:rsid="001c8943" officeooo:paragraph-rsid="001c8943"/>
    </style:style>
    <style:style style:name="P32" style:family="paragraph" style:parent-style-name="Standard">
      <style:paragraph-properties fo:text-align="justify" style:justify-single-word="false"/>
      <style:text-properties officeooo:rsid="001a2c23" officeooo:paragraph-rsid="001a2c23"/>
    </style:style>
    <style:style style:name="P33" style:family="paragraph" style:parent-style-name="Standard">
      <style:paragraph-properties fo:text-align="justify" style:justify-single-word="false"/>
      <style:text-properties officeooo:rsid="001a40c8" officeooo:paragraph-rsid="001a40c8"/>
    </style:style>
    <style:style style:name="P34" style:family="paragraph" style:parent-style-name="Standard">
      <style:paragraph-properties fo:text-align="justify" style:justify-single-word="false"/>
      <style:text-properties officeooo:rsid="001ad4c5" officeooo:paragraph-rsid="001ad4c5"/>
    </style:style>
    <style:style style:name="P35" style:family="paragraph" style:parent-style-name="Standard">
      <style:paragraph-properties fo:text-align="justify" style:justify-single-word="false"/>
      <style:text-properties officeooo:rsid="00248e0c" officeooo:paragraph-rsid="00248e0c"/>
    </style:style>
    <style:style style:name="P36" style:family="paragraph" style:parent-style-name="Standard">
      <style:paragraph-properties fo:text-align="justify" style:justify-single-word="false"/>
      <style:text-properties officeooo:rsid="00248e0c" officeooo:paragraph-rsid="002c1070"/>
    </style:style>
    <style:style style:name="P37" style:family="paragraph" style:parent-style-name="Standard">
      <style:paragraph-properties fo:text-align="justify" style:justify-single-word="false"/>
      <style:text-properties officeooo:rsid="00248e0c" officeooo:paragraph-rsid="00642854"/>
    </style:style>
    <style:style style:name="P38" style:family="paragraph" style:parent-style-name="Standard">
      <style:paragraph-properties fo:text-align="justify" style:justify-single-word="false"/>
      <style:text-properties officeooo:rsid="0026484a" officeooo:paragraph-rsid="0026484a"/>
    </style:style>
    <style:style style:name="P39" style:family="paragraph" style:parent-style-name="Standard">
      <style:paragraph-properties fo:text-align="justify" style:justify-single-word="false"/>
      <style:text-properties officeooo:rsid="002c3e31" officeooo:paragraph-rsid="002c1070"/>
    </style:style>
    <style:style style:name="P40" style:family="paragraph" style:parent-style-name="Standard">
      <style:paragraph-properties fo:text-align="justify" style:justify-single-word="false"/>
      <style:text-properties officeooo:rsid="002c3e31" officeooo:paragraph-rsid="00642854"/>
    </style:style>
    <style:style style:name="P41" style:family="paragraph" style:parent-style-name="Standard">
      <style:paragraph-properties fo:text-align="justify" style:justify-single-word="false"/>
      <style:text-properties officeooo:rsid="002f8517" officeooo:paragraph-rsid="002f8517"/>
    </style:style>
    <style:style style:name="P42" style:family="paragraph" style:parent-style-name="Standard">
      <style:paragraph-properties fo:text-align="justify" style:justify-single-word="false"/>
      <style:text-properties officeooo:rsid="002f8517" officeooo:paragraph-rsid="00609497"/>
    </style:style>
    <style:style style:name="P43" style:family="paragraph" style:parent-style-name="Standard">
      <style:paragraph-properties fo:text-align="justify" style:justify-single-word="false"/>
      <style:text-properties officeooo:rsid="002f8517" officeooo:paragraph-rsid="0063c6ad"/>
    </style:style>
    <style:style style:name="P44" style:family="paragraph" style:parent-style-name="Standard">
      <style:paragraph-properties fo:text-align="justify" style:justify-single-word="false"/>
      <style:text-properties officeooo:rsid="002f8517" officeooo:paragraph-rsid="00657e41"/>
    </style:style>
    <style:style style:name="P45" style:family="paragraph" style:parent-style-name="Standard">
      <style:text-properties officeooo:rsid="0034057d" officeooo:paragraph-rsid="0090c7dc"/>
    </style:style>
    <style:style style:name="P46" style:family="paragraph" style:parent-style-name="Standard">
      <style:text-properties officeooo:rsid="00332915" officeooo:paragraph-rsid="0090c7dc"/>
    </style:style>
    <style:style style:name="P47" style:family="paragraph" style:parent-style-name="Standard">
      <style:text-properties officeooo:paragraph-rsid="003e84e4"/>
    </style:style>
    <style:style style:name="P48" style:family="paragraph" style:parent-style-name="Standard">
      <style:paragraph-properties fo:text-align="justify" style:justify-single-word="false"/>
      <style:text-properties officeooo:rsid="0045f55f" officeooo:paragraph-rsid="0045f55f"/>
    </style:style>
    <style:style style:name="P49" style:family="paragraph" style:parent-style-name="Standard">
      <style:paragraph-properties fo:text-align="justify" style:justify-single-word="false"/>
      <style:text-properties officeooo:rsid="0048e6c4" officeooo:paragraph-rsid="0045f55f"/>
    </style:style>
    <style:style style:name="P50" style:family="paragraph" style:parent-style-name="Standard">
      <style:paragraph-properties fo:text-align="justify" style:justify-single-word="false"/>
      <style:text-properties officeooo:rsid="004cd2a6" officeooo:paragraph-rsid="004cd2a6"/>
    </style:style>
    <style:style style:name="P51" style:family="paragraph" style:parent-style-name="Standard">
      <style:text-properties officeooo:rsid="004e9309"/>
    </style:style>
    <style:style style:name="P52" style:family="paragraph" style:parent-style-name="Standard">
      <style:paragraph-properties fo:text-align="justify" style:justify-single-word="false"/>
      <style:text-properties officeooo:rsid="004e9309" officeooo:paragraph-rsid="004e9309"/>
    </style:style>
    <style:style style:name="P53" style:family="paragraph" style:parent-style-name="Standard">
      <style:paragraph-properties fo:text-align="justify" style:justify-single-word="false"/>
      <style:text-properties officeooo:rsid="0050a4de" officeooo:paragraph-rsid="0050a4de"/>
    </style:style>
    <style:style style:name="P54" style:family="paragraph" style:parent-style-name="Standard">
      <style:paragraph-properties fo:text-align="justify" style:justify-single-word="false"/>
      <style:text-properties officeooo:rsid="00459a7d" officeooo:paragraph-rsid="004cd2a6"/>
    </style:style>
    <style:style style:name="P55" style:family="paragraph" style:parent-style-name="Standard">
      <style:paragraph-properties fo:text-align="justify" style:justify-single-word="false"/>
      <style:text-properties officeooo:rsid="00459a7d" officeooo:paragraph-rsid="00459a7d"/>
    </style:style>
    <style:style style:name="P56" style:family="paragraph" style:parent-style-name="Standard">
      <style:paragraph-properties fo:text-align="justify" style:justify-single-word="false"/>
      <style:text-properties officeooo:rsid="00528047" officeooo:paragraph-rsid="00528047"/>
    </style:style>
    <style:style style:name="P57" style:family="paragraph" style:parent-style-name="Standard">
      <style:text-properties officeooo:rsid="005507df"/>
    </style:style>
    <style:style style:name="P58" style:family="paragraph" style:parent-style-name="Standard">
      <style:paragraph-properties fo:text-align="justify" style:justify-single-word="false"/>
      <style:text-properties officeooo:rsid="005507df" officeooo:paragraph-rsid="005507df"/>
    </style:style>
    <style:style style:name="P59" style:family="paragraph" style:parent-style-name="Standard">
      <style:paragraph-properties fo:text-align="justify" style:justify-single-word="false"/>
      <style:text-properties officeooo:rsid="005776f9" officeooo:paragraph-rsid="005776f9"/>
    </style:style>
    <style:style style:name="P60" style:family="paragraph" style:parent-style-name="Standard">
      <style:paragraph-properties fo:text-align="justify" style:justify-single-word="false"/>
      <style:text-properties officeooo:rsid="005776f9" officeooo:paragraph-rsid="0059317a"/>
    </style:style>
    <style:style style:name="P61" style:family="paragraph" style:parent-style-name="Standard">
      <style:paragraph-properties fo:text-align="justify" style:justify-single-word="false"/>
      <style:text-properties officeooo:rsid="0059317a" officeooo:paragraph-rsid="0059317a"/>
    </style:style>
    <style:style style:name="P62" style:family="paragraph" style:parent-style-name="Standard">
      <style:paragraph-properties fo:text-align="justify" style:justify-single-word="false"/>
      <style:text-properties officeooo:rsid="005e709b" officeooo:paragraph-rsid="005e709b"/>
    </style:style>
    <style:style style:name="P63" style:family="paragraph" style:parent-style-name="Standard">
      <style:paragraph-properties fo:text-align="justify" style:justify-single-word="false"/>
      <style:text-properties officeooo:rsid="005e709b" officeooo:paragraph-rsid="006ce8d1"/>
    </style:style>
    <style:style style:name="P64" style:family="paragraph" style:parent-style-name="Standard">
      <style:paragraph-properties fo:text-align="justify" style:justify-single-word="false"/>
      <style:text-properties officeooo:rsid="005e709b" officeooo:paragraph-rsid="007c4f27"/>
    </style:style>
    <style:style style:name="P65" style:family="paragraph" style:parent-style-name="Standard">
      <style:text-properties officeooo:rsid="005f8c35" officeooo:paragraph-rsid="005f8c35"/>
    </style:style>
    <style:style style:name="P66" style:family="paragraph" style:parent-style-name="Standard">
      <style:paragraph-properties fo:text-align="justify" style:justify-single-word="false"/>
      <style:text-properties officeooo:rsid="00609497" officeooo:paragraph-rsid="00609497"/>
    </style:style>
    <style:style style:name="P67" style:family="paragraph" style:parent-style-name="Standard">
      <style:paragraph-properties fo:text-align="justify" style:justify-single-word="false"/>
      <style:text-properties officeooo:rsid="00642854" officeooo:paragraph-rsid="00642854"/>
    </style:style>
    <style:style style:name="P68" style:family="paragraph" style:parent-style-name="Standard">
      <style:paragraph-properties fo:text-align="justify" style:justify-single-word="false"/>
      <style:text-properties officeooo:rsid="006bc855" officeooo:paragraph-rsid="006bc855"/>
    </style:style>
    <style:style style:name="P69" style:family="paragraph" style:parent-style-name="Standard">
      <style:paragraph-properties fo:text-align="justify" style:justify-single-word="false"/>
      <style:text-properties officeooo:rsid="006bc855" officeooo:paragraph-rsid="007d74fc"/>
    </style:style>
    <style:style style:name="P70" style:family="paragraph" style:parent-style-name="Standard">
      <style:paragraph-properties fo:text-align="justify" style:justify-single-word="false"/>
      <style:text-properties officeooo:rsid="006bc855" officeooo:paragraph-rsid="00812a63"/>
    </style:style>
    <style:style style:name="P71" style:family="paragraph" style:parent-style-name="Standard">
      <style:text-properties officeooo:rsid="006bc855" officeooo:paragraph-rsid="006bc855"/>
    </style:style>
    <style:style style:name="P72" style:family="paragraph" style:parent-style-name="Standard">
      <style:paragraph-properties fo:text-align="justify" style:justify-single-word="false"/>
      <style:text-properties officeooo:rsid="006ce8d1" officeooo:paragraph-rsid="006ce8d1"/>
    </style:style>
    <style:style style:name="P73" style:family="paragraph" style:parent-style-name="Standard">
      <style:paragraph-properties fo:text-align="justify" style:justify-single-word="false"/>
      <style:text-properties officeooo:rsid="006ce8d1" officeooo:paragraph-rsid="007493a4"/>
    </style:style>
    <style:style style:name="P74" style:family="paragraph" style:parent-style-name="Standard">
      <style:paragraph-properties fo:text-align="justify" style:justify-single-word="false"/>
      <style:text-properties officeooo:rsid="007493a4" officeooo:paragraph-rsid="007493a4"/>
    </style:style>
    <style:style style:name="P75" style:family="paragraph" style:parent-style-name="Standard">
      <style:text-properties officeooo:rsid="00755432"/>
    </style:style>
    <style:style style:name="P76" style:family="paragraph" style:parent-style-name="Standard">
      <style:paragraph-properties fo:text-align="justify" style:justify-single-word="false"/>
      <style:text-properties officeooo:rsid="00755432" officeooo:paragraph-rsid="00755432"/>
    </style:style>
    <style:style style:name="P77" style:family="paragraph" style:parent-style-name="Standard">
      <style:text-properties officeooo:rsid="007bc5d0" officeooo:paragraph-rsid="007bc5d0"/>
    </style:style>
    <style:style style:name="P78" style:family="paragraph" style:parent-style-name="Standard">
      <style:text-properties officeooo:rsid="007c4f27" officeooo:paragraph-rsid="007c4f27"/>
    </style:style>
    <style:style style:name="P79" style:family="paragraph" style:parent-style-name="Standard">
      <style:paragraph-properties fo:text-align="justify" style:justify-single-word="false"/>
      <style:text-properties officeooo:rsid="007d74fc" officeooo:paragraph-rsid="007d74fc"/>
    </style:style>
    <style:style style:name="P80" style:family="paragraph" style:parent-style-name="Standard">
      <style:paragraph-properties fo:text-align="justify" style:justify-single-word="false"/>
      <style:text-properties officeooo:rsid="007deb7f" officeooo:paragraph-rsid="007deb7f"/>
    </style:style>
    <style:style style:name="P81" style:family="paragraph" style:parent-style-name="Standard">
      <style:text-properties officeooo:paragraph-rsid="0090c7dc"/>
    </style:style>
    <style:style style:name="P82" style:family="paragraph" style:parent-style-name="Standard">
      <style:paragraph-properties fo:text-align="justify" style:justify-single-word="false"/>
      <style:text-properties officeooo:rsid="002c1070" officeooo:paragraph-rsid="002c1070"/>
    </style:style>
    <style:style style:name="P83" style:family="paragraph" style:parent-style-name="Standard">
      <style:paragraph-properties fo:text-align="justify" style:justify-single-word="false"/>
      <style:text-properties officeooo:rsid="0094841d" officeooo:paragraph-rsid="0094841d"/>
    </style:style>
    <style:style style:name="P84" style:family="paragraph" style:parent-style-name="Standard">
      <style:paragraph-properties fo:text-align="justify" style:justify-single-word="false"/>
      <style:text-properties officeooo:rsid="0096cb45" officeooo:paragraph-rsid="0096cb45"/>
    </style:style>
    <style:style style:name="P85" style:family="paragraph" style:parent-style-name="Standard">
      <style:paragraph-properties fo:text-align="justify" style:justify-single-word="false"/>
      <style:text-properties officeooo:rsid="00990fbf" officeooo:paragraph-rsid="00990fbf"/>
    </style:style>
    <style:style style:name="P86" style:family="paragraph" style:parent-style-name="Standard">
      <style:paragraph-properties fo:text-align="justify" style:justify-single-word="false"/>
      <style:text-properties officeooo:rsid="0099270f" officeooo:paragraph-rsid="0099270f"/>
    </style:style>
    <style:style style:name="P87" style:family="paragraph" style:parent-style-name="Standard">
      <style:paragraph-properties fo:text-align="justify" style:justify-single-word="false"/>
      <style:text-properties officeooo:rsid="009fedc1" officeooo:paragraph-rsid="009fedc1"/>
    </style:style>
    <style:style style:name="P88" style:family="paragraph" style:parent-style-name="Standard">
      <style:paragraph-properties fo:text-align="justify" style:justify-single-word="false"/>
      <style:text-properties officeooo:rsid="00a18a4f" officeooo:paragraph-rsid="00a18a4f"/>
    </style:style>
    <style:style style:name="P89" style:family="paragraph" style:parent-style-name="Standard">
      <style:paragraph-properties fo:text-align="justify" style:justify-single-word="false"/>
      <style:text-properties officeooo:rsid="00a3a50c" officeooo:paragraph-rsid="00a59e94"/>
    </style:style>
    <style:style style:name="P90" style:family="paragraph" style:parent-style-name="Standard">
      <style:paragraph-properties fo:text-align="justify" style:justify-single-word="false"/>
      <style:text-properties officeooo:rsid="00a99813" officeooo:paragraph-rsid="00ad47a1"/>
    </style:style>
    <style:style style:name="P91" style:family="paragraph" style:parent-style-name="Standard">
      <style:paragraph-properties fo:text-align="justify" style:justify-single-word="false"/>
      <style:text-properties officeooo:rsid="00ad47a1" officeooo:paragraph-rsid="00ad47a1"/>
    </style:style>
    <style:style style:name="P92" style:family="paragraph" style:parent-style-name="Standard">
      <style:paragraph-properties fo:text-align="justify" style:justify-single-word="false"/>
      <style:text-properties officeooo:rsid="0091f516" officeooo:paragraph-rsid="0091f516"/>
    </style:style>
    <style:style style:name="P93" style:family="paragraph" style:parent-style-name="Standard">
      <style:paragraph-properties fo:text-align="justify" style:justify-single-word="false"/>
      <style:text-properties officeooo:rsid="00add6fc" officeooo:paragraph-rsid="00add6fc"/>
    </style:style>
    <style:style style:name="P94" style:family="paragraph" style:parent-style-name="Standard">
      <style:paragraph-properties fo:text-align="justify" style:justify-single-word="false"/>
      <style:text-properties officeooo:rsid="00aef9c3" officeooo:paragraph-rsid="00aef9c3"/>
    </style:style>
    <style:style style:name="P95" style:family="paragraph" style:parent-style-name="Standard">
      <style:paragraph-properties fo:text-align="justify" style:justify-single-word="false"/>
      <style:text-properties officeooo:rsid="00b31061" officeooo:paragraph-rsid="00b31061"/>
    </style:style>
    <style:style style:name="P96" style:family="paragraph" style:parent-style-name="Standard">
      <style:paragraph-properties fo:text-align="justify" style:justify-single-word="false"/>
      <style:text-properties officeooo:rsid="00b31061" officeooo:paragraph-rsid="00b39b82"/>
    </style:style>
    <style:style style:name="P97" style:family="paragraph" style:parent-style-name="Standard">
      <style:paragraph-properties fo:text-align="justify" style:justify-single-word="false"/>
      <style:text-properties officeooo:rsid="00b60888" officeooo:paragraph-rsid="00b60888"/>
    </style:style>
    <style:style style:name="P98" style:family="paragraph" style:parent-style-name="Standard">
      <style:paragraph-properties fo:text-align="justify" style:justify-single-word="false"/>
      <style:text-properties officeooo:rsid="00b691ea" officeooo:paragraph-rsid="00b691ea"/>
    </style:style>
    <style:style style:name="P99" style:family="paragraph" style:parent-style-name="Standard">
      <style:paragraph-properties fo:text-align="justify" style:justify-single-word="false"/>
      <style:text-properties officeooo:rsid="00b6aca7" officeooo:paragraph-rsid="00b6aca7"/>
    </style:style>
    <style:style style:name="P100" style:family="paragraph" style:parent-style-name="Standard">
      <style:paragraph-properties fo:text-align="justify" style:justify-single-word="false"/>
      <style:text-properties officeooo:rsid="00b988bd" officeooo:paragraph-rsid="00b988bd"/>
    </style:style>
    <style:style style:name="P101" style:family="paragraph" style:parent-style-name="Standard">
      <style:paragraph-properties fo:text-align="justify" style:justify-single-word="false"/>
      <style:text-properties officeooo:rsid="00ba3995" officeooo:paragraph-rsid="00ba3995"/>
    </style:style>
    <style:style style:name="P102" style:family="paragraph" style:parent-style-name="Standard">
      <style:paragraph-properties fo:text-align="justify" style:justify-single-word="false"/>
      <style:text-properties officeooo:rsid="00c62292" officeooo:paragraph-rsid="00c62292"/>
    </style:style>
    <style:style style:name="P103" style:family="paragraph" style:parent-style-name="Standard">
      <style:paragraph-properties fo:text-align="justify" style:justify-single-word="false"/>
      <style:text-properties officeooo:rsid="00c4ee43" officeooo:paragraph-rsid="00c4ee43"/>
    </style:style>
    <style:style style:name="P104" style:family="paragraph" style:parent-style-name="Standard">
      <style:paragraph-properties fo:text-align="justify" style:justify-single-word="false"/>
      <style:text-properties officeooo:rsid="00c760d2" officeooo:paragraph-rsid="00c760d2"/>
    </style:style>
    <style:style style:name="P105" style:family="paragraph" style:parent-style-name="Standard">
      <style:paragraph-properties fo:text-align="justify" style:justify-single-word="false"/>
      <style:text-properties officeooo:rsid="00c8f6ab" officeooo:paragraph-rsid="00c8f6ab"/>
    </style:style>
    <style:style style:name="P106" style:family="paragraph" style:parent-style-name="Standard">
      <style:paragraph-properties fo:text-align="justify" style:justify-single-word="false"/>
      <style:text-properties officeooo:rsid="00cac6da" officeooo:paragraph-rsid="00cac6da"/>
    </style:style>
    <style:style style:name="P107" style:family="paragraph" style:parent-style-name="Standard">
      <style:paragraph-properties fo:text-align="justify" style:justify-single-word="false"/>
      <style:text-properties officeooo:rsid="00cad21d" officeooo:paragraph-rsid="00cad21d"/>
    </style:style>
    <style:style style:name="P108" style:family="paragraph" style:parent-style-name="Standard">
      <style:paragraph-properties fo:text-align="justify" style:justify-single-word="false"/>
      <style:text-properties officeooo:rsid="00cce731" officeooo:paragraph-rsid="00cce731"/>
    </style:style>
    <style:style style:name="P109" style:family="paragraph" style:parent-style-name="Standard">
      <style:paragraph-properties fo:text-align="justify" style:justify-single-word="false"/>
      <style:text-properties officeooo:rsid="00cdc97c" officeooo:paragraph-rsid="00cdc97c"/>
    </style:style>
    <style:style style:name="P110" style:family="paragraph" style:parent-style-name="Standard">
      <style:paragraph-properties fo:text-align="justify" style:justify-single-word="false"/>
      <style:text-properties officeooo:rsid="00d00bd4" officeooo:paragraph-rsid="00d00bd4"/>
    </style:style>
    <style:style style:name="P111" style:family="paragraph" style:parent-style-name="Standard">
      <style:paragraph-properties fo:text-align="justify" style:justify-single-word="false"/>
      <style:text-properties officeooo:rsid="00d281c0" officeooo:paragraph-rsid="00d281c0"/>
    </style:style>
    <style:style style:name="P112" style:family="paragraph" style:parent-style-name="Standard">
      <style:paragraph-properties fo:text-align="justify" style:justify-single-word="false" fo:break-before="page"/>
    </style:style>
    <style:style style:name="P113" style:family="paragraph" style:parent-style-name="Standard">
      <style:paragraph-properties fo:text-align="start" style:justify-single-word="false" fo:break-before="page"/>
      <style:text-properties fo:font-weight="bold" style:font-weight-asian="bold" style:font-weight-complex="bold"/>
    </style:style>
    <style:style style:name="P114"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115" style:family="paragraph" style:parent-style-name="Standard">
      <style:paragraph-properties fo:text-align="justify" style:justify-single-word="false" fo:break-before="page"/>
      <style:text-properties officeooo:rsid="006ce8d1" officeooo:paragraph-rsid="00755432"/>
    </style:style>
    <style:style style:name="P116" style:family="paragraph" style:parent-style-name="Standard">
      <style:paragraph-properties fo:text-align="justify" style:justify-single-word="false" fo:break-before="page"/>
      <style:text-properties officeooo:rsid="00a59e94" officeooo:paragraph-rsid="00a59e94"/>
    </style:style>
    <style:style style:name="P117" style:family="paragraph" style:parent-style-name="Code_20_block">
      <style:paragraph-properties fo:break-before="page"/>
    </style:style>
    <style:style style:name="P118" style:family="paragraph" style:parent-style-name="Code_20_block">
      <style:text-properties fo:color="#008000"/>
    </style:style>
    <style:style style:name="P119" style:family="paragraph" style:parent-style-name="Code_20_block">
      <style:text-properties fo:color="#008000" fo:font-weight="normal" officeooo:paragraph-rsid="0090c7dc" style:font-weight-asian="normal" style:font-weight-complex="normal"/>
    </style:style>
    <style:style style:name="P120" style:family="paragraph" style:parent-style-name="Code_20_block">
      <style:text-properties fo:color="#008000" officeooo:rsid="00528047"/>
    </style:style>
    <style:style style:name="P121" style:family="paragraph" style:parent-style-name="Code_20_block">
      <style:text-properties fo:color="#008000" officeooo:rsid="005507df"/>
    </style:style>
    <style:style style:name="P122" style:family="paragraph" style:parent-style-name="Code_20_block">
      <style:text-properties fo:color="#008000" officeooo:rsid="005507df" officeooo:paragraph-rsid="005507df"/>
    </style:style>
    <style:style style:name="P123" style:family="paragraph" style:parent-style-name="Code_20_block">
      <style:text-properties fo:color="#008000" officeooo:rsid="005507df" officeooo:paragraph-rsid="0055d704"/>
    </style:style>
    <style:style style:name="P124" style:family="paragraph" style:parent-style-name="Code_20_block">
      <style:text-properties fo:color="#008000" officeooo:rsid="0056dc60" officeooo:paragraph-rsid="0056dc60"/>
    </style:style>
    <style:style style:name="P125" style:family="paragraph" style:parent-style-name="Code_20_block">
      <style:text-properties fo:color="#008000" officeooo:rsid="0059317a"/>
    </style:style>
    <style:style style:name="P126" style:family="paragraph" style:parent-style-name="Code_20_block">
      <style:text-properties fo:color="#008000" officeooo:rsid="0059317a" officeooo:paragraph-rsid="0059317a"/>
    </style:style>
    <style:style style:name="P127" style:family="paragraph" style:parent-style-name="Code_20_block">
      <style:text-properties fo:color="#008000" officeooo:rsid="0059317a" officeooo:paragraph-rsid="005aa935"/>
    </style:style>
    <style:style style:name="P128" style:family="paragraph" style:parent-style-name="Code_20_block">
      <style:text-properties fo:color="#008000" officeooo:rsid="006ce8d1"/>
    </style:style>
    <style:style style:name="P129" style:family="paragraph" style:parent-style-name="Code_20_block">
      <style:text-properties fo:color="#008000" officeooo:rsid="007c4f27"/>
    </style:style>
    <style:style style:name="P130" style:family="paragraph" style:parent-style-name="Code_20_block">
      <style:text-properties fo:color="#008000" officeooo:rsid="007d74fc"/>
    </style:style>
    <style:style style:name="P131" style:family="paragraph" style:parent-style-name="Code_20_block">
      <style:text-properties fo:color="#008000" officeooo:rsid="007deb7f"/>
    </style:style>
    <style:style style:name="P132" style:family="paragraph" style:parent-style-name="Code_20_block">
      <style:text-properties fo:color="#008000" officeooo:paragraph-rsid="0090c7dc"/>
    </style:style>
    <style:style style:name="P133" style:family="paragraph" style:parent-style-name="Code_20_block">
      <style:text-properties fo:color="#008000" officeooo:rsid="0055d704" officeooo:paragraph-rsid="0055d704"/>
    </style:style>
    <style:style style:name="P134" style:family="paragraph" style:parent-style-name="Code_20_block">
      <style:text-properties fo:font-weight="normal" officeooo:paragraph-rsid="0090c7dc" style:font-weight-asian="normal" style:font-weight-complex="normal"/>
    </style:style>
    <style:style style:name="P135" style:family="paragraph" style:parent-style-name="Code_20_block">
      <style:paragraph-properties fo:text-align="justify" style:justify-single-word="false"/>
    </style:style>
    <style:style style:name="P136" style:family="paragraph" style:parent-style-name="Code_20_block">
      <style:paragraph-properties fo:text-align="justify" style:justify-single-word="false"/>
      <style:text-properties officeooo:paragraph-rsid="0090c7dc"/>
    </style:style>
    <style:style style:name="P137" style:family="paragraph" style:parent-style-name="Code_20_block">
      <style:text-properties officeooo:paragraph-rsid="001c8943"/>
    </style:style>
    <style:style style:name="P138" style:family="paragraph" style:parent-style-name="Code_20_block">
      <style:text-properties officeooo:rsid="001c8943"/>
    </style:style>
    <style:style style:name="P139" style:family="paragraph" style:parent-style-name="Code_20_block">
      <style:text-properties officeooo:rsid="001a40c8"/>
    </style:style>
    <style:style style:name="P140" style:family="paragraph" style:parent-style-name="Code_20_block">
      <style:text-properties officeooo:rsid="001a40c8" officeooo:paragraph-rsid="001a40c8"/>
    </style:style>
    <style:style style:name="P141" style:family="paragraph" style:parent-style-name="Code_20_block">
      <style:text-properties officeooo:rsid="00248e0c"/>
    </style:style>
    <style:style style:name="P142" style:family="paragraph" style:parent-style-name="Code_20_block">
      <style:text-properties officeooo:rsid="0026484a"/>
    </style:style>
    <style:style style:name="P143" style:family="paragraph" style:parent-style-name="Code_20_block">
      <style:text-properties officeooo:rsid="002e1562"/>
    </style:style>
    <style:style style:name="P144" style:family="paragraph" style:parent-style-name="Code_20_block">
      <style:text-properties officeooo:rsid="002e1562" officeooo:paragraph-rsid="00306722"/>
    </style:style>
    <style:style style:name="P145" style:family="paragraph" style:parent-style-name="Code_20_block">
      <style:text-properties officeooo:rsid="0034057d" officeooo:paragraph-rsid="0090c7dc"/>
    </style:style>
    <style:style style:name="P146" style:family="paragraph" style:parent-style-name="Code_20_block">
      <style:text-properties officeooo:rsid="00332915" officeooo:paragraph-rsid="0090c7dc"/>
    </style:style>
    <style:style style:name="P147" style:family="paragraph" style:parent-style-name="Code_20_block">
      <style:text-properties officeooo:paragraph-rsid="003e84e4"/>
    </style:style>
    <style:style style:name="P148" style:family="paragraph" style:parent-style-name="Code_20_block">
      <style:text-properties officeooo:paragraph-rsid="003fa906"/>
    </style:style>
    <style:style style:name="P149" style:family="paragraph" style:parent-style-name="Code_20_block">
      <style:text-properties officeooo:rsid="0045f55f"/>
    </style:style>
    <style:style style:name="P150" style:family="paragraph" style:parent-style-name="Code_20_block">
      <style:text-properties officeooo:rsid="004e9309"/>
    </style:style>
    <style:style style:name="P151" style:family="paragraph" style:parent-style-name="Code_20_block">
      <style:text-properties officeooo:rsid="004e9309" officeooo:paragraph-rsid="004e9309"/>
    </style:style>
    <style:style style:name="P152" style:family="paragraph" style:parent-style-name="Code_20_block">
      <style:text-properties officeooo:rsid="0050a4de"/>
    </style:style>
    <style:style style:name="P153" style:family="paragraph" style:parent-style-name="Code_20_block">
      <style:text-properties officeooo:rsid="00528047"/>
    </style:style>
    <style:style style:name="P154" style:family="paragraph" style:parent-style-name="Code_20_block">
      <style:text-properties officeooo:rsid="00528047" officeooo:paragraph-rsid="006aa10a"/>
    </style:style>
    <style:style style:name="P155" style:family="paragraph" style:parent-style-name="Code_20_block">
      <style:text-properties officeooo:rsid="00528047" officeooo:paragraph-rsid="006ad288"/>
    </style:style>
    <style:style style:name="P156" style:family="paragraph" style:parent-style-name="Code_20_block">
      <style:text-properties officeooo:rsid="005507df"/>
    </style:style>
    <style:style style:name="P157" style:family="paragraph" style:parent-style-name="Code_20_block">
      <style:text-properties officeooo:rsid="0059317a"/>
    </style:style>
    <style:style style:name="P158" style:family="paragraph" style:parent-style-name="Code_20_block">
      <style:text-properties officeooo:rsid="005e709b"/>
    </style:style>
    <style:style style:name="P159" style:family="paragraph" style:parent-style-name="Code_20_block">
      <style:text-properties officeooo:paragraph-rsid="0063c6ad"/>
    </style:style>
    <style:style style:name="P160" style:family="paragraph" style:parent-style-name="Code_20_block">
      <style:text-properties officeooo:rsid="00609497"/>
    </style:style>
    <style:style style:name="P161" style:family="paragraph" style:parent-style-name="Code_20_block">
      <style:text-properties officeooo:rsid="0063c6ad"/>
    </style:style>
    <style:style style:name="P162" style:family="paragraph" style:parent-style-name="Code_20_block">
      <style:text-properties officeooo:rsid="00642854"/>
    </style:style>
    <style:style style:name="P163" style:family="paragraph" style:parent-style-name="Code_20_block">
      <style:text-properties officeooo:rsid="00642854" officeooo:paragraph-rsid="00642854"/>
    </style:style>
    <style:style style:name="P164" style:family="paragraph" style:parent-style-name="Code_20_block">
      <style:text-properties officeooo:rsid="00642854" officeooo:paragraph-rsid="0064d9fb"/>
    </style:style>
    <style:style style:name="P165" style:family="paragraph" style:parent-style-name="Code_20_block">
      <style:text-properties officeooo:paragraph-rsid="006ce8d1"/>
    </style:style>
    <style:style style:name="P166" style:family="paragraph" style:parent-style-name="Code_20_block">
      <style:text-properties officeooo:rsid="006ce8d1"/>
    </style:style>
    <style:style style:name="P167" style:family="paragraph" style:parent-style-name="Code_20_block">
      <style:text-properties officeooo:rsid="006ce8d1" officeooo:paragraph-rsid="0070305b"/>
    </style:style>
    <style:style style:name="P168" style:family="paragraph" style:parent-style-name="Code_20_block">
      <style:text-properties officeooo:rsid="007493a4"/>
    </style:style>
    <style:style style:name="P169" style:family="paragraph" style:parent-style-name="Code_20_block">
      <style:text-properties officeooo:rsid="00755432"/>
    </style:style>
    <style:style style:name="P170" style:family="paragraph" style:parent-style-name="Code_20_block">
      <style:text-properties officeooo:rsid="00769e2d"/>
    </style:style>
    <style:style style:name="P171" style:family="paragraph" style:parent-style-name="Code_20_block">
      <style:text-properties officeooo:rsid="00769e2d" officeooo:paragraph-rsid="0079d91a"/>
    </style:style>
    <style:style style:name="P172" style:family="paragraph" style:parent-style-name="Code_20_block">
      <style:text-properties officeooo:rsid="007c4f27"/>
    </style:style>
    <style:style style:name="P173" style:family="paragraph" style:parent-style-name="Code_20_block">
      <style:text-properties officeooo:rsid="007d74fc"/>
    </style:style>
    <style:style style:name="P174" style:family="paragraph" style:parent-style-name="Code_20_block">
      <style:text-properties officeooo:rsid="007deb7f"/>
    </style:style>
    <style:style style:name="P175" style:family="paragraph" style:parent-style-name="Code_20_block">
      <style:text-properties officeooo:paragraph-rsid="0090c7dc"/>
    </style:style>
    <style:style style:name="P176" style:family="paragraph" style:parent-style-name="Code_20_block">
      <style:text-properties officeooo:paragraph-rsid="0096cb45"/>
    </style:style>
    <style:style style:name="P177" style:family="paragraph" style:parent-style-name="Code_20_block">
      <style:text-properties fo:color="#006600"/>
    </style:style>
    <style:style style:name="P178" style:family="paragraph" style:parent-style-name="Code_20_block">
      <style:text-properties fo:color="#006600" officeooo:paragraph-rsid="009ff88f"/>
    </style:style>
    <style:style style:name="P179" style:family="paragraph" style:parent-style-name="Code_20_block">
      <style:text-properties officeooo:paragraph-rsid="0099270f"/>
    </style:style>
    <style:style style:name="P180" style:family="paragraph" style:parent-style-name="Code_20_block">
      <style:text-properties officeooo:paragraph-rsid="009fedc1"/>
    </style:style>
    <style:style style:name="P181" style:family="paragraph" style:parent-style-name="Code_20_block">
      <style:text-properties officeooo:paragraph-rsid="009ff88f"/>
    </style:style>
    <style:style style:name="P182" style:family="paragraph" style:parent-style-name="Code_20_block">
      <style:text-properties officeooo:paragraph-rsid="00cce731"/>
    </style:style>
    <style:style style:name="P183" style:family="paragraph" style:parent-style-name="Code_20_block">
      <style:text-properties officeooo:paragraph-rsid="00cdc97c"/>
    </style:style>
    <style:style style:name="P184" style:family="paragraph" style:parent-style-name="Table_20_Contents">
      <style:paragraph-properties fo:text-align="center" style:justify-single-word="false"/>
      <style:text-properties officeooo:paragraph-rsid="0090c7dc"/>
    </style:style>
    <style:style style:name="P185" style:family="paragraph" style:parent-style-name="Table_20_Contents">
      <style:paragraph-properties fo:text-align="center" style:justify-single-word="false"/>
      <style:text-properties style:font-name="Courier New1" officeooo:paragraph-rsid="0090c7dc"/>
    </style:style>
    <style:style style:name="P186" style:family="paragraph" style:parent-style-name="Standard" style:list-style-name="List_20_2"/>
    <style:style style:name="P187" style:family="paragraph" style:parent-style-name="Standard" style:list-style-name="List_20_2">
      <style:text-properties officeooo:paragraph-rsid="003e84e4"/>
    </style:style>
    <style:style style:name="P188" style:family="paragraph" style:parent-style-name="Standard" style:list-style-name="List_20_2">
      <style:paragraph-properties fo:text-align="justify" style:justify-single-word="false"/>
      <style:text-properties fo:font-weight="normal" style:font-weight-asian="normal" style:font-weight-complex="normal"/>
    </style:style>
    <style:style style:name="P189" style:family="paragraph" style:parent-style-name="Standard" style:list-style-name="List_20_2">
      <style:paragraph-properties fo:text-align="justify" style:justify-single-word="false"/>
      <style:text-properties fo:font-weight="normal" officeooo:paragraph-rsid="0090c7dc" style:font-weight-asian="normal" style:font-weight-complex="normal"/>
    </style:style>
    <style:style style:name="P190" style:family="paragraph" style:parent-style-name="Standard" style:list-style-name="List_20_2">
      <style:paragraph-properties fo:text-align="justify" style:justify-single-word="false"/>
    </style:style>
    <style:style style:name="P191" style:family="paragraph" style:parent-style-name="Standard" style:list-style-name="List_20_2">
      <style:paragraph-properties fo:text-align="justify" style:justify-single-word="false"/>
      <style:text-properties officeooo:paragraph-rsid="002c1070"/>
    </style:style>
    <style:style style:name="P192" style:family="paragraph" style:parent-style-name="Standard" style:list-style-name="List_20_2">
      <style:paragraph-properties fo:text-align="justify" style:justify-single-word="false"/>
      <style:text-properties officeooo:paragraph-rsid="00642854"/>
    </style:style>
    <style:style style:name="P193" style:family="paragraph" style:parent-style-name="Standard" style:list-style-name="List_20_1">
      <style:paragraph-properties fo:text-align="justify" style:justify-single-word="false"/>
      <style:text-properties officeooo:paragraph-rsid="0045f55f"/>
    </style:style>
    <style:style style:name="P194" style:family="paragraph" style:parent-style-name="Standard" style:list-style-name="List_20_1"/>
    <style:style style:name="P195" style:family="paragraph" style:parent-style-name="Standard" style:list-style-name="List_20_1">
      <style:paragraph-properties fo:text-align="justify" style:justify-single-word="false"/>
      <style:text-properties officeooo:rsid="001ad4c5" officeooo:paragraph-rsid="001ad4c5"/>
    </style:style>
    <style:style style:name="P196" style:family="paragraph" style:parent-style-name="Standard" style:list-style-name="List_20_2">
      <style:paragraph-properties fo:text-align="justify" style:justify-single-word="false"/>
      <style:text-properties officeooo:rsid="00248e0c" officeooo:paragraph-rsid="002c1070"/>
    </style:style>
    <style:style style:name="P197" style:family="paragraph" style:parent-style-name="Standard" style:list-style-name="List_20_2">
      <style:paragraph-properties fo:text-align="justify" style:justify-single-word="false"/>
      <style:text-properties officeooo:rsid="00248e0c" officeooo:paragraph-rsid="00642854"/>
    </style:style>
    <style:style style:name="P198" style:family="paragraph" style:parent-style-name="Standard" style:list-style-name="List_20_1">
      <style:paragraph-properties fo:text-align="justify" style:justify-single-word="false"/>
      <style:text-properties officeooo:rsid="0045f55f" officeooo:paragraph-rsid="0045f55f"/>
    </style:style>
    <style:style style:name="P199" style:family="paragraph" style:parent-style-name="Standard" style:list-style-name="List_20_1">
      <style:paragraph-properties fo:text-align="justify" style:justify-single-word="false"/>
      <style:text-properties officeooo:rsid="00b988bd" officeooo:paragraph-rsid="00b988bd"/>
    </style:style>
    <style:style style:name="P200" style:family="paragraph" style:parent-style-name="Standard">
      <style:paragraph-properties fo:text-align="justify" style:justify-single-word="false"/>
      <style:text-properties officeooo:rsid="009fedc1" officeooo:paragraph-rsid="00d6685a"/>
    </style:style>
    <style:style style:name="P201" style:family="paragraph" style:parent-style-name="Standard">
      <style:paragraph-properties fo:text-align="justify" style:justify-single-word="false"/>
      <style:text-properties officeooo:rsid="0094841d" officeooo:paragraph-rsid="00d6685a"/>
    </style:style>
    <style:style style:name="P202" style:family="paragraph" style:parent-style-name="Standard">
      <style:paragraph-properties fo:text-align="justify" style:justify-single-word="false"/>
      <style:text-properties officeooo:rsid="0096cb45" officeooo:paragraph-rsid="00d6685a"/>
    </style:style>
    <style:style style:name="P203" style:family="paragraph" style:parent-style-name="Heading_20_1" style:master-page-name="Standard">
      <style:paragraph-properties style:page-number="auto"/>
    </style:style>
    <style:style style:name="P204" style:family="paragraph" style:parent-style-name="Heading_20_2">
      <style:paragraph-properties fo:break-before="page"/>
    </style:style>
    <style:style style:name="P205" style:family="paragraph" style:parent-style-name="Heading_20_2">
      <style:paragraph-properties fo:break-before="page"/>
      <style:text-properties officeooo:paragraph-rsid="0091f516"/>
    </style:style>
    <style:style style:name="P206" style:family="paragraph" style:parent-style-name="Heading_20_3">
      <style:paragraph-properties fo:break-before="page"/>
    </style:style>
    <style:style style:name="P207" style:family="paragraph" style:parent-style-name="Code_20_block">
      <style:text-properties officeooo:paragraph-rsid="00d6685a"/>
    </style:style>
    <style:style style:name="P208" style:family="paragraph" style:parent-style-name="Heading_20_4">
      <style:text-properties officeooo:paragraph-rsid="0090c7dc"/>
    </style:style>
    <style:style style:name="P209" style:family="paragraph" style:parent-style-name="Heading_20_4">
      <style:text-properties fo:font-style="normal" officeooo:rsid="00387dae" officeooo:paragraph-rsid="0090c7dc" style:font-style-asian="normal" style:font-style-complex="normal"/>
    </style:style>
    <style:style style:name="P210" style:family="paragraph" style:parent-style-name="Heading_20_4">
      <style:text-properties officeooo:rsid="006bc855"/>
    </style:style>
    <style:style style:name="P211"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22c4e0" style:font-style-asian="italic" style:font-style-complex="italic"/>
    </style:style>
    <style:style style:name="T10" style:family="text">
      <style:text-properties fo:font-style="italic" officeooo:rsid="00332915"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b39b82" style:font-style-asian="italic" style:font-weight-asian="bold" style:font-style-complex="italic" style:font-weight-complex="bold"/>
    </style:style>
    <style:style style:name="T13" style:family="text">
      <style:text-properties fo:font-style="italic" fo:font-weight="normal" officeooo:rsid="00332915" style:font-style-asian="italic" style:font-weight-asian="normal" style:font-style-complex="italic" style:font-weight-complex="normal"/>
    </style:style>
    <style:style style:name="T14" style:family="text">
      <style:text-properties fo:font-style="italic" fo:font-weight="normal" officeooo:rsid="0034057d" style:font-style-asian="italic" style:font-weight-asian="normal" style:font-style-complex="italic" style:font-weight-complex="normal"/>
    </style:style>
    <style:style style:name="T15" style:family="text">
      <style:text-properties fo:font-style="italic" fo:font-weight="normal" officeooo:rsid="003b45d1" style:font-style-asian="italic" style:font-weight-asian="normal" style:font-style-complex="italic" style:font-weight-complex="normal"/>
    </style:style>
    <style:style style:name="T16" style:family="text">
      <style:text-properties fo:color="#008000"/>
    </style:style>
    <style:style style:name="T17" style:family="text">
      <style:text-properties fo:color="#008000" fo:font-weight="normal" style:font-weight-asian="normal" style:font-weight-complex="normal"/>
    </style:style>
    <style:style style:name="T18" style:family="text">
      <style:text-properties fo:color="#008000" officeooo:rsid="001a40c8"/>
    </style:style>
    <style:style style:name="T19" style:family="text">
      <style:text-properties fo:color="#008000" officeooo:rsid="001c8943"/>
    </style:style>
    <style:style style:name="T20" style:family="text">
      <style:text-properties fo:color="#008000" officeooo:rsid="00248e0c"/>
    </style:style>
    <style:style style:name="T21" style:family="text">
      <style:text-properties fo:color="#008000" officeooo:rsid="0026484a"/>
    </style:style>
    <style:style style:name="T22" style:family="text">
      <style:text-properties fo:color="#008000" officeooo:rsid="00332915"/>
    </style:style>
    <style:style style:name="T23" style:family="text">
      <style:text-properties fo:color="#008000" officeooo:rsid="0034057d"/>
    </style:style>
    <style:style style:name="T24" style:family="text">
      <style:text-properties fo:color="#008000" officeooo:rsid="0045f55f"/>
    </style:style>
    <style:style style:name="T25" style:family="text">
      <style:text-properties fo:color="#008000" officeooo:rsid="004e9309"/>
    </style:style>
    <style:style style:name="T26" style:family="text">
      <style:text-properties fo:color="#008000" officeooo:rsid="0050a4de"/>
    </style:style>
    <style:style style:name="T27" style:family="text">
      <style:text-properties fo:color="#008000" officeooo:rsid="00528047"/>
    </style:style>
    <style:style style:name="T28" style:family="text">
      <style:text-properties fo:color="#008000" officeooo:rsid="005c587e"/>
    </style:style>
    <style:style style:name="T29" style:family="text">
      <style:text-properties fo:color="#008000" officeooo:rsid="00609497"/>
    </style:style>
    <style:style style:name="T30" style:family="text">
      <style:text-properties fo:color="#008000" officeooo:rsid="0063c6ad"/>
    </style:style>
    <style:style style:name="T31" style:family="text">
      <style:text-properties fo:color="#008000" officeooo:rsid="006ce8d1"/>
    </style:style>
    <style:style style:name="T32" style:family="text">
      <style:text-properties fo:color="#008000" officeooo:rsid="006e4edc"/>
    </style:style>
    <style:style style:name="T33" style:family="text">
      <style:text-properties fo:color="#008000" officeooo:rsid="0071bbf1"/>
    </style:style>
    <style:style style:name="T34" style:family="text">
      <style:text-properties fo:color="#008000" officeooo:rsid="007493a4"/>
    </style:style>
    <style:style style:name="T35" style:family="text">
      <style:text-properties fo:color="#008000" officeooo:rsid="00755432"/>
    </style:style>
    <style:style style:name="T36" style:family="text">
      <style:text-properties fo:color="#008000" officeooo:rsid="00769e2d"/>
    </style:style>
    <style:style style:name="T37" style:family="text">
      <style:text-properties fo:color="#008000" officeooo:rsid="00850990"/>
    </style:style>
    <style:style style:name="T38" style:family="text">
      <style:text-properties fo:color="#008000" officeooo:rsid="0086ba63"/>
    </style:style>
    <style:style style:name="T39" style:family="text">
      <style:text-properties fo:color="#008000" officeooo:rsid="0088bf12"/>
    </style:style>
    <style:style style:name="T40" style:family="text">
      <style:text-properties fo:color="#008000" officeooo:rsid="00c760d2"/>
    </style:style>
    <style:style style:name="T41" style:family="text">
      <style:text-properties fo:color="#008000" officeooo:rsid="00cba551"/>
    </style:style>
    <style:style style:name="T42" style:family="text">
      <style:text-properties style:text-underline-style="solid" style:text-underline-width="auto" style:text-underline-color="font-color" fo:font-weight="bold" style:font-weight-asian="bold" style:font-weight-complex="bold"/>
    </style:style>
    <style:style style:name="T43" style:family="text">
      <style:text-properties style:text-underline-style="solid" style:text-underline-width="auto" style:text-underline-color="font-color" officeooo:rsid="00332915"/>
    </style:style>
    <style:style style:name="T44" style:family="text">
      <style:text-properties style:text-underline-style="solid" style:text-underline-width="auto" style:text-underline-color="font-color" officeooo:rsid="003b45d1"/>
    </style:style>
    <style:style style:name="T45" style:family="text">
      <style:text-properties style:text-position="-10% 85%"/>
    </style:style>
    <style:style style:name="T46" style:family="text">
      <style:text-properties fo:font-style="normal" style:font-style-asian="normal" style:font-style-complex="normal"/>
    </style:style>
    <style:style style:name="T47" style:family="text">
      <style:text-properties fo:font-style="normal" officeooo:rsid="003730f1" style:font-style-asian="normal" style:font-style-complex="normal"/>
    </style:style>
    <style:style style:name="T4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9" style:family="text">
      <style:text-properties fo:font-style="normal" style:text-underline-style="solid" style:text-underline-width="auto" style:text-underline-color="font-color" officeooo:rsid="00332915" style:font-style-asian="normal" style:font-style-complex="normal"/>
    </style:style>
    <style:style style:name="T50" style:family="text">
      <style:text-properties fo:font-style="normal" style:text-underline-style="solid" style:text-underline-width="auto" style:text-underline-color="font-color" officeooo:rsid="003b45d1" style:font-style-asian="normal" style:font-style-complex="normal"/>
    </style:style>
    <style:style style:name="T51" style:family="text">
      <style:text-properties fo:font-style="normal" fo:font-weight="normal" officeooo:rsid="00332915" style:font-style-asian="normal" style:font-weight-asian="normal" style:font-style-complex="normal" style:font-weight-complex="normal"/>
    </style:style>
    <style:style style:name="T52" style:family="text">
      <style:text-properties fo:font-weight="normal" style:font-weight-asian="normal" style:font-weight-complex="normal"/>
    </style:style>
    <style:style style:name="T53" style:family="text">
      <style:text-properties fo:font-weight="normal" officeooo:rsid="00332915" style:font-weight-asian="normal" style:font-weight-complex="normal"/>
    </style:style>
    <style:style style:name="T54" style:family="text">
      <style:text-properties fo:font-weight="normal" officeooo:rsid="00368219" style:font-weight-asian="normal" style:font-weight-complex="normal"/>
    </style:style>
    <style:style style:name="T55" style:family="text">
      <style:text-properties fo:color="#000000" style:font-name="Courier New1" fo:font-size="9pt" style:font-name-asian="Courier New1" style:font-size-asian="9pt" style:font-name-complex="Courier New1" style:font-size-complex="9pt"/>
    </style:style>
    <style:style style:name="T56" style:family="text">
      <style:text-properties officeooo:rsid="001a2c23"/>
    </style:style>
    <style:style style:name="T57" style:family="text">
      <style:text-properties officeooo:rsid="001a40c8"/>
    </style:style>
    <style:style style:name="T58" style:family="text">
      <style:text-properties officeooo:rsid="001c8943"/>
    </style:style>
    <style:style style:name="T59" style:family="text">
      <style:text-properties officeooo:rsid="0022c4e0"/>
    </style:style>
    <style:style style:name="T60" style:family="text">
      <style:text-properties officeooo:rsid="00248e0c"/>
    </style:style>
    <style:style style:name="T61" style:family="text">
      <style:text-properties officeooo:rsid="0026484a"/>
    </style:style>
    <style:style style:name="T62" style:family="text">
      <style:text-properties officeooo:rsid="002c1070"/>
    </style:style>
    <style:style style:name="T63" style:family="text">
      <style:text-properties officeooo:rsid="002f8517"/>
    </style:style>
    <style:style style:name="T64" style:family="text">
      <style:text-properties officeooo:rsid="00332915"/>
    </style:style>
    <style:style style:name="T65" style:family="text">
      <style:text-properties officeooo:rsid="0034057d"/>
    </style:style>
    <style:style style:name="T66" style:family="text">
      <style:text-properties officeooo:rsid="00368219"/>
    </style:style>
    <style:style style:name="T67" style:family="text">
      <style:text-properties officeooo:rsid="003b45d1"/>
    </style:style>
    <style:style style:name="T68" style:family="text">
      <style:text-properties officeooo:rsid="003e84e4"/>
    </style:style>
    <style:style style:name="T69" style:family="text">
      <style:text-properties officeooo:rsid="003fa906"/>
    </style:style>
    <style:style style:name="T70" style:family="text">
      <style:text-properties officeooo:rsid="004152a3"/>
    </style:style>
    <style:style style:name="T71" style:family="text">
      <style:text-properties officeooo:rsid="0045f55f"/>
    </style:style>
    <style:style style:name="T72" style:family="text">
      <style:text-properties officeooo:rsid="004cd2a6"/>
    </style:style>
    <style:style style:name="T73" style:family="text">
      <style:text-properties officeooo:rsid="004e9309"/>
    </style:style>
    <style:style style:name="T74" style:family="text">
      <style:text-properties officeooo:rsid="0050a4de"/>
    </style:style>
    <style:style style:name="T75" style:family="text">
      <style:text-properties officeooo:rsid="00528047"/>
    </style:style>
    <style:style style:name="T76" style:family="text">
      <style:text-properties officeooo:rsid="00609497"/>
    </style:style>
    <style:style style:name="T77" style:family="text">
      <style:text-properties officeooo:rsid="0063c6ad"/>
    </style:style>
    <style:style style:name="T78" style:family="text">
      <style:text-properties officeooo:rsid="00642854"/>
    </style:style>
    <style:style style:name="T79" style:family="text">
      <style:text-properties officeooo:rsid="00657e41"/>
    </style:style>
    <style:style style:name="T80" style:family="text">
      <style:text-properties officeooo:rsid="006ce8d1"/>
    </style:style>
    <style:style style:name="T81" style:family="text">
      <style:text-properties officeooo:rsid="0070305b"/>
    </style:style>
    <style:style style:name="T82" style:family="text">
      <style:text-properties officeooo:rsid="0071bbf1"/>
    </style:style>
    <style:style style:name="T83" style:family="text">
      <style:text-properties officeooo:rsid="007493a4"/>
    </style:style>
    <style:style style:name="T84" style:family="text">
      <style:text-properties officeooo:rsid="00755432"/>
    </style:style>
    <style:style style:name="T85" style:family="text">
      <style:text-properties officeooo:rsid="00769e2d"/>
    </style:style>
    <style:style style:name="T86" style:family="text">
      <style:text-properties officeooo:rsid="007c4f27"/>
    </style:style>
    <style:style style:name="T87" style:family="text">
      <style:text-properties officeooo:rsid="007d74fc"/>
    </style:style>
    <style:style style:name="T88" style:family="text">
      <style:text-properties officeooo:rsid="007f8bb8"/>
    </style:style>
    <style:style style:name="T89" style:family="text">
      <style:text-properties officeooo:rsid="0083e1d9"/>
    </style:style>
    <style:style style:name="T90" style:family="text">
      <style:text-properties officeooo:rsid="00850990"/>
    </style:style>
    <style:style style:name="T91" style:family="text">
      <style:text-properties officeooo:rsid="008a94b8"/>
    </style:style>
    <style:style style:name="T92" style:family="text">
      <style:text-properties officeooo:rsid="008f81d5"/>
    </style:style>
    <style:style style:name="T93" style:family="text">
      <style:text-properties officeooo:rsid="0090383c"/>
    </style:style>
    <style:style style:name="T94" style:family="text">
      <style:text-properties officeooo:rsid="00906614"/>
    </style:style>
    <style:style style:name="T95" style:family="text">
      <style:text-properties officeooo:rsid="0092682a"/>
    </style:style>
    <style:style style:name="T96" style:family="text">
      <style:text-properties officeooo:rsid="0094e241"/>
    </style:style>
    <style:style style:name="T97" style:family="text">
      <style:text-properties fo:color="#3333ff" fo:font-weight="bold" style:font-weight-asian="bold" style:font-weight-complex="bold"/>
    </style:style>
    <style:style style:name="T98" style:family="text">
      <style:text-properties fo:color="#006600"/>
    </style:style>
    <style:style style:name="T99" style:family="text">
      <style:text-properties fo:color="#006600" officeooo:rsid="0096cb45"/>
    </style:style>
    <style:style style:name="T100" style:family="text">
      <style:text-properties fo:color="#006600" officeooo:rsid="009ff88f"/>
    </style:style>
    <style:style style:name="T101" style:family="text">
      <style:text-properties fo:color="#006600" officeooo:rsid="00bdef78"/>
    </style:style>
    <style:style style:name="T102" style:family="text">
      <style:text-properties officeooo:rsid="00970452"/>
    </style:style>
    <style:style style:name="T103" style:family="text">
      <style:text-properties officeooo:rsid="0099270f"/>
    </style:style>
    <style:style style:name="T104" style:family="text">
      <style:text-properties officeooo:rsid="009b7576"/>
    </style:style>
    <style:style style:name="T105" style:family="text">
      <style:text-properties officeooo:rsid="009fedc1"/>
    </style:style>
    <style:style style:name="T106" style:family="text">
      <style:text-properties officeooo:rsid="009ff88f"/>
    </style:style>
    <style:style style:name="T107" style:family="text">
      <style:text-properties officeooo:rsid="00a18a4f"/>
    </style:style>
    <style:style style:name="T108" style:family="text">
      <style:text-properties officeooo:rsid="00a59e94"/>
    </style:style>
    <style:style style:name="T109" style:family="text">
      <style:text-properties officeooo:rsid="00ab8a8f"/>
    </style:style>
    <style:style style:name="T110" style:family="text">
      <style:text-properties officeooo:rsid="00add6fc"/>
    </style:style>
    <style:style style:name="T111" style:family="text">
      <style:text-properties officeooo:rsid="00b12d48"/>
    </style:style>
    <style:style style:name="T112" style:family="text">
      <style:text-properties officeooo:rsid="00b39b82"/>
    </style:style>
    <style:style style:name="T113" style:family="text">
      <style:text-properties officeooo:rsid="00b59e68"/>
    </style:style>
    <style:style style:name="T114" style:family="text">
      <style:text-properties officeooo:rsid="00b6aca7"/>
    </style:style>
    <style:style style:name="T115" style:family="text">
      <style:text-properties officeooo:rsid="00b8130d"/>
    </style:style>
    <style:style style:name="T116" style:family="text">
      <style:text-properties officeooo:rsid="00bc198f"/>
    </style:style>
    <style:style style:name="T117" style:family="text">
      <style:text-properties officeooo:rsid="00be86bb"/>
    </style:style>
    <style:style style:name="T118" style:family="text">
      <style:text-properties officeooo:rsid="00c760d2"/>
    </style:style>
    <style:style style:name="T119" style:family="text">
      <style:text-properties officeooo:rsid="00c8f6ab"/>
    </style:style>
    <style:style style:name="T120" style:family="text">
      <style:text-properties officeooo:rsid="00cac6da"/>
    </style:style>
    <style:style style:name="T121" style:family="text">
      <style:text-properties officeooo:rsid="00cdc97c"/>
    </style:style>
    <style:style style:name="T122" style:family="text">
      <style:text-properties officeooo:rsid="00d1da3e"/>
    </style:style>
    <style:style style:name="T123" style:family="text">
      <style:text-properties officeooo:rsid="00d281c0"/>
    </style:style>
    <style:style style:name="T124" style:family="text">
      <style:text-properties officeooo:rsid="00d5660a"/>
    </style:style>
    <style:style style:name="T125" style:family="text">
      <style:text-properties officeooo:rsid="00f36b6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519918710641799390" text:style-name="Outline">
        <text:list-item>
          <text:h text:style-name="P203" text:outline-level="1">Extending and Customizing JPPF</text:h>
          <text:list>
            <text:list-item>
              <text:h text:style-name="Heading_20_2" text:outline-level="2">Global extensions</text:h>
              <text:list>
                <text:list-item>
                  <text:h text:style-name="Heading_20_3" text:outline-level="3">Transforming and encrypting networked data</text:h>
                </text:list-item>
              </text:list>
            </text:list-item>
          </text:list>
        </text:list-item>
      </text:list>
      <text:p text:style-name="P24">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24"/>
      <text:p text:style-name="P24">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24"/>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84">L<text:span text:style-name="T45">1</text:span></text:p>
          </table:table-cell>
          <table:table-cell table:style-name="Table1.A1" office:value-type="string">
            <text:p text:style-name="P184">Block<text:span text:style-name="T45">1</text:span></text:p>
          </table:table-cell>
          <table:table-cell table:style-name="Table1.A1" office:value-type="string">
            <text:p text:style-name="P185">.....</text:p>
          </table:table-cell>
          <table:table-cell table:style-name="Table1.A1" office:value-type="string">
            <text:p text:style-name="P184">L<text:span text:style-name="T45">n</text:span></text:p>
          </table:table-cell>
          <table:table-cell table:style-name="Table1.E1" office:value-type="string">
            <text:p text:style-name="P184">Block<text:span text:style-name="T45">n</text:span></text:p>
          </table:table-cell>
        </table:table-row>
      </table:table>
      <text:p text:style-name="P24"/>
      <text:p text:style-name="P24">Where:</text:p>
      <text:p text:style-name="P24"/>
      <text:list xml:id="list2952045985905659354" text:style-name="List_20_2">
        <text:list-item>
          <text:p text:style-name="P189">Block<text:span text:style-name="T45">1</text:span>, ..., Block<text:span text:style-name="T45">n </text:span>are separate blocks of data constituting the message</text:p>
        </text:list-item>
        <text:list-item>
          <text:p text:style-name="P189">L<text:span text:style-name="T45">1</text:span>, ..., L<text:span text:style-name="T45">n</text:span> <text:s text:c="2"/>are the lengths of each block of data</text:p>
        </text:list-item>
      </text:list>
      <text:p text:style-name="P24"/>
      <text:p text:style-name="P24">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24"/>
      <text:p text:style-name="P24"><text:span text:style-name="T42">Related sample</text:span>: “Data Encryption” sample in the JPPF samples pack</text:p>
      <text:p text:style-name="P24"/>
      <text:p text:style-name="P24">The general workflow to implement and deploy a data transformation is as follows:</text:p>
      <text:p text:style-name="P24"/>
      <text:p text:style-name="P24"><text:span text:style-name="T1">Step 1: implement the </text:span><text:a xlink:type="simple" xlink:href="http://www.jppf.org/api-5/index.html?org/jppf/data/transform/JPPFDataTransform.html" text:style-name="Internet_20_link" text:visited-style-name="Visited_20_Internet_20_Link"><text:span text:style-name="Code_20_char"><text:span text:style-name="T1">JPPFDataTransform</text:span></text:span></text:a><text:span text:style-name="T1"> interface</text:span></text:p>
      <text:p text:style-name="P24"/>
      <text:p text:style-name="P24">This interface is defined as follows:</text:p>
      <text:p text:style-name="P24"/>
      <text:p text:style-name="P134"><text:s text:c="2"/>public interface JPPFDataTransform {</text:p>
      <text:p text:style-name="P119"><text:s text:c="4"/>// Transform a block of data into another, transformed one.</text:p>
      <text:p text:style-name="P119"><text:s text:c="4"/>// This operation must be such that the result of unwrapping the data of the</text:p>
      <text:p text:style-name="P119"><text:s text:c="4"/>// destination must be the equal to the source data</text:p>
      <text:p text:style-name="P134"><text:s text:c="4"/>void wrap(InputStream source, OutputStream destination) throws Exception;</text:p>
      <text:p text:style-name="P134"><text:s text:c="2"/></text:p>
      <text:p text:style-name="P175"><text:span text:style-name="T52"><text:s text:c="4"/></text:span><text:span text:style-name="T17">// Transform a block of data into another, reverse-transformed one</text:span></text:p>
      <text:p text:style-name="P119"><text:s text:c="4"/>// This method is the reverse operation with regards to wrap()</text:p>
      <text:p text:style-name="P134"><text:s text:c="4"/>void unwrap(InputStream source, OutputStream destination) throws Exception;</text:p>
      <text:p text:style-name="P134"><text:s text:c="2"/>}</text:p>
      <text:p text:style-name="P24"/>
      <text:p text:style-name="P15"><text:span text:style-name="T52">One very important thing to note is that the sequential application of the </text:span><text:span text:style-name="Code_20_char"><text:span text:style-name="T52">wrap()</text:span></text:span><text:span text:style-name="T52"> and </text:span><text:span text:style-name="Code_20_char"><text:span text:style-name="T52">unwrap()</text:span></text:span><text:span text:style-name="T52"> methods </text:span>must return exactly the original data<text:span text:style-name="T52">.</text:span></text:p>
      <text:p text:style-name="P24"/>
      <text:p text:style-name="P24">Also keep in mind that the data transformation is completely stateless. For instance there is no knowledge of where the data comes from or where it is going.</text:p>
      <text:p text:style-name="P24"/>
      <text:p text:style-name="P24">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24"/>
      <text:p text:style-name="P24"/>
      <text:p text:style-name="P114">Here is our implementation of <text:span text:style-name="Code_20_char">JPPFDataTransform</text:span>:</text:p>
      <text:p text:style-name="P24"/>
      <text:p text:style-name="P175"><text:s text:c="2"/><text:span text:style-name="T16">// Data transform that uses the DES cyptographic algorithm with a 56 bits secret key</text:span></text:p>
      <text:p text:style-name="P175"><text:s text:c="2"/>public class SecureKeyCipherTransform implements JPPFDataTransform {</text:p>
      <text:p text:style-name="P175"><text:s text:c="4"/><text:span text:style-name="T16">// Secret (symetric) key used for encryption and decryption</text:span></text:p>
      <text:p text:style-name="P175"><text:s text:c="4"/>private static SecretKey secretKey = getSecretKey();</text:p>
      <text:p text:style-name="P175"/>
      <text:p text:style-name="P175"><text:s text:c="4"/><text:span text:style-name="T16">// Encrypt the data using streams</text:span></text:p>
      <text:p text:style-name="P175"><text:s text:c="4"/>public void wrap(InputStream source, OutputStream dest) throws Exception {</text:p>
      <text:p text:style-name="P175"><text:s text:c="6"/><text:span text:style-name="T16">// create a cipher instance</text:span></text:p>
      <text:p text:style-name="P175"><text:s text:c="6"/>Cipher cipher = Cipher.getInstance(Helper.getTransformation());</text:p>
      <text:p text:style-name="P175"><text:s text:c="6"/><text:span text:style-name="T16">// initialize the cipher with the key stored in the secured keystore</text:span></text:p>
      <text:p text:style-name="P175"><text:s text:c="6"/>cipher.init(Cipher.WRAP_MODE, getSecretKey());</text:p>
      <text:p text:style-name="P175"><text:s text:c="6"/><text:span text:style-name="T16">// generate a new key that we will use to encrypt the data</text:span></text:p>
      <text:p text:style-name="P175"><text:s text:c="6"/>SecretKey key = generateKey();</text:p>
      <text:p text:style-name="P175"><text:s text:c="6"/><text:span text:style-name="T16">// encrypt the new key, using the secret key found in the keystore</text:span></text:p>
      <text:p text:style-name="P175"><text:s text:c="6"/>byte[] keyBytes = cipher.wrap(key);</text:p>
      <text:p text:style-name="P175"><text:s text:c="6"/><text:span text:style-name="T16">// now we write the encrypted key before the data</text:span></text:p>
      <text:p text:style-name="P175"><text:s text:c="6"/>DataOutputStream dos = new DataOutputStream(dest);</text:p>
      <text:p text:style-name="P175"><text:s text:c="6"/><text:span text:style-name="T16">// write the key length</text:span></text:p>
      <text:p text:style-name="P175"><text:s text:c="6"/>dos.writeInt(keyBytes.length);</text:p>
      <text:p text:style-name="P175"><text:s text:c="6"/><text:span text:style-name="T16">// write the key content</text:span></text:p>
      <text:p text:style-name="P175"><text:s text:c="6"/>dos.write(keyBytes);</text:p>
      <text:p text:style-name="P175"/>
      <text:p text:style-name="P175"><text:s text:c="6"/><text:span text:style-name="T16">// get a new cipher for the actual encryption</text:span></text:p>
      <text:p text:style-name="P175"><text:s text:c="6"/>cipher = Cipher.getInstance(Helper.getTransformation());</text:p>
      <text:p text:style-name="P175"><text:s text:c="6"/><text:span text:style-name="T16">// init the cipher in encryption mode</text:span></text:p>
      <text:p text:style-name="P175"><text:s text:c="6"/>cipher.init(Cipher.ENCRYPT_MODE, key);</text:p>
      <text:p text:style-name="P175"><text:s text:c="6"/><text:span text:style-name="T16">// obtain a cipher output stream</text:span></text:p>
      <text:p text:style-name="P175"><text:s text:c="6"/>CipherOutputStream cos = new CipherOutputStream(dest, cipher);</text:p>
      <text:p text:style-name="P175"><text:s text:c="6"/><text:span text:style-name="T16">// finally, encrypt the data using the new key</text:span></text:p>
      <text:p text:style-name="P175"><text:s text:c="6"/>transform(source, cos);</text:p>
      <text:p text:style-name="P175"><text:s text:c="6"/>cos.close();</text:p>
      <text:p text:style-name="P175"><text:s text:c="4"/>}</text:p>
      <text:p text:style-name="P175"/>
      <text:p text:style-name="P175"><text:s text:c="4"/><text:span text:style-name="T16">// Decrypt the data</text:span></text:p>
      <text:p text:style-name="P175"><text:s text:c="4"/>public void unwrap(InputStream source, OutputStream dest) throws Exception {</text:p>
      <text:p text:style-name="P175"><text:s text:c="6"/>// start by reading the secret key to use to decrypt the data</text:p>
      <text:p text:style-name="P175"><text:s text:c="6"/>DataInputStream dis = new DataInputStream(source);</text:p>
      <text:p text:style-name="P175"><text:s text:c="6"/><text:span text:style-name="T16">// read the length of the key</text:span></text:p>
      <text:p text:style-name="P175"><text:s text:c="6"/>int keyLength = dis.readInt();</text:p>
      <text:p text:style-name="P175"><text:s text:c="6"/>// read the encrypted key</text:p>
      <text:p text:style-name="P175"><text:s text:c="6"/>byte[] keyBytes = new byte[keyLength];</text:p>
      <text:p text:style-name="P175"><text:s text:c="6"/>dis.read(keyBytes);</text:p>
      <text:p text:style-name="P175"><text:s text:c="6"/><text:span text:style-name="T16">// decrypt the key using the initial key stored in the keystore</text:span></text:p>
      <text:p text:style-name="P175"><text:s text:c="6"/>Cipher cipher = Cipher.getInstance(Helper.getTransformation());</text:p>
      <text:p text:style-name="P175"><text:s text:c="6"/>cipher.init(Cipher.UNWRAP_MODE, getSecretKey());</text:p>
      <text:p text:style-name="P175"><text:s text:c="6"/>SecretKey key = (SecretKey) cipher.unwrap(</text:p>
      <text:p text:style-name="P175"><text:s text:c="7"/>keyBytes, Helper.getAlgorithm(), Cipher.SECRET_KEY);</text:p>
      <text:p text:style-name="P175"/>
      <text:p text:style-name="P175"><text:s text:c="6"/><text:span text:style-name="T16">// get a new cipher for the actual decryption</text:span></text:p>
      <text:p text:style-name="P175"><text:s text:c="6"/>cipher = Cipher.getInstance(Helper.getTransformation());</text:p>
      <text:p text:style-name="P175"><text:s text:c="6"/><text:span text:style-name="T16">// init the cipher in decryption mode</text:span></text:p>
      <text:p text:style-name="P175"><text:s text:c="6"/>cipher.init(Cipher.DECRYPT_MODE, key);</text:p>
      <text:p text:style-name="P175"><text:s text:c="6"/><text:span text:style-name="T16">// obtain a cipher input stream</text:span></text:p>
      <text:p text:style-name="P175"><text:s text:c="6"/>CipherInputStream cis = new CipherInputStream(source, cipher);</text:p>
      <text:p text:style-name="P175"><text:s text:c="6"/><text:span text:style-name="T16">// finally, decrypt the data using the new key</text:span></text:p>
      <text:p text:style-name="P175"><text:s text:c="6"/>transform(cis, dest);</text:p>
      <text:p text:style-name="P175"><text:s text:c="6"/>cis.close();</text:p>
      <text:p text:style-name="P175"><text:s text:c="4"/>}</text:p>
      <text:p text:style-name="P175"/>
      <text:p text:style-name="P175"><text:s text:c="4"/><text:span text:style-name="T16">// Generate a secret key</text:span></text:p>
      <text:p text:style-name="P175"><text:s text:c="4"/>private SecretKey generateKey() throws Exception {</text:p>
      <text:p text:style-name="P175"><text:s text:c="6"/>KeyGenerator gen = KeyGenerator.getInstance(Helper.getAlgorithm());</text:p>
      <text:p text:style-name="P175"><text:s text:c="6"/>return gen.generateKey();</text:p>
      <text:p text:style-name="P175"><text:s text:c="4"/>}</text:p>
      <text:p text:style-name="P175"/>
      <text:p text:style-name="P175"><text:s text:c="4"/><text:span text:style-name="T16">// Transform the specified input source and write it to the specified destination</text:span></text:p>
      <text:p text:style-name="P175"><text:s text:c="4"/>private void transform(InputStream source, OutputStream dest) throws Exception {</text:p>
      <text:p text:style-name="P175"><text:soft-page-break/><text:s text:c="6"/>byte[] buffer = new byte[8192];</text:p>
      <text:p text:style-name="P175"><text:s text:c="6"/>while (true) {</text:p>
      <text:p text:style-name="P175"><text:s text:c="8"/>int n = source.read(buffer);</text:p>
      <text:p text:style-name="P175"><text:s text:c="8"/>if (n &lt;= 0) break;</text:p>
      <text:p text:style-name="P175"><text:s text:c="8"/>destination.write(buffer, 0, n);</text:p>
      <text:p text:style-name="P175"><text:s text:c="6"/>}</text:p>
      <text:p text:style-name="P175"><text:s text:c="4"/>}</text:p>
      <text:p text:style-name="P175"/>
      <text:p text:style-name="P175"><text:s text:c="4"/><text:span text:style-name="T16">// Get the secret key used for encryption/decryption</text:span></text:p>
      <text:p text:style-name="P175"><text:s text:c="4"/>private static synchronized SecretKey getSecretKey() {</text:p>
      <text:p text:style-name="P175"><text:s text:c="6"/>if (secretKey == null) {</text:p>
      <text:p text:style-name="P175"><text:s text:c="8"/>try {</text:p>
      <text:p text:style-name="P175"><text:s text:c="10"/><text:span text:style-name="T16">// get the keystore password</text:span></text:p>
      <text:p text:style-name="P175"><text:s text:c="10"/>char[] password = Helper.getPassword();</text:p>
      <text:p text:style-name="P175"><text:s text:c="10"/>ClassLoader cl = SecureKeyCipherTransform.class.getClassLoader();</text:p>
      <text:p text:style-name="P175"><text:s text:c="10"/>InputStream is = cl.getResourceAsStream(</text:p>
      <text:p text:style-name="P175"><text:s text:c="12"/>Helper.getKeystoreFolder() + Helper.getKeystoreFilename());</text:p>
      <text:p text:style-name="P175"><text:s text:c="10"/>KeyStore ks = KeyStore.getInstance(Helper.getProvider());</text:p>
      <text:p text:style-name="P175"><text:s text:c="10"/><text:span text:style-name="T16">// load the keystore</text:span></text:p>
      <text:p text:style-name="P175"><text:s text:c="10"/>ks.load(is, password);</text:p>
      <text:p text:style-name="P175"><text:s text:c="10"/><text:span text:style-name="T16">// get the secret key from the keystore</text:span></text:p>
      <text:p text:style-name="P175"><text:s text:c="10"/>secretKey = (SecretKey) ks.getKey(Helper.getKeyAlias(), password);</text:p>
      <text:p text:style-name="P175"><text:s text:c="8"/>} catch(Exception e) {</text:p>
      <text:p text:style-name="P175"><text:s text:c="10"/>e.printStackTrace();</text:p>
      <text:p text:style-name="P175"><text:s text:c="8"/>}</text:p>
      <text:p text:style-name="P175"><text:s text:c="6"/>}</text:p>
      <text:p text:style-name="P175"><text:s text:c="6"/>return secretKey;</text:p>
      <text:p text:style-name="P175"><text:s text:c="4"/>}</text:p>
      <text:p text:style-name="P175"><text:s text:c="2"/>}</text:p>
      <text:p text:style-name="P81"/>
      <text:p text:style-name="P17">Step 2: deploy the data transform implementation</text:p>
      <text:p text:style-name="P24"/>
      <text:p text:style-name="P24">The implementation code and related resources must be deployed in the class path of <text:span text:style-name="T11">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24"/>
      <text:p text:style-name="P17">Step 3: hook the implementation to JPPF</text:p>
      <text:p text:style-name="P24"/>
      <text:p text:style-name="P24">This is done by specifying the property <text:span text:style-name="Code_20_char"><text:span text:style-name="T1">jppf.data.transform.class</text:span></text:span> in the JPPF configuration file of each component:</text:p>
      <text:p text:style-name="P24"/>
      <text:p text:style-name="P175"><text:s text:c="2"/>jppf.data.transform.class = &lt;<text:span text:style-name="T8">fully qualified name of implementation class</text:span>&gt;</text:p>
      <text:p text:style-name="P22"/>
      <text:p text:style-name="P22">In our example it would be:</text:p>
      <text:p text:style-name="P22"/>
      <text:p text:style-name="P136"><text:s text:c="2"/>jppf.data.transform.class = org.jppf.example.dataencryption.SecureKeyCipherTransform</text:p>
      <text:p text:style-name="P15"/>
      <text:list xml:id="list65724201169173" text:continue-list="list2519918710641799390" text:style-name="Outline">
        <text:list-item>
          <text:list>
            <text:list-item>
              <text:list>
                <text:list-item>
                  <text:h text:style-name="P206" text:outline-level="3"><text:span text:style-name="T64">A</text:span>lternate <text:span text:style-name="T64">serialization schemes</text:span></text:h>
                </text:list-item>
              </text:list>
            </text:list-item>
          </text:list>
        </text:list-item>
      </text:list>
      <text:p text:style-name="P24"><text:span text:style-name="T64">Throughout its implementation, </text:span>JPPF performs objects transport and associated serialization by the means of <text:span text:style-name="T64">a single interface: </text:span><text:a xlink:type="simple" xlink:href="http://www.jppf.org/api-5/index.html?org/jppf/serialization/JPPFSerialization.html" text:style-name="Internet_20_link" text:visited-style-name="Visited_20_Internet_20_Link"><text:span text:style-name="T64">JPPFSerialization</text:span></text:a>. <text:span text:style-name="T64">By configuring a specific implementation of this interface, you can change the way object serialization and deserialization are performed in a JPPF grid.</text:span></text:p>
      <text:p text:style-name="P25"/>
      <text:p text:style-name="P17"><text:span text:style-name="T43">Note </text:span><text:span text:style-name="T44">1</text:span><text:span text:style-name="T64">: </text:span><text:span text:style-name="T13">when </text:span><text:span text:style-name="T14">an </text:span><text:span text:style-name="T13">alternate </text:span><text:span text:style-name="T14">serialization scheme is</text:span><text:span text:style-name="T13"> <text:s/>specified, </text:span><text:span text:style-name="T14">it</text:span><text:span text:style-name="T13"> must be used by all JPPF clients, servers and nodes, otherwise JPPF will not work. The implementation class must also be present in the classpath of all JPPF components.</text:span></text:p>
      <text:p text:style-name="P28"/>
      <text:p text:style-name="P17"><text:span text:style-name="T49">Note </text:span><text:span text:style-name="T50">2</text:span><text:span text:style-name="T51">: </text:span><text:span text:style-name="T15">to the difference of JPPF 3.x and earlier versions, serialization schemes now also apply to objects passed via the management APIs</text:span><text:span text:style-name="T13">. </text:span><text:span text:style-name="T15">This implies that the nodes must always have the JMXMP protocol library (jmxremote_optional-1.0_01-ea.jar) in their classpath.</text:span></text:p>
      <text:list xml:id="list65724201152405"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81"><text:span text:style-name="T65">To create a new serialization scheme, you simply need to implement </text:span><text:a xlink:type="simple" xlink:href="http://www.jppf.org/api-5/index.html?org/jppf/serialization/JPPFSerialization.html" text:style-name="Internet_20_link" text:visited-style-name="Visited_20_Internet_20_Link"><text:span text:style-name="T53">JPPFSerialization</text:span></text:a><text:span text:style-name="T65">, defined as follows:</text:span></text:p>
      <text:p text:style-name="P45"/>
      <text:p text:style-name="P145">public interface JPPFSerialization {</text:p>
      <text:p text:style-name="P145"><text:s text:c="2"/></text:p>
      <text:p text:style-name="P175"><text:span text:style-name="T65"><text:s text:c="2"/></text:span><text:span text:style-name="T23">// Serialize an object into the specified output stream</text:span></text:p>
      <text:p text:style-name="P145"><text:s text:c="2"/>void serialize(Object o, OutputStream os) throws Exception;</text:p>
      <text:p text:style-name="P145"><text:s text:c="2"/></text:p>
      <text:p text:style-name="P175"><text:span text:style-name="T65"><text:s text:c="2"/></text:span><text:span text:style-name="T23">// Deserialize an object from the specified input stream</text:span></text:p>
      <text:p text:style-name="P145"><text:s text:c="2"/>Object deserialize(InputStream is) throws Exception;</text:p>
      <text:p text:style-name="P145">}</text:p>
      <text:p text:style-name="P45"/>
      <text:p text:style-name="P45">For example, we could wrap the default Java serialization into a serialization scheme as follows:</text:p>
      <text:p text:style-name="P45"/>
      <text:p text:style-name="P145"><text:s text:c="2"/>public class DefaultJavaSerialization implements JPPFSerialization {</text:p>
      <text:p text:style-name="P145"><text:s text:c="4"/>@Override</text:p>
      <text:p text:style-name="P145"><text:s text:c="4"/>public void serialize(final Object o, final OutputStream os) throws Exception {</text:p>
      <text:p text:style-name="P145"><text:s text:c="6"/>new ObjectOutputStream(os).writeObject(o);</text:p>
      <text:p text:style-name="P145"><text:s text:c="4"/>}</text:p>
      <text:p text:style-name="P145"><text:s text:c="2"/></text:p>
      <text:p text:style-name="P145"><text:s text:c="4"/>@Override</text:p>
      <text:p text:style-name="P145"><text:s text:c="4"/>public Object deserialize(final InputStream is) throws Exception {</text:p>
      <text:p text:style-name="P145"><text:s text:c="6"/>return new ObjectInputStream(is).readObject();</text:p>
      <text:p text:style-name="P145"><text:s text:c="4"/>}</text:p>
      <text:p text:style-name="P145"><text:s text:c="2"/>}</text:p>
      <text:list xml:id="list65724201163313" text:continue-numbering="true" text:style-name="Outline">
        <text:list-item>
          <text:list>
            <text:list-item>
              <text:list>
                <text:list-item>
                  <text:list>
                    <text:list-item>
                      <text:h text:style-name="Heading_20_4" text:outline-level="4">Specifying the <text:span text:style-name="T64">JPPFSerialization</text:span> implementation class</text:h>
                    </text:list-item>
                  </text:list>
                </text:list-item>
              </text:list>
            </text:list-item>
          </text:list>
        </text:list-item>
      </text:list>
      <text:p text:style-name="P22">This is done in the JPPF configuration file, by adding th<text:span text:style-name="T64">is</text:span> propert<text:span text:style-name="T64">y</text:span>:</text:p>
      <text:p text:style-name="P22"/>
      <text:p text:style-name="P175"><text:span text:style-name="T16"># </text:span><text:span text:style-name="T22">Define the implementation of the JPPF serialization scheme</text:span></text:p>
      <text:p text:style-name="P146">jppf.object.serialization.class = my_package.MyJPPFSerialization</text:p>
      <text:p text:style-name="P46"/>
      <text:p text:style-name="P81"><text:span text:style-name="T64">Where </text:span><text:span text:style-name="T10">my_package.MyJPPFSerialization</text:span><text:span text:style-name="T64"> implements the interface </text:span><text:a xlink:type="simple" xlink:href="http://www.jppf.org/api-5/index.html?org/jppf/serialization/JPPFSerialization.html" text:style-name="Internet_20_link" text:visited-style-name="Visited_20_Internet_20_Link"><text:span text:style-name="T53">JPPFSerialization</text:span></text:a><text:span text:style-name="T64">.</text:span></text:p>
      <text:list xml:id="list65724201178487" text:continue-numbering="true" text:style-name="Outline">
        <text:list-item>
          <text:list>
            <text:list-item>
              <text:list>
                <text:list-item>
                  <text:list>
                    <text:list-item>
                      <text:h text:style-name="Heading_20_4" text:outline-level="4">Built-in implementations</text:h>
                    </text:list-item>
                  </text:list>
                </text:list-item>
              </text:list>
            </text:list-item>
          </text:list>
        </text:list-item>
      </text:list>
      <text:p text:style-name="P22">Out of the box, JPPF provides 3 serialization schemes:</text:p>
      <text:list xml:id="list65724201183748" text:continue-numbering="true" text:style-name="Outline">
        <text:list-item>
          <text:list>
            <text:list-item>
              <text:list>
                <text:list-item>
                  <text:list>
                    <text:list-item>
                      <text:h text:style-name="P208" text:outline-level="4">Default serialization</text:h>
                    </text:list-item>
                  </text:list>
                </text:list-item>
              </text:list>
            </text:list-item>
          </text:list>
        </text:list-item>
      </text:list>
      <text:p text:style-name="P24">This is the default Java serialization mechanism, using <text:s/>the known JDK classes <text:a xlink:type="simple" xlink:href="http://docs.oracle.com/javase/7/docs/api/index.html?java/io/ObjectInputStream.html" text:style-name="Internet_20_link" text:visited-style-name="Visited_20_Internet_20_Link">java.io.ObjectInputStream</text:a> and <text:a xlink:type="simple" xlink:href="http://docs.oracle.com/javase/7/docs/api/index.html?java/io/ObjectOutputStream.html" text:style-name="Internet_20_link" text:visited-style-name="Visited_20_Internet_20_Link">java.io.ObjectOutputStream</text:a>. It is used by default, when no serialization scheme is specified. <text:span text:style-name="T66">The corresponding implementation class is </text:span><text:a xlink:type="simple" xlink:href="http://www.jppf.org/api-5/index.html?org/jppf/serialization/DefaultJavaSerialization.html" text:style-name="Internet_20_link" text:visited-style-name="Visited_20_Internet_20_Link"><text:span text:style-name="T66">DefaultJavaSerialization</text:span></text:a><text:span text:style-name="T66">.</text:span></text:p>
      <text:list xml:id="list65724201169449" text:continue-numbering="true" text:style-name="Outline">
        <text:list-item>
          <text:list>
            <text:list-item>
              <text:list>
                <text:list-item>
                  <text:list>
                    <text:list-item>
                      <text:h text:style-name="P208" text:outline-level="4">Generic JPPF serialization</text:h>
                    </text:list-item>
                  </text:list>
                </text:list-item>
              </text:list>
            </text:list-item>
          </text:list>
        </text:list-item>
      </text:list>
      <text:p text:style-name="P24">This is a serialization scheme implemented from scratch, which functions pretty much like the standard Java mechanism with one major difference: <text:span text:style-name="T8">it enables the serialization of classes that do not implement </text:span><text:a xlink:type="simple" xlink:href="http://docs.oracle.com/javase/7/docs/api/index.html?java/io/Serializable.html" text:style-name="Internet_20_link" text:visited-style-name="Visited_20_Internet_20_Link"><text:span text:style-name="T8">java.io.Serializable</text:span></text:a><text:span text:style-name="T8"> nor </text:span><text:a xlink:type="simple" xlink:href="http://docs.oracle.com/javase/7/docs/api/index.html?java/io/Externalizable.html" text:style-name="Internet_20_link" text:visited-style-name="Visited_20_Internet_20_Link"><text:span text:style-name="T8">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24"/>
      <text:p text:style-name="P24"/>
      <text:p text:style-name="P114">The JPPF implementation relies on an extension of the standard mechanism by defining 2 new classes:</text:p>
      <text:p text:style-name="P24"><text:a xlink:type="simple" xlink:href="http://www.jppf.org/api-5/index.html?org/jppf/serialization/JPPFObjectInputStream.html" text:style-name="Internet_20_link" text:visited-style-name="Visited_20_Internet_20_Link">JPPFObjectInputStream</text:a> and <text:a xlink:type="simple" xlink:href="http://www.jppf.org/api-5/index.html?org/jppf/serialization/JPPFObjectOutputStream.html" text:style-name="Internet_20_link" text:visited-style-name="Visited_20_Internet_20_Link">JPPFObjectOutputStream</text:a>.</text:p>
      <text:p text:style-name="P24"/>
      <text:p text:style-name="P24">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24"/>
      <text:p text:style-name="P15"><text:span text:style-name="T52">This implementation is also slower than the default Java one: serialization and deserialization of an object graph takes generally around 50% more time. This overhead will be signif</text:span><text:span text:style-name="T54">i</text:span><text:span text:style-name="T52">cant essentially for very short-lived tasks (i.e. a few milliseconds). It is thus recommended to use the default Java serialization whenever it is possible.</text:span></text:p>
      <text:p text:style-name="P24"/>
      <text:p text:style-name="P24">To specify this scheme in your JPPF configuration:</text:p>
      <text:p text:style-name="P22"/>
      <text:p text:style-name="P132"># configure the object stream builder implementation</text:p>
      <text:p text:style-name="P146">jppf.object.serialization.class = org.jppf.serialization.DefaultJPPFSerialization</text:p>
      <text:list xml:id="list65724201155977" text:continue-numbering="true" text:style-name="Outline">
        <text:list-item>
          <text:list>
            <text:list-item>
              <text:list>
                <text:list-item>
                  <text:list>
                    <text:list-item>
                      <text:h text:style-name="P208" text:outline-level="4">XStream-based serialization</text:h>
                    </text:list-item>
                  </text:list>
                </text:list-item>
              </text:list>
            </text:list-item>
          </text:list>
        </text:list-item>
      </text:list>
      <text:p text:style-name="P22"><text:span text:style-name="T46">JPPF has a built-in Object Stream Builder that uses XStream to provide XML serialization: </text:span><text:a xlink:type="simple" xlink:href="http://www.jppf.org/api-5/index.html?org/jppf/serialization/XstreamSerialization.html" text:style-name="Internet_20_link" text:visited-style-name="Visited_20_Internet_20_Link"><text:span text:style-name="T46">Xstream</text:span></text:a><text:a xlink:type="simple" xlink:href="http://www.jppf.org/api-5/index.html?org/jppf/serialization/XstreamSerialization.html" text:style-name="Internet_20_link" text:visited-style-name="Visited_20_Internet_20_Link"><text:span text:style-name="T47">Serialization</text:span></text:a><text:span text:style-name="T46">. To use it, simply specify:</text:span></text:p>
      <text:p text:style-name="P27"/>
      <text:p text:style-name="P175"><text:s text:c="2"/><text:span text:style-name="T16"># configure the object stream builder implementation</text:span></text:p>
      <text:p text:style-name="P175"><text:span text:style-name="Code_20_char"><text:span text:style-name="T46"><text:s text:c="2"/>jppf.object.stream.builder = org.jppf.serialization.Xstream</text:span></text:span><text:span text:style-name="Code_20_char"><text:span text:style-name="T47">Serialization</text:span></text:span></text:p>
      <text:p text:style-name="P27"/>
      <text:p text:style-name="P27">in the JPPF configuration files. </text:p>
      <text:p text:style-name="P27"/>
      <text:p text:style-name="P22"><text:span text:style-name="T46">You will also need the XStream 1.3 (or later) jar file and the xpp3 jar file available in the </text:span><text:a xlink:type="simple" xlink:href="http://xstream.codehaus.org/" text:style-name="Internet_20_link" text:visited-style-name="Visited_20_Internet_20_Link"><text:span text:style-name="T46">XStream</text:span></text:a><text:span text:style-name="T46"> distribution</text:span></text:p>
      <text:list xml:id="list65724201177201" text:continue-numbering="true" text:style-name="Outline">
        <text:list-item>
          <text:list>
            <text:list-item>
              <text:list>
                <text:list-item>
                  <text:list>
                    <text:list-item>
                      <text:h text:style-name="P209" text:outline-level="4">Kryo serialization sample</text:h>
                    </text:list-item>
                  </text:list>
                </text:list-item>
              </text:list>
            </text:list-item>
          </text:list>
        </text:list-item>
      </text:list>
      <text:p text:style-name="P29"><text:span text:style-name="T67">The </text:span><text:a xlink:type="simple" xlink:href="http://www.jppf.org/samples-pack/KryoSerializer/Readme.php" text:style-name="Internet_20_link" text:visited-style-name="Visited_20_Internet_20_Link"><text:span text:style-name="T67">Kryo serialization sample</text:span></text:a><text:span text:style-name="T67"> provides an implementation of JPPFSerialization which uses the </text:span><text:a xlink:type="simple" xlink:href="http://code.google.com/p/kryo/" text:style-name="Internet_20_link" text:visited-style-name="Visited_20_Internet_20_Link"><text:span text:style-name="T67">Kryo</text:span></text:a><text:span text:style-name="T67"> library for serializing and deserializing Java objects.</text:span></text:p>
      <text:list xml:id="list65724201162577" text:continue-numbering="true" text:style-name="Outline">
        <text:list-item>
          <text:list>
            <text:list-item>
              <text:h text:style-name="P204"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42">Note</text:span>: <text:span text:style-name="T8">all JPPF built-in MBeans are implemented via this mechanism</text:span><text:span text:style-name="T46">.</text:span></text:p>
      <text:p text:style-name="P26"/>
      <text:p text:style-name="P23"><text:span text:style-name="T48">Related sample</text:span><text:span text:style-name="T46">: “Custom MBeans” sample in the JPPF samples pack.</text:span></text:p>
      <text:list xml:id="list65724216166809"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8">must</text:span> comply with the following constraints:</text:p>
      <text:p text:style-name="P1"/>
      <text:list xml:id="list65724216163514" text:continue-list="list2952045985905659354" text:style-name="List_20_2">
        <text:list-item>
          <text:p text:style-name="P190">the MBean interface name must be of the form <text:span text:style-name="T8">&lt;MyName&gt;</text:span>MBean and the MBean implementation class name must be of the form <text:span text:style-name="T8">&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190">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190">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8">after</text:span> the one it depends on.</text:p>
        </text:list-item>
        <text:list-item>
          <text:p text:style-name="P190">the MBean provider interface must have a public no-arg constructor</text:p>
        </text:list-item>
      </text:list>
      <text:list xml:id="list65724216162456" text:continue-list="list65724216166809"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p text:style-name="P1"/>
      <text:p text:style-name="P16">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text:s text:c="2"/>package org.jppf.example.mbean;</text:p>
      <text:p text:style-name="Code_20_block"><text:s text:c="2"/></text:p>
      <text:p text:style-name="Code_20_block"><text:s text:c="2"/><text:span text:style-name="T16">// Exposes one method that queries the node's JVM</text:span></text:p>
      <text:p text:style-name="Code_20_block"><text:s text:c="2"/><text:span text:style-name="T16">// for the number of available processors</text:span></text:p>
      <text:p text:style-name="Code_20_block"><text:s text:c="2"/>public interface AvailableProcessorsMBean {</text:p>
      <text:p text:style-name="Code_20_block"><text:s text:c="4"/><text:span text:style-name="T16">// return the available processors as an integer value</text:span></text:p>
      <text:p text:style-name="Code_20_block"><text:s text:c="4"/>Integer queryAvailableProcessors();</text:p>
      <text:p text:style-name="Code_20_block"><text:s text:c="2"/>}</text:p>
      <text:p text:style-name="P1"/>
      <text:p text:style-name="P1"/>
      <text:p text:style-name="P112">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text:s text:c="2"/>package org.jppf.example.mbean;</text:p>
      <text:p text:style-name="Code_20_block"><text:s text:c="2"/></text:p>
      <text:p text:style-name="Code_20_block"><text:s text:c="2"/><text:span text:style-name="T16">// Implementation of the AvailableProcessorsMBean interface</text:span></text:p>
      <text:p text:style-name="Code_20_block"><text:s text:c="2"/>public class AvailableProcessors implements AvailableProcessorsMBean {</text:p>
      <text:p text:style-name="Code_20_block"><text:s text:c="4"/><text:span text:style-name="T16">// return the available processors as an integer value</text:span></text:p>
      <text:p text:style-name="Code_20_block"><text:s text:c="4"/>public Integer queryAvailableProcessors() {</text:p>
      <text:p text:style-name="Code_20_block"><text:s text:c="6"/><text:span text:style-name="T16">// we use the java.lang.Runtime API</text:span></text:p>
      <text:p text:style-name="Code_20_block"><text:s text:c="6"/>return Runtime.getRuntime().availableProcessors();</text:p>
      <text:p text:style-name="Code_20_block"><text:s text:c="4"/>}</text:p>
      <text:p text:style-name="Code_20_block"><text:s text:c="2"/>}</text:p>
      <text:p text:style-name="P1"/>
      <text:p text:style-name="P16">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api-5/index.html?org/jppf/management/spi/JPPFNodeMBeanProvider.html" text:style-name="Internet_20_link" text:visited-style-name="Visited_20_Internet_20_Link"><text:span text:style-name="Code_20_char">JPPFNodeMBeanProvider</text:span></text:a>, which will provide the node with enough information to create the MBean and register it with the MBean server. This interface is defined as follows:</text:p>
      <text:p text:style-name="P1"/>
      <text:p text:style-name="Code_20_block"><text:s text:c="2"/><text:span text:style-name="T16">// service provider interface for pluggable management beans for JPPF nodes</text:span></text:p>
      <text:p text:style-name="Code_20_block"><text:s text:c="2"/>public interface JPPFNodeMBeanProvider extends JPPFMBeanProvider {</text:p>
      <text:p text:style-name="Code_20_block"><text:s text:c="4"/><text:span text:style-name="T16">// return a concrete MBean instance</text:span></text:p>
      <text:p text:style-name="Code_20_block"><text:s text:c="4"/><text:span text:style-name="T16">// the class of the returned MBean must implement the interface defined by</text:span></text:p>
      <text:p text:style-name="Code_20_block"><text:s text:c="4"/><text:span text:style-name="T16">// JPPFMBeanProvider.getMBeanInterfaceName()</text:span></text:p>
      <text:p text:style-name="Code_20_block"><text:s text:c="4"/>public Object createMBean(MonitoredNode node);</text:p>
      <text:p text:style-name="Code_20_block"><text:s text:c="2"/>}</text:p>
      <text:p text:style-name="P20"/>
      <text:p text:style-name="P20">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api-5/index.html?org/jppf/management/spi/JPPFMBeanProvider.html" text:style-name="Internet_20_link" text:visited-style-name="Visited_20_Internet_20_Link">JPPFMBeanProvider</text:a>, defined as follows:</text:p>
      <text:p text:style-name="P20"/>
      <text:p text:style-name="Code_20_block"><text:s text:c="2"/><text:span text:style-name="T16">// service provider interface for pluggable management beans</text:span></text:p>
      <text:p text:style-name="Code_20_block"><text:s text:c="2"/>public interface JPPFMBeanProvider {</text:p>
      <text:p text:style-name="Code_20_block"><text:s text:c="4"/><text:span text:style-name="T16">// seturn the fully qualified name of the management interface</text:span></text:p>
      <text:p text:style-name="Code_20_block"><text:s text:c="4"/><text:span text:style-name="T16">// defined by this provider</text:span></text:p>
      <text:p text:style-name="Code_20_block"><text:s text:c="4"/>public String getMBeanInterfaceName();</text:p>
      <text:p text:style-name="Code_20_block"><text:s text:c="2"/></text:p>
      <text:p text:style-name="Code_20_block"><text:s text:c="4"/><text:span text:style-name="T16">// return the name of the specified MBean</text:span></text:p>
      <text:p text:style-name="Code_20_block"><text:s text:c="4"/><text:span text:style-name="T16">// this is the name under which the MBean will be registered with the MBean server</text:span></text:p>
      <text:p text:style-name="Code_20_block"><text:s text:c="4"/>public String getMBeanName();</text:p>
      <text:p text:style-name="Code_20_block"><text:s text:c="2"/>}</text:p>
      <text:p text:style-name="P20"/>
      <text:p text:style-name="P20">Note that the MBean name must follow the specifications for <text:a xlink:type="simple" xlink:href="http://docs.oracle.com/javase/7/docs/api/index.html?javax/management/ObjectName.html" text:style-name="Internet_20_link" text:visited-style-name="Visited_20_Internet_20_Link">MBean object names</text:a>.</text:p>
      <text:p text:style-name="P20"/>
      <text:p text:style-name="P20">We will then write our MBean provider implementation. Generally, the convention is to create it in a separate package, whose name is that of the MBean interface with a “.spi” suffix. We will write it as follows:</text:p>
      <text:p text:style-name="P20"/>
      <text:p text:style-name="Code_20_block"><text:s text:c="2"/><text:span text:style-name="T16">// AvailableProcessors MBean provider implementation</text:span></text:p>
      <text:p text:style-name="Code_20_block"><text:s text:c="2"/>public class AvailableProcessorsMBeanProvider implements JPPFNodeMBeanProvider {</text:p>
      <text:p text:style-name="Code_20_block"><text:s text:c="4"/><text:span text:style-name="T16">//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16">// create a concrete MBean instance</text:span></text:p>
      <text:p text:style-name="Code_20_block"><text:s text:c="4"/>public Object createMBean(MonitoredNode node) {</text:p>
      <text:p text:style-name="Code_20_block"><text:s text:c="6"/>return new AvailableProcessors();</text:p>
      <text:p text:style-name="Code_20_block"><text:s text:c="4"/>}</text:p>
      <text:p text:style-name="Code_20_block"><text:s text:c="2"/></text:p>
      <text:p text:style-name="Code_20_block"><text:s text:c="4"/><text:span text:style-name="T16">// return the object name of the specified MBean</text:span></text:p>
      <text:p text:style-name="Code_20_block"><text:s text:c="4"/>public String getMBeanName() {</text:p>
      <text:p text:style-name="Code_20_block"><text:s text:c="6"/>return "org.jppf.example.node.mbean:name=AvailableProcessors,type=node";</text:p>
      <text:p text:style-name="Code_20_block"><text:s text:c="4"/>}</text:p>
      <text:p text:style-name="Code_20_block"><text:s text:c="2"/>}</text:p>
      <text:p text:style-name="P20"/>
      <text:p text:style-name="P113">Step 3: create the service definition file</text:p>
      <text:p text:style-name="P20"/>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0"/>
      <text:p text:style-name="Code_20_block"><text:s text:c="2"/>org.jppf.example.mbean.node.spi.AvailableProcessorsMBeanProvider</text:p>
      <text:p text:style-name="P20"/>
      <text:p text:style-name="P18">Step 4: deploy the MBean</text:p>
      <text:p text:style-name="P20"/>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0"/>
      <text:p text:style-name="P18">Step 5: using the MBean</text:p>
      <text:p text:style-name="P20"/>
      <text:p text:style-name="P20">We can now write a simple class to test our new custom MBean:</text:p>
      <text:p text:style-name="P20"/>
      <text:p text:style-name="Code_20_block"><text:s text:c="2"/>package org.jppf.example.node.test;</text:p>
      <text:p text:style-name="Code_20_block"><text:s text:c="2"/></text:p>
      <text:p text:style-name="Code_20_block"><text:s text:c="2"/>import org.jppf.management.JMXNodeConnectionWrapper;</text:p>
      <text:p text:style-name="Code_20_block"><text:s text:c="2"/></text:p>
      <text:p text:style-name="Code_20_block"><text:s text:c="2"/><text:span text:style-name="T16">//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16">// we assume the node is running on localhost and uses the management port 12001</text:span></text:p>
      <text:p text:style-name="Code_20_block"><text:s text:c="6"/>JMXNodeConnectionWrapper wrapper = </text:p>
      <text:p text:style-name="Code_20_block"><text:s text:c="8"/>new JMXNodeConnectionWrapper("localhost", 12001);</text:p>
      <text:p text:style-name="Code_20_block"><text:s text:c="6"/>wrapper.connectAndWait(5000L);</text:p>
      <text:p text:style-name="Code_20_block"><text:s text:c="6"/><text:span text:style-name="T16">// query the node for the available processors</text:span></text:p>
      <text:p text:style-name="Code_20_block"><text:s text:c="6"/>int n = (Integer) wrapper.invoke(</text:p>
      <text:p text:style-name="Code_20_block"><text:s text:c="8"/>"<text:span text:style-name="T1">org.jppf.example.mbean:name=AvailableProcessors,type=node</text:span>",</text:p>
      <text:p text:style-name="Code_20_block"><text:s text:c="8"/>"<text:span text:style-name="T1">queryAvailableProcessors</text:span>", (Object[]) null, (String[]) null);</text:p>
      <text:p text:style-name="Code_20_block"><text:s text:c="6"/>System.out.println("The node has " + n + " available processors");</text:p>
      <text:p text:style-name="Code_20_block"><text:s text:c="4"/>}</text:p>
      <text:p text:style-name="Code_20_block"><text:s text:c="2"/>}</text:p>
      <text:list xml:id="list65724216163049"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16">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16">Step 2: implement the node MBean provider interface</text:p>
      <text:p text:style-name="Standard"/>
      <text:p text:style-name="Standard">This time , we will implement the interface <text:a xlink:type="simple" xlink:href="http://www.jppf.org/api-5/index.html?org/jppf/management/spi/JPPFDriverMBeanProvider.html" text:style-name="Internet_20_link" text:visited-style-name="Visited_20_Internet_20_Link"><text:span text:style-name="Code_20_char">JPPFDriverMBeanProvider</text:span></text:a>:</text:p>
      <text:p text:style-name="Standard"/>
      <text:p text:style-name="Code_20_block"><text:s text:c="2"/><text:span text:style-name="T1">package org.jppf.example.mbean.driver.spi;</text:span></text:p>
      <text:p text:style-name="Code_20_block"><text:s text:c="2"/></text:p>
      <text:p text:style-name="Code_20_block"><text:s text:c="2"/>import org.jppf.example.mbean.AvailableProcessors;</text:p>
      <text:p text:style-name="Code_20_block"><text:s text:c="2"/><text:span text:style-name="T1">import org.jppf.management.spi.JPPFDriverMBeanProvider;</text:span></text:p>
      <text:p text:style-name="Code_20_block"><text:s text:c="2"/></text:p>
      <text:p text:style-name="Code_20_block"><text:s text:c="2"/><text:span text:style-name="T16">// AvailableProcessors MBean provider implementation</text:span></text:p>
      <text:p text:style-name="Code_20_block"><text:s text:c="2"/>public class AvailableProcessorsMBeanProvider implements <text:span text:style-name="T1">JPPFDriverMBeanProvider </text:span>{</text:p>
      <text:p text:style-name="Code_20_block"><text:s text:c="4"/><text:span text:style-name="T16">//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16">// create a concrete MBean instance</text:span></text:p>
      <text:p text:style-name="Code_20_block"><text:s text:c="4"/><text:span text:style-name="T1">public Object createMBean() </text:span>{</text:p>
      <text:p text:style-name="Code_20_block"><text:s text:c="6"/>return new AvailableProcessors();</text:p>
      <text:p text:style-name="Code_20_block"><text:s text:c="4"/>}</text:p>
      <text:p text:style-name="Code_20_block"><text:soft-page-break/><text:s text:c="2"/></text:p>
      <text:p text:style-name="Code_20_block"><text:s text:c="4"/><text:span text:style-name="T16">// return the object name of the specified MBean</text:span></text:p>
      <text:p text:style-name="Code_20_block"><text:s text:c="4"/>public String getMBeanName() {</text:p>
      <text:p text:style-name="Code_20_block"><text:s text:c="6"/>return "org.jppf.example.mbean:name=AvailableProcessors,<text:span text:style-name="T1">type=driver</text:span>";</text:p>
      <text:p text:style-name="Code_20_block"><text:s text:c="4"/>}</text:p>
      <text:p text:style-name="Code_20_block"><text:s text:c="2"/>}</text:p>
      <text:p text:style-name="Standard"/>
      <text:p text:style-name="Standard">This looks almost exactly the same as for the node MBean provider, except for the following differences:</text:p>
      <text:p text:style-name="Standard"/>
      <text:list xml:id="list4608303939328529305" text:style-name="List_20_1">
        <text:list-item>
          <text:p text:style-name="P194">the implemented interface is <text:span text:style-name="Code_20_char">JPPFDriverMbeanProvider</text:span>, and its <text:span text:style-name="Code_20_char">createMBean()</text:span> method takes no parameter</text:p>
        </text:list-item>
        <text:list-item>
          <text:p text:style-name="P194">we gave a different object name to our MBean: “<text:span text:style-name="Code_20_char">…,</text:span><text:span text:style-name="Code_20_char"><text:span text:style-name="T1">type=driver</text:span></text:span>”</text:p>
        </text:list-item>
        <text:list-item>
          <text:p text:style-name="P194">we created the MBean provider in a different package named <text:span text:style-name="Code_20_char">org.jppf.example.mbean.driver.spi</text:span>.</text:p>
        </text:list-item>
      </text:list>
      <text:p text:style-name="Standard"/>
      <text:p text:style-name="P18">Step 3: create the service definition file</text:p>
      <text:p text:style-name="P20"/>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0"/>
      <text:p text:style-name="Code_20_block"><text:s text:c="2"/>org.jppf.example.mbean.driver.spi.AvailableProcessorsMBeanProvider</text:p>
      <text:p text:style-name="P21"/>
      <text:p text:style-name="P18">Step 4: deploy the MBean</text:p>
      <text:p text:style-name="P20"/>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18">Step 5: using the MBean</text:p>
      <text:p text:style-name="P20"/>
      <text:p text:style-name="P20">We can write the following simple class to test our new server custom MBean:</text:p>
      <text:p text:style-name="P21"/>
      <text:p text:style-name="Code_20_block"><text:s text:c="2"/>package org.jppf.example.driver.test;</text:p>
      <text:p text:style-name="Code_20_block"><text:s text:c="2"/>import org.jppf.management.JMXDriverConnectionWrapper;</text:p>
      <text:p text:style-name="Code_20_block"><text:s text:c="2"/></text:p>
      <text:p text:style-name="Code_20_block"><text:s text:c="2"/><text:span text:style-name="T16">//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16">// we assume the server is running on localhost and uses the management port 11198</text:span></text:p>
      <text:p text:style-name="Code_20_block"><text:s text:c="6"/>JMXDriverConnectionWrapper wrapper = </text:p>
      <text:p text:style-name="Code_20_block"><text:s text:c="8"/>new JMXDriverConnectionWrapper("localhost", 11198);</text:p>
      <text:p text:style-name="Code_20_block"><text:s text:c="6"/>wrapper.connectAndWait(5000L);</text:p>
      <text:p text:style-name="Code_20_block"><text:s text:c="6"/><text:span text:style-name="T16">// query the node for the available processors</text:span></text:p>
      <text:p text:style-name="Code_20_block"><text:s text:c="6"/>int n = (Integer) wrapper.invoke(</text:p>
      <text:p text:style-name="Code_20_block"><text:s text:c="8"/>"<text:span text:style-name="T1">org.jppf.example.mbean:name=AvailableProcessors,type=driver</text:span>",</text:p>
      <text:p text:style-name="Code_20_block"><text:s text:c="8"/>"<text:span text:style-name="T1">queryAvailableProcessors</text:span>", (Object[]) null, (String[]) null);</text:p>
      <text:p text:style-name="Code_20_block"><text:s text:c="6"/>System.out.println("The server has " + n + " available processors");</text:p>
      <text:p text:style-name="Code_20_block"><text:s text:c="4"/>}</text:p>
      <text:p text:style-name="Code_20_block"><text:s text:c="2"/>}</text:p>
      <text:p text:style-name="Standard"/>
      <text:list xml:id="list65724232160550" text:continue-list="list65724216163049" text:style-name="Outline">
        <text:list-item>
          <text:list>
            <text:list-item>
              <text:list>
                <text:list-item>
                  <text:h text:style-name="P206" text:outline-level="3"><text:span text:style-name="T95">S</text:span>tartup classes</text:h>
                </text:list-item>
              </text:list>
            </text:list-item>
          </text:list>
        </text:list-item>
      </text:list>
      <text:p text:style-name="P23">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3"/>
      <text:p text:style-name="P23">Startup classes are defined using the Service Provider Interface. The general workflow to create a custom startup class is as follows:</text:p>
      <text:p text:style-name="P23"/>
      <text:p text:style-name="P23">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3"/>
      <text:p text:style-name="P23">This mechanism relies on the following rules:</text:p>
      <text:p text:style-name="P23"/>
      <text:list xml:id="list65724232179217" text:continue-list="list65724216163514" text:style-name="List_20_2">
        <text:list-item>
          <text:p text:style-name="P188">the provider interface for a node or server startup class extends the interface <text:a xlink:type="simple" xlink:href="http://www.jppf.org/api-5/index.html?org/jppf/startup/JPPFStartup.html" text:style-name="Internet_20_link" text:visited-style-name="Visited_20_Internet_20_Link"><text:span text:style-name="Code_20_char">JPPFStartup</text:span></text:a>, which itself extends <text:a xlink:type="simple" xlink:href="http://docs.oracle.com/javase/7/docs/api/index.html?java/lang/Runnable.html" text:style-name="Internet_20_link" text:visited-style-name="Visited_20_Internet_20_Link"><text:span text:style-name="Code_20_char">java.lang.Runnable</text:span></text:a>. Thus, writing a startup class consists essentially in writing code in the <text:span text:style-name="Code_20_char">run()</text:span> method.</text:p>
        </text:list-item>
        <text:list-item>
          <text:p text:style-name="P188">the provider interface implementation must have a no-arg constructor</text:p>
        </text:list-item>
        <text:list-item>
          <text:p text:style-name="P188">startup classes are instantiated and run just after the JPPF and custom MBeans have been initialized. This allows a startup class to subscribe to any notifications that an MBean may emit.</text:p>
        </text:list-item>
      </text:list>
      <text:p text:style-name="P23"/>
      <text:p text:style-name="P23"><text:span text:style-name="T42">Related sample</text:span>: “Startup Classes” sample in the JPPF samples pack.</text:p>
      <text:list xml:id="list65724232177369" text:continue-list="list65724232160550" text:style-name="Outline">
        <text:list-item>
          <text:list>
            <text:list-item>
              <text:list>
                <text:list-item>
                  <text:list>
                    <text:list-item>
                      <text:h text:style-name="Heading_20_4" text:outline-level="4">Node startup classes</text:h>
                    </text:list-item>
                  </text:list>
                </text:list-item>
              </text:list>
            </text:list-item>
          </text:list>
        </text:list-item>
      </text:list>
      <text:p text:style-name="P16">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api-5/index.html?org/jppf/startup/JPPFNodeStartupSPI.html" text:style-name="Internet_20_link" text:visited-style-name="Visited_20_Internet_20_Link"><text:span text:style-name="Code_20_char">JPPFNodeStartupSPI</text:span></text:a>, which will provide the node with enough information to create and run the startup class. This interface is defined as follows:</text:p>
      <text:p text:style-name="P23"/>
      <text:p text:style-name="Code_20_block"><text:s text:c="2"/>public interface JPPFNodeStartupSPI extends JPPFStartup { }</text:p>
      <text:p text:style-name="P23"/>
      <text:p text:style-name="P23">As we can see, this is just a marker interface, used to distinguish between node startup classes and server startup classes. As an example, we will create an implementation that simply prints a message when the node starts:</text:p>
      <text:p text:style-name="P23"/>
      <text:p text:style-name="Code_20_block"><text:s text:c="2"/>package org.jppf.example.startup.node;</text:p>
      <text:p text:style-name="Code_20_block"><text:s text:c="2"/></text:p>
      <text:p text:style-name="Code_20_block"><text:s text:c="2"/>import org.jppf.startup.JPPFNodeStartupSPI;</text:p>
      <text:p text:style-name="Code_20_block"><text:s text:c="2"/></text:p>
      <text:p text:style-name="Code_20_block"><text:s text:c="2"/><text:span text:style-name="T16">// This is a test of a node startup class</text:span></text:p>
      <text:p text:style-name="Code_20_block"><text:s text:c="2"/>public class TestNodeStartup implements JPPFNodeStartupSPI {</text:p>
      <text:p text:style-name="Code_20_block"><text:s text:c="4"/>public void run() {</text:p>
      <text:p text:style-name="Code_20_block"><text:s text:c="6"/>System.out.println("I'm a node startup class");</text:p>
      <text:p text:style-name="Code_20_block"><text:s text:c="4"/>}</text:p>
      <text:p text:style-name="Code_20_block"><text:s text:c="2"/>}</text:p>
      <text:p text:style-name="P23"/>
      <text:p text:style-name="P18">Step 2: create the service definition file</text:p>
      <text:p text:style-name="P20"/>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0"/>
      <text:p text:style-name="Code_20_block"><text:s text:c="2"/>org.jppf.example.startup.node.TestNodeStartup</text:p>
      <text:p text:style-name="P21"/>
      <text:p text:style-name="P18">Step 3: deploy the startup class</text:p>
      <text:p text:style-name="P20"/>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42">Important note</text:span>: <text:span text:style-name="T8">when a node startup class is deployed on the server, the objects it creates (for instance as singletons) can be reused from within the tasks executed by the node</text:span>.</text:p>
      <text:p text:style-name="P1"/>
      <text:list xml:id="list65724232167067" text:continue-numbering="true" text:style-name="Outline">
        <text:list-item>
          <text:list>
            <text:list-item>
              <text:list>
                <text:list-item>
                  <text:list>
                    <text:list-item>
                      <text:h text:style-name="P211" text:outline-level="4">Server startup classes</text:h>
                    </text:list-item>
                  </text:list>
                </text:list-item>
              </text:list>
            </text:list-item>
          </text:list>
        </text:list-item>
      </text:list>
      <text:p text:style-name="P16">Step 1: implement the server startup class provider interface</text:p>
      <text:p text:style-name="P1"/>
      <text:p text:style-name="P1">In the same way as for a node startup class, we need to implement the interface <text:a xlink:type="simple" xlink:href="http://www.jppf.org/api-5/index.html?org/jppf/startup/JPPFDriverStartupSPI.html" text:style-name="Internet_20_link" text:visited-style-name="Visited_20_Internet_20_Link">JPPFDriverStartupSPI</text:a>, defined as follows:</text:p>
      <text:p text:style-name="P23"/>
      <text:p text:style-name="Code_20_block"><text:s text:c="2"/>public interface JPPFDriverStartupSPI extends JPPFStartup { }</text:p>
      <text:p text:style-name="P23"/>
      <text:p text:style-name="P23">As an example, we will create an implementation that simply prints a message when the server starts:</text:p>
      <text:p text:style-name="P23"/>
      <text:p text:style-name="Code_20_block"><text:s text:c="2"/>package org.jppf.example.startup.driver;</text:p>
      <text:p text:style-name="Code_20_block"><text:s text:c="2"/></text:p>
      <text:p text:style-name="Code_20_block"><text:s text:c="2"/>import org.jppf.startup.JPPFNodeStartupSPI;</text:p>
      <text:p text:style-name="Code_20_block"><text:s text:c="2"/></text:p>
      <text:p text:style-name="Code_20_block"><text:s text:c="2"/><text:span text:style-name="T16">// This is a test of a server startup class</text:span></text:p>
      <text:p text:style-name="Code_20_block"><text:s text:c="2"/>public class TestDriverStartup implements JPPFDriverStartupSPI {</text:p>
      <text:p text:style-name="Code_20_block"><text:s text:c="4"/>public void run() {</text:p>
      <text:p text:style-name="Code_20_block"><text:s text:c="6"/>System.out.println("I'm a server startup class");</text:p>
      <text:p text:style-name="Code_20_block"><text:s text:c="4"/>}</text:p>
      <text:p text:style-name="Code_20_block"><text:s text:c="2"/>}</text:p>
      <text:p text:style-name="P23"/>
      <text:p text:style-name="P18">Step 2: create the service definition file</text:p>
      <text:p text:style-name="P20"/>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0"/>
      <text:p text:style-name="Code_20_block"><text:s text:c="2"/>org.jppf.example.startup.driver.TestDriverStartup</text:p>
      <text:p text:style-name="P21"/>
      <text:p text:style-name="P18">Step 3: deploy the startup class</text:p>
      <text:p text:style-name="P20"/>
      <text:p text:style-name="P1">Now we just create a jar that contains the JPPF server startup provider class , along with the <text:span text:style-name="Code_20_char">META-INF/services</text:span> folder, and add it to the class path of the server.</text:p>
      <text:list xml:id="list65724232182519" text:continue-numbering="true" text:style-name="Outline">
        <text:list-item>
          <text:list>
            <text:list-item>
              <text:h text:style-name="P204" text:outline-level="2">Drivers</text:h>
              <text:list>
                <text:list-item>
                  <text:h text:style-name="Heading_20_3" text:outline-level="3">Creating a custom load-balancer</text:h>
                </text:list-item>
              </text:list>
            </text:list-item>
          </text:list>
        </text:list-item>
      </text:list>
      <text:p text:style-name="Standard"><text:span text:style-name="T42">Related sample</text:span>: “<text:a xlink:type="simple" xlink:href="http://www.jppf.org/samples-pack/CustomLoadBalancer/Readme.php" text:style-name="Internet_20_link" text:visited-style-name="Visited_20_Internet_20_Link">CustomLoadBalancer</text:a>” in the JPPF samples pack.</text:p>
      <text:list xml:id="list65724232158505" text:continue-numbering="true" text:style-name="Outline">
        <text:list-item>
          <text:list>
            <text:list-item>
              <text:list>
                <text:list-item>
                  <text:list>
                    <text:list-item>
                      <text:h text:style-name="Heading_20_4" text:outline-level="4">Overview of JPPF load-balancing</text:h>
                    </text:list-item>
                  </text:list>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api-5/index.html?org/jppf/load/balancer/Bundler.html" text:style-name="Internet_20_link" text:visited-style-name="Visited_20_Internet_20_Link"><text:span text:style-name="Code_20_char">Bundler</text:span></text:a>, defined as follows:</text:p>
      <text:p text:style-name="Standard"/>
      <text:p text:style-name="Code_20_block"><text:s text:c="2"/>public interface Bundler {</text:p>
      <text:p text:style-name="Code_20_block"><text:s text:c="4"/><text:span text:style-name="T16">// Get the latest computed bundle size</text:span></text:p>
      <text:p text:style-name="Code_20_block"><text:s text:c="4"/>public int getBundleSize();</text:p>
      <text:p text:style-name="Code_20_block"><text:s text:c="2"/></text:p>
      <text:p text:style-name="Code_20_block"><text:s text:c="4"/><text:span text:style-name="T16">// Feed the bundler with the latest execution result for the corresponding node</text:span></text:p>
      <text:p text:style-name="Code_20_block"><text:s text:c="4"/>public void feedback(int nbTasks, double totalTime);</text:p>
      <text:p text:style-name="Code_20_block"><text:s text:c="2"/></text:p>
      <text:p text:style-name="Code_20_block"><text:s text:c="4"/><text:span text:style-name="T16">// Make a copy of this bundler</text:span></text:p>
      <text:p text:style-name="Code_20_block"><text:s text:c="4"/>public Bundler copy();</text:p>
      <text:p text:style-name="Code_20_block"><text:s text:c="2"/></text:p>
      <text:p text:style-name="Code_20_block"><text:s text:c="4"/><text:span text:style-name="T16">// Get the timestamp at which this bundler was created</text:span></text:p>
      <text:p text:style-name="Code_20_block"><text:s text:c="4"/>public long getTimestamp();</text:p>
      <text:p text:style-name="Code_20_block"><text:s text:c="2"/></text:p>
      <text:p text:style-name="Code_20_block"><text:s text:c="4"/><text:span text:style-name="T16">// Release the resources used by this bundler</text:span></text:p>
      <text:p text:style-name="Code_20_block"><text:s text:c="4"/>public void dispose();</text:p>
      <text:p text:style-name="Code_20_block"><text:s text:c="2"/></text:p>
      <text:p text:style-name="Code_20_block"><text:s text:c="4"/><text:span text:style-name="T16">// Perform context-independant initializations</text:span></text:p>
      <text:p text:style-name="Code_20_block"><text:s text:c="4"/>public void setup();</text:p>
      <text:p text:style-name="Code_20_block"><text:s text:c="2"/></text:p>
      <text:p text:style-name="Code_20_block"><text:s text:c="4"/><text:span text:style-name="T16">// Get the parameters profile used by this load-balancer</text:span></text:p>
      <text:p text:style-name="Code_20_block"><text:s text:c="4"/>public LoadBalancingProfile getProfile();</text:p>
      <text:p text:style-name="Code_20_block"><text:s text:c="2"/>}</text:p>
      <text:p text:style-name="Standard"/>
      <text:p text:style-name="P1">In practice, it will be more convenient to extend the abstract class <text:a xlink:type="simple" xlink:href="http://www.jppf.org/api-5/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65724248153645" text:continue-list="list65724232179217" text:style-name="List_20_2">
        <text:list-item>
          <text:p text:style-name="P190">when the server starts up, it creates a bundler instance based on the load-balancing algorithm specified in the configuration file</text:p>
        </text:list-item>
        <text:list-item>
          <text:p text:style-name="P190">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190">when a node is disconnected, the server will call the <text:span text:style-name="Code_20_char">dispose()</text:span> method on the corresponding bundler, then discard it</text:p>
        </text:list-item>
        <text:list-item>
          <text:p text:style-name="P190">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
      <text:p text:style-name="P1">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42">Note</text:span>: <text:span text:style-name="T8">all JPPF built-in load balancing algorithms are implemented and plugged-in as custom algorithms</text:span></text:p>
      <text:list xml:id="list65724248182791" text:continue-list="list65724232158505" text:style-name="Outline">
        <text:list-item>
          <text:list>
            <text:list-item>
              <text:list>
                <text:list-item>
                  <text:list>
                    <text:list-item>
                      <text:h text:style-name="Heading_20_4" text:outline-level="4">Implementing the algorithm and its profile</text:h>
                    </text:list-item>
                  </text:list>
                </text:list-item>
              </text:list>
            </text:list-item>
          </text:list>
        </text:list-item>
      </text:list>
      <text:p text:style-name="P1">First let's implement our parameters profile. To this effect, we implement the interface <text:a xlink:type="simple" xlink:href="http://www.jppf.org/api-5/index.html?org/jppf/load/balancer/LoadBalancingProfile.html" text:style-name="Internet_20_link" text:visited-style-name="Visited_20_Internet_20_Link"><text:span text:style-name="Code_20_char">LoadBalancingProfile</text:span></text:a>:</text:p>
      <text:p text:style-name="P1"/>
      <text:p text:style-name="Code_20_block"><text:s text:c="2"/>public interface LoadBalancingProfile extends Serializable {</text:p>
      <text:p text:style-name="Code_20_block"><text:s text:c="4"/><text:span text:style-name="T16">// Make a copy of this profile</text:span></text:p>
      <text:p text:style-name="Code_20_block"><text:s text:c="4"/>public LoadBalancingProfile copy();</text:p>
      <text:p text:style-name="Code_20_block"><text:s text:c="2"/>}</text:p>
      <text:p text:style-name="P1"/>
      <text:p text:style-name="P1">As we can see, this interface has a single method that creates a copy of a profile. Now let's see how it is implemented in the <text:a xlink:type="simple" xlink:href="http://www.jppf.org/api-5/index.html?org/jppf/server/scheduler/bundle/fixedsize/FixedSizeProfile.html" text:style-name="Internet_20_link" text:visited-style-name="Visited_20_Internet_20_Link"><text:span text:style-name="Code_20_char">FixedSizeProfile</text:span></text:a> class:</text:p>
      <text:p text:style-name="P1"/>
      <text:p text:style-name="Code_20_block"><text:s text:c="2"/><text:span text:style-name="T16">// Profile for the fixed bundle size load-balancing algorithm</text:span></text:p>
      <text:p text:style-name="Code_20_block"><text:s text:c="2"/>public class FixedSizeProfile implements LoadBalancingProfile {</text:p>
      <text:p text:style-name="Code_20_block"><text:s text:c="4"/><text:span text:style-name="T16">// The bundle size</text:span></text:p>
      <text:p text:style-name="Code_20_block"><text:s text:c="4"/>private int size = 1;</text:p>
      <text:p text:style-name="Code_20_block"><text:s text:c="2"/></text:p>
      <text:p text:style-name="Code_20_block"><text:s text:c="4"/><text:span text:style-name="T16">// Default constructor</text:span></text:p>
      <text:p text:style-name="Code_20_block"><text:s text:c="4"/>public FixedSizeProfile() {</text:p>
      <text:p text:style-name="Code_20_block"><text:s text:c="4"/>}</text:p>
      <text:p text:style-name="Code_20_block"><text:s text:c="2"/></text:p>
      <text:p text:style-name="Code_20_block"><text:s text:c="4"/><text:span text:style-name="T16">// Initialize this profile with values read from the specified configuration</text:span></text:p>
      <text:p text:style-name="Code_20_block"><text:s text:c="4"/>public FixedSizeProfile(TypedProperties config) {</text:p>
      <text:p text:style-name="Code_20_block"><text:s text:c="6"/>size = config.getInt("size", 1);</text:p>
      <text:p text:style-name="Code_20_block"><text:s text:c="4"/>}</text:p>
      <text:p text:style-name="Code_20_block"><text:s text:c="2"/></text:p>
      <text:p text:style-name="Code_20_block"><text:s text:c="4"/><text:span text:style-name="T16">// Make a copy of this profile</text:span></text:p>
      <text:p text:style-name="Code_20_block"><text:s text:c="4"/>public LoadBalancingProfile copy() {</text:p>
      <text:p text:style-name="Code_20_block"><text:s text:c="6"/>FixedSizeProfile other = new FixedSizeProfile();</text:p>
      <text:p text:style-name="Code_20_block"><text:s text:c="6"/>other.setSize(size);</text:p>
      <text:p text:style-name="Code_20_block"><text:s text:c="6"/>return other;</text:p>
      <text:p text:style-name="Code_20_block"><text:s text:c="4"/>}</text:p>
      <text:p text:style-name="Code_20_block"><text:s text:c="2"/></text:p>
      <text:p text:style-name="Code_20_block"><text:s text:c="4"/><text:span text:style-name="T16">// Get the bundle size</text:span></text:p>
      <text:p text:style-name="Code_20_block"><text:s text:c="4"/>public int getSize() {</text:p>
      <text:p text:style-name="Code_20_block"><text:s text:c="6"/>return size;</text:p>
      <text:p text:style-name="Code_20_block"><text:s text:c="4"/>}</text:p>
      <text:p text:style-name="Code_20_block"><text:s text:c="2"/></text:p>
      <text:p text:style-name="Code_20_block"><text:s text:c="4"/><text:span text:style-name="T16">// Set the bundle size</text:span></text:p>
      <text:p text:style-name="Code_20_block"><text:s text:c="4"/>public void setSize(int size) {</text:p>
      <text:p text:style-name="Code_20_block"><text:s text:c="6"/>this.size = size;</text:p>
      <text:p text:style-name="Code_20_block"><text:s text:c="4"/>}</text:p>
      <text:p text:style-name="Code_20_block"><text:s text:c="2"/>}</text:p>
      <text:p text:style-name="P1"/>
      <text:p text:style-name="P1">This implementation is fairly trivial, the only notable element being the constructor taking a <text:a xlink:type="simple" xlink:href="http://www.jppf.org/api-5/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
      <text:p text:style-name="P1"/>
      <text:p text:style-name="P112">Now let's take a look at the algorithm implementation itself:</text:p>
      <text:p text:style-name="P1"/>
      <text:p text:style-name="Code_20_block"><text:s text:c="2"/>public class FixedSizeBundler extends AbstractBundler {</text:p>
      <text:p text:style-name="Code_20_block"><text:s text:c="4"/><text:span text:style-name="T16">// Initialize this bundler</text:span></text:p>
      <text:p text:style-name="Code_20_block"><text:s text:c="4"/>public FixedSizeBundler(LoadBalancingProfile profile) {</text:p>
      <text:p text:style-name="Code_20_block"><text:s text:c="6"/>super(profile);</text:p>
      <text:p text:style-name="Code_20_block"><text:s text:c="4"/>}</text:p>
      <text:p text:style-name="Code_20_block"><text:s text:c="2"/></text:p>
      <text:p text:style-name="Code_20_block"><text:s text:c="4"/><text:span text:style-name="T16">// This method always returns a statically assigned bundle size</text:span></text:p>
      <text:p text:style-name="Code_20_block"><text:s text:c="4"/>public int getBundleSize() {</text:p>
      <text:p text:style-name="Code_20_block"><text:s text:c="6"/>return ((FixedSizeProfile) profile).getSize();</text:p>
      <text:p text:style-name="Code_20_block"><text:s text:c="4"/>}</text:p>
      <text:p text:style-name="Code_20_block"><text:s text:c="2"/></text:p>
      <text:p text:style-name="Code_20_block"><text:s text:c="4"/><text:span text:style-name="T16">// Make a copy of this bundler</text:span></text:p>
      <text:p text:style-name="Code_20_block"><text:s text:c="4"/>public Bundler copy() {</text:p>
      <text:p text:style-name="Code_20_block"><text:s text:c="6"/>return new FixedSizeBundler(profile.copy());</text:p>
      <text:p text:style-name="Code_20_block"><text:s text:c="4"/>}</text:p>
      <text:p text:style-name="Code_20_block"><text:s text:c="2"/></text:p>
      <text:p text:style-name="Code_20_block"><text:s text:c="4"/><text:span text:style-name="T16">// Get the max bundle size that can be used for this bundler</text:span></text:p>
      <text:p text:style-name="Code_20_block"><text:s text:c="4"/>protected int maxSize() {</text:p>
      <text:p text:style-name="Code_20_block"><text:s text:c="6"/>return -1;</text:p>
      <text:p text:style-name="Code_20_block"><text:s text:c="4"/>}</text:p>
      <text:p text:style-name="Code_20_block"><text:s text:c="2"/>}</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api-5/org/jppf/server/queue/JPPFQueue.html#getMaxBundleSize()" text:style-name="Internet_20_link" text:visited-style-name="Visited_20_Internet_20_Link"><text:span text:style-name="Code_20_char">JPPFQueue.getMaxBundleSize()</text:span></text:a>. We could then rewrite our maxSize() method as follows:</text:p>
      <text:p text:style-name="P1"/>
      <text:p text:style-name="Code_20_block"><text:s text:c="2"/>protected int maxSize() {</text:p>
      <text:p text:style-name="Code_20_block"><text:s text:c="4"/>return <text:span text:style-name="T1">JPPFDriver.getQueue().getMaxBundleSize() / 2</text:span>;</text:p>
      <text:p text:style-name="Code_20_block"><text:s text:c="2"/>}</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42">Tip</text:span>: <text:span text:style-name="T8">if your algorithm depends on the number of nodes, you can use a bundler instances count as a static variable in your implementation, and use the </text:span><text:span text:style-name="Code_20_char"><text:span text:style-name="T46">setup()</text:span></text:span><text:span text:style-name="T8"> and </text:span><text:span text:style-name="Code_20_char"><text:span text:style-name="T46">dispose()</text:span></text:span><text:span text:style-name="T8"> methods to increment and decrement the count as needed. For instance</text:span>:</text:p>
      <text:p text:style-name="P1"/>
      <text:p text:style-name="Code_20_block"><text:s text:c="2"/>private static AtomicInteger instanceCount = new AtomicInteger(0);</text:p>
      <text:p text:style-name="Code_20_block"><text:s text:c="2"/></text:p>
      <text:p text:style-name="Code_20_block"><text:s text:c="2"/>public void setup() {</text:p>
      <text:p text:style-name="Code_20_block"><text:s text:c="4"/>instanceCount.incrementAndGet();</text:p>
      <text:p text:style-name="Code_20_block"><text:s text:c="2"/>}</text:p>
      <text:p text:style-name="Code_20_block"><text:s text:c="2"/></text:p>
      <text:p text:style-name="Code_20_block"><text:s text:c="2"/>public void dispose() {</text:p>
      <text:p text:style-name="Code_20_block"><text:s text:c="4"/>instanceCount.decrementAndGet();</text:p>
      <text:p text:style-name="Code_20_block"><text:s text:c="2"/>}</text:p>
      <text:p text:style-name="Standard"/>
      <text:list xml:id="list65724248159420" text:continue-numbering="true" text:style-name="Outline">
        <text:list-item>
          <text:list>
            <text:list-item>
              <text:list>
                <text:list-item>
                  <text:list>
                    <text:list-item>
                      <text:h text:style-name="P211" text:outline-level="4">Implementing the bundler provider interface</text:h>
                    </text:list-item>
                  </text:list>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api-5/index.html?org/jppf/load/balancer/spi/JPPFBundlerProvider.html" text:style-name="Internet_20_link" text:visited-style-name="Visited_20_Internet_20_Link"><text:span text:style-name="Code_20_char">JPPFBundlerProvider</text:span></text:a> interface, which is defined as:</text:p>
      <text:p text:style-name="Standard"/>
      <text:p text:style-name="Code_20_block"><text:s text:c="2"/>public interface JPPFBundlerProvider {</text:p>
      <text:p text:style-name="Code_20_block"><text:s text:c="4"/><text:span text:style-name="T16">// Get the name of the algorithm defined by this provider</text:span></text:p>
      <text:p text:style-name="Code_20_block"><text:s text:c="4"/><text:span text:style-name="T16">// Each algorithm must have a name distinct from that of all other algorithms</text:span></text:p>
      <text:p text:style-name="Code_20_block"><text:s text:c="4"/>public String getAlgorithmName();</text:p>
      <text:p text:style-name="Code_20_block"><text:s text:c="2"/></text:p>
      <text:p text:style-name="Code_20_block"><text:s text:c="4"/><text:span text:style-name="T16">// Create a bundler instance using the specified parameters profile</text:span></text:p>
      <text:p text:style-name="Code_20_block"><text:s text:c="4"/>public Bundler createBundler(LoadBalancingProfile profile);</text:p>
      <text:p text:style-name="Code_20_block"><text:s text:c="2"/></text:p>
      <text:p text:style-name="Code_20_block"><text:s text:c="4"/><text:span text:style-name="T16">// Create a bundler profile containing the parameters of the algorithm</text:span></text:p>
      <text:p text:style-name="Code_20_block"><text:s text:c="4"/>public LoadBalancingProfile createProfile(TypedProperties configuration);</text:p>
      <text:p text:style-name="Code_20_block"><text:s text:c="2"/>}</text:p>
      <text:p text:style-name="Standard"/>
      <text:p text:style-name="Standard">In the case of our fixed size algorithm, the <text:a xlink:type="simple" xlink:href="http://www.jppf.org/api-5/index.html?org/jppf/load/balancer/spi/FixedSizeBundlerProvider.html" text:style-name="Internet_20_link" text:visited-style-name="Visited_20_Internet_20_Link"><text:span text:style-name="Code_20_char">FixedSizeBundlerProvider</text:span></text:a> implementation is quite straightforward:</text:p>
      <text:p text:style-name="Standard"/>
      <text:p text:style-name="Code_20_block"><text:s text:c="2"/>public class FixedSizeBundlerProvider implements JPPFBundlerProvider {</text:p>
      <text:p text:style-name="Code_20_block"><text:s text:c="4"/><text:span text:style-name="T16">// Get the name of the algorithm defined by this provider</text:span></text:p>
      <text:p text:style-name="Code_20_block"><text:s text:c="4"/>public String getAlgorithmName() {</text:p>
      <text:p text:style-name="Code_20_block"><text:s text:c="6"/>return "manual";</text:p>
      <text:p text:style-name="Code_20_block"><text:s text:c="4"/>}</text:p>
      <text:p text:style-name="Code_20_block"><text:s text:c="2"/></text:p>
      <text:p text:style-name="Code_20_block"><text:s text:c="4"/><text:span text:style-name="T16">// Create a bundler instance using the specified parameters profile</text:span></text:p>
      <text:p text:style-name="Code_20_block"><text:s text:c="4"/>public Bundler createBundler(LoadBalancingProfile profile) {</text:p>
      <text:p text:style-name="Code_20_block"><text:s text:c="6"/>return new FixedSizeBundler(profile);</text:p>
      <text:p text:style-name="Code_20_block"><text:s text:c="4"/>}</text:p>
      <text:p text:style-name="Code_20_block"><text:s text:c="2"/></text:p>
      <text:p text:style-name="Code_20_block"><text:s text:c="4"/><text:span text:style-name="T16">// Create a bundler profile containing the parameters of the algorithm</text:span></text:p>
      <text:p text:style-name="Code_20_block"><text:s text:c="4"/>public LoadBalancingProfile createProfile(TypedProperties configuration) {</text:p>
      <text:p text:style-name="Code_20_block"><text:s text:c="6"/>return new FixedSizeProfile(configuration);</text:p>
      <text:p text:style-name="Code_20_block"><text:s text:c="4"/>}</text:p>
      <text:p text:style-name="Code_20_block"><text:s text:c="2"/>}</text:p>
      <text:list xml:id="list65724248156420" text:continue-numbering="true" text:style-name="Outline">
        <text:list-item>
          <text:list>
            <text:list-item>
              <text:list>
                <text:list-item>
                  <text:list>
                    <text:list-item>
                      <text:h text:style-name="Heading_20_4" text:outline-level="4">Deploying the custom load-balancer</text:h>
                    </text:list-item>
                  </text:list>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91">load.balancer</text:span></text:span><text:span text:style-name="Code_20_char">.</text:span><text:span text:style-name="Code_20_char"><text:span text:style-name="T91">spi</text:span></text:span><text:span text:style-name="Code_20_char">.</text:span><text:span text:style-name="Code_20_char"><text:span text:style-name="T91">JPPF</text:span></text:span><text:span text:style-name="Code_20_char">BundlerProvider</text:span>, and open it in a text editor. In the editor, we add a single line containing the fully qualified name of our provider implementation:</text:p>
      <text:p text:style-name="P1"/>
      <text:p text:style-name="P135"><text:s text:c="2"/>org.jppf.<text:span text:style-name="T91">load.balancer</text:span>.<text:span text:style-name="T91">spi</text:span>.FixedSizeBundlerProvider</text:p>
      <text:p text:style-name="P23"/>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65724248174947" text:continue-numbering="true" text:style-name="Outline">
        <text:list-item>
          <text:list>
            <text:list-item>
              <text:list>
                <text:list-item>
                  <text:list>
                    <text:list-item>
                      <text:h text:style-name="Heading_20_4" text:outline-level="4">Node-aware load balancers</text:h>
                    </text:list-item>
                  </text:list>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api-5/index.html?org/jppf/load/balancer/NodeAwareness.html" text:style-name="Internet_20_link" text:visited-style-name="Visited_20_Internet_20_Link"><text:span text:style-name="Code_20_char">NodeAwareness</text:span></text:a>, defined as follows:</text:p>
      <text:p text:style-name="Standard"/>
      <text:p text:style-name="Code_20_block"><text:s text:c="2"/><text:span text:style-name="T16">// Bundler implementations should implement this interface</text:span></text:p>
      <text:p text:style-name="Code_20_block"><text:s text:c="2"/><text:span text:style-name="T16">// if they wish to have access to a node's configuration</text:span></text:p>
      <text:p text:style-name="Code_20_block"><text:s text:c="2"/>public interface NodeAwareness {</text:p>
      <text:p text:style-name="Code_20_block"><text:s text:c="4"/><text:span text:style-name="T16">// Get the corresponding node's system information</text:span></text:p>
      <text:p text:style-name="Code_20_block"><text:s text:c="4"/>JPPFSystemInformation getNodeConfiguration();</text:p>
      <text:p text:style-name="Code_20_block"><text:s text:c="2"/></text:p>
      <text:p text:style-name="Code_20_block"><text:s text:c="4"/><text:span text:style-name="T16">// Set the corresponding node's system information</text:span></text:p>
      <text:p text:style-name="Code_20_block"><text:s text:c="4"/>void setNodeConfiguration(JPPFSystemInformation nodeConfiguration);</text:p>
      <text:p text:style-name="Code_20_block"><text:s text:c="2"/>}</text:p>
      <text:p text:style-name="Standard"/>
      <text:p text:style-name="Standard"><text:soft-page-break/>When implementing this interface, the environment and configuration of the node become accessible via an instance of <text:a xlink:type="simple" xlink:href="http://www.jppf.org/api-5/index.html?org/jppf/management/JPPFSystemInformation.html" text:style-name="Internet_20_link" text:visited-style-name="Visited_20_Internet_20_Link"><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65724263179538" text:continue-list="list4608303939328529305" text:style-name="List_20_1">
        <text:list-item>
          <text:p text:style-name="P194">when the node connects to the server</text:p>
        </text:list-item>
        <text:list-item>
          <text:p text:style-name="P194">when the node's number of processing threads has been updated dynamically (through the admin console or management APIs)</text:p>
        </text:list-item>
      </text:list>
      <text:p text:style-name="Standard"/>
      <text:p text:style-name="Standard">A sample usage of <text:a xlink:type="simple" xlink:href="http://www.jppf.org/api-5/index.html?org/jppf/load/balancer/NodeAwareness.html" text:style-name="Internet_20_link" text:visited-style-name="Visited_20_Internet_20_Link"><text:span text:style-name="Code_20_char">NodeAwareness</text:span></text:a> can be found in the CustomLoadBalancer sample, in the JPPF samples pack.</text:p>
      <text:list xml:id="list65724263161361" text:continue-list="list65724248174947" text:style-name="Outline">
        <text:list-item>
          <text:list>
            <text:list-item>
              <text:list>
                <text:list-item>
                  <text:list>
                    <text:list-item>
                      <text:h text:style-name="Heading_20_4" text:outline-level="4">Job-aware load balancers</text:h>
                    </text:list-item>
                  </text:list>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api-5/index.html?org/jppf/load/balancer/JobAwareness.html" text:style-name="Internet_20_link" text:visited-style-name="Visited_20_Internet_20_Link"><text:span text:style-name="Code_20_char">JobAwareness</text:span></text:a>, defined as follows:</text:p>
      <text:p text:style-name="P1"/>
      <text:p text:style-name="P118"><text:s text:c="2"/>// Bundler implementations should implement this interface</text:p>
      <text:p text:style-name="P118"><text:s text:c="2"/>// if they wish to have access to a job's metadata</text:p>
      <text:p text:style-name="Code_20_block"><text:s text:c="2"/>public interface JobAwareness {</text:p>
      <text:p text:style-name="Code_20_block"><text:s text:c="4"/><text:span text:style-name="T16">// Get the current job's metadata</text:span></text:p>
      <text:p text:style-name="Code_20_block"><text:s text:c="4"/>JobMetadata getJobMetadata();</text:p>
      <text:p text:style-name="Code_20_block"><text:s text:c="2"/></text:p>
      <text:p text:style-name="Code_20_block"><text:s text:c="4"/><text:span text:style-name="T16">// Set the current job's metadata</text:span></text:p>
      <text:p text:style-name="Code_20_block"><text:s text:c="4"/>void setJobMetadata(JobMetadata metadata);</text:p>
      <text:p text:style-name="Code_20_block"><text:s text:c="2"/>}</text:p>
      <text:p text:style-name="Standard"/>
      <text:p text:style-name="P1">When implementing this interface, the job metadata becomes accessible via an instance of <text:a xlink:type="simple" xlink:href="http://www.jppf.org/api-5/index.html?org/jppf/server/scheduler/bundle/JobAwareness.html" text:style-name="Internet_20_link" text:visited-style-name="Visited_20_Internet_20_Link"><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A sample usage of <text:a xlink:type="simple" xlink:href="http://www.jppf.org/api-5/index.html?org/jppf/load/balancer/JobAwareness.html" text:style-name="Internet_20_link" text:visited-style-name="Visited_20_Internet_20_Link"><text:span text:style-name="Code_20_char">JobAwareness</text:span></text:a> can be found in the <text:a xlink:type="simple" xlink:href="http://www.jppf.org/samples-pack/CustomLoadBalancer/Readme.php" text:style-name="Internet_20_link" text:visited-style-name="Visited_20_Internet_20_Link">CustomLoadBalancer</text:a> sample, in the JPPF samples pack.</text:p>
      <text:p text:style-name="P1"/>
      <text:list xml:id="list65724263175898" text:continue-numbering="true" text:style-name="Outline">
        <text:list-item>
          <text:list>
            <text:list-item>
              <text:list>
                <text:list-item>
                  <text:h text:style-name="P206" text:outline-level="3">Receiving node connection events in the server</text:h>
                </text:list-item>
              </text:list>
            </text:list-item>
          </text:list>
        </text:list-item>
      </text:list>
      <text:p text:style-name="P1">This extension point allows you to register a listener for receiving notifications when a node is connected to, or disconnected from the server. As for other JPPF extensions, it relies on the Service Provider Interface (SPI) mechanism to enable an easy registration.</text:p>
      <text:p text:style-name="P1"/>
      <text:p text:style-name="P1">To implement this extension, you first need to create an implementation of the <text:a xlink:type="simple" xlink:href="http://www.jppf.org/api-5/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text:s text:c="2"/>public interface NodeConnectionListener extends EventListener {</text:p>
      <text:p text:style-name="Code_20_block"><text:s text:c="4"/><text:span text:style-name="T16">// Called when a node is connected to the server</text:span></text:p>
      <text:p text:style-name="Code_20_block"><text:s text:c="4"/>void nodeConnected(NodeConnectionEvent event);</text:p>
      <text:p text:style-name="Code_20_block"><text:s text:c="2"/></text:p>
      <text:p text:style-name="Code_20_block"><text:s text:c="4"/><text:span text:style-name="T16">// Called when a node is disconnected from the server</text:span></text:p>
      <text:p text:style-name="Code_20_block"><text:s text:c="4"/>void nodeDisconnected(NodeConnectionEvent event);</text:p>
      <text:p text:style-name="Code_20_block"><text:s text:c="2"/>}</text:p>
      <text:p text:style-name="Standard"/>
      <text:p text:style-name="Standard">Each notification method receives instances of the <text:a xlink:type="simple" xlink:href="http://www.jppf.org/api-5/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text:s text:c="2"/>public class NodeConnectionEvent extends EventObject {</text:p>
      <text:p text:style-name="Code_20_block"><text:s text:c="4"/><text:span text:style-name="T16">// Get the node information for this event</text:span></text:p>
      <text:p text:style-name="Code_20_block"><text:s text:c="4"/>public JPPFManagementInfo getNodeInformation()</text:p>
      <text:p text:style-name="Code_20_block"><text:s text:c="2"/>}</text:p>
      <text:p text:style-name="Standard"/>
      <text:p text:style-name="P1">As we can see, these event objects are simple wrappers carrying detailed information about the node, via the class <text:a xlink:type="simple" xlink:href="http://www.jppf.org/api-5/index.html?org/jppf/management/JPPFManagementInfo.html" text:style-name="Internet_20_link" text:visited-style-name="Visited_20_Internet_20_Link"><text:span text:style-name="Code_20_char">JPPFManagementInfo</text:span></text:a> :</text:p>
      <text:p text:style-name="P1"/>
      <text:p text:style-name="Code_20_block"><text:s text:c="2"/>public class JPPFManagementInfo</text:p>
      <text:p text:style-name="Code_20_block"><text:s text:c="4"/>implements Serializable, Comparable&lt;JPPFManagementInfo&gt; {</text:p>
      <text:p text:style-name="Code_20_block"><text:s text:c="2"/></text:p>
      <text:p text:style-name="Code_20_block"><text:s text:c="4"/><text:span text:style-name="T16">// Get the host on which the node is running</text:span></text:p>
      <text:p text:style-name="Code_20_block"><text:s text:c="4"/>public String getHost()</text:p>
      <text:p text:style-name="Code_20_block"><text:s text:c="2"/></text:p>
      <text:p text:style-name="Code_20_block"><text:s text:c="4"/><text:span text:style-name="T16">// Get the port on which the node's JMX server is listening</text:span></text:p>
      <text:p text:style-name="Code_20_block"><text:s text:c="4"/>public int getPort()</text:p>
      <text:p text:style-name="Code_20_block"><text:s text:c="2"/></text:p>
      <text:p text:style-name="Code_20_block"><text:s text:c="4"/><text:span text:style-name="T16">// Get the system information associated with the node at the time</text:span></text:p>
      <text:p text:style-name="Code_20_block"><text:s text:c="4"/><text:span text:style-name="T16">// it established the connection</text:span></text:p>
      <text:p text:style-name="Code_20_block"><text:s text:c="4"/>public JPPFSystemInformation getSystemInfo()</text:p>
      <text:p text:style-name="Code_20_block"><text:s text:c="2"/></text:p>
      <text:p text:style-name="Code_20_block"><text:s text:c="4"/><text:span text:style-name="T16">// Get the node's unique id (UUID)</text:span></text:p>
      <text:p text:style-name="Code_20_block"><text:s text:c="4"/>public String getId()</text:p>
      <text:p text:style-name="Code_20_block"><text:s text:c="2"/></text:p>
      <text:p text:style-name="Code_20_block"><text:s text:c="4"/><text:span text:style-name="T16">// Determine whether this information represents another driver,</text:span></text:p>
      <text:p text:style-name="Code_20_block"><text:s text:c="4"/><text:span text:style-name="T16">// connected as a peer to the current driver</text:span></text:p>
      <text:p text:style-name="Code_20_block"><text:s text:c="4"/>public boolean isDriver()</text:p>
      <text:p text:style-name="Code_20_block"><text:s text:c="2"/></text:p>
      <text:p text:style-name="Code_20_block"><text:s text:c="4"/><text:span text:style-name="T16">// Determine whether this information represents a real node</text:span></text:p>
      <text:p text:style-name="Code_20_block"><text:s text:c="4"/>public boolean isNode()</text:p>
      <text:p text:style-name="Code_20_block"><text:s text:c="2"/>}</text:p>
      <text:p text:style-name="P1"/>
      <text:p text:style-name="P1">For details on the available information, we encourage you to read the Javadoc for the class <text:a xlink:type="simple" xlink:href="http://www.jppf.org/api-5/index.html?org/jppf/management/JPPFSystemInformation.html" text:style-name="Internet_20_link" text:visited-style-name="Visited_20_Internet_20_Link"><text:span text:style-name="Code_20_char">JPPFSystemInformation</text:span></text:a>.</text:p>
      <text:p text:style-name="P1"/>
      <text:p text:style-name="P6"><text:span text:style-name="T2">Note</text:span><text:span text:style-name="T59">: </text:span><text:span text:style-name="T9">from the </text:span><text:span text:style-name="Code_20_char"><text:span text:style-name="T9">nodeConnected()</text:span></text:span><text:span text:style-name="T9"> method, you may refuse the connection by throwing a </text:span><text:a xlink:type="simple" xlink:href="http://docs.oracle.com/javase/7/docs/api/index.html?java/lang/RuntimeException.html" text:style-name="Internet_20_link" text:visited-style-name="Visited_20_Internet_20_Link"><text:span text:style-name="T9">RuntimeException</text:span></text:a><text:span text:style-name="T9">. This will cause the JPPF driver to terminate the connection.</text:span></text:p>
      <text:p text:style-name="P1"/>
      <text:p text:style-name="P1">To deploy the extension:</text:p>
      <text:p text:style-name="P1"/>
      <text:list xml:id="list65724263166111" text:continue-list="list65724248153645" text:style-name="List_20_2">
        <text:list-item>
          <text:p text:style-name="P190">create a file named <text:span text:style-name="T1">org.jppf.server.event.NodeConnectionListener</text:span> in the <text:span text:style-name="T1">META-INF/services</text:span> folder</text:p>
        </text:list-item>
        <text:list-item>
          <text:p text:style-name="P186">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190">create a jar with your code and and service definition file and add it to the driver's classpath, or simply add your classes folder to the driver's classpath.</text:p>
        </text:list-item>
      </text:list>
      <text:p text:style-name="P1"/>
      <text:list xml:id="list65724263172255" text:continue-list="list65724263175898" text:style-name="Outline">
        <text:list-item>
          <text:list>
            <text:list-item>
              <text:list>
                <text:list-item>
                  <text:h text:style-name="P206" text:outline-level="3">Receiving the status of tasks returning from the nodes</text:h>
                </text:list-item>
              </text:list>
            </text:list-item>
          </text:list>
        </text:list-item>
      </text:list>
      <text:p text:style-name="P102">Each time a set of tasks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api-5/index.html?org/jppf/job/TaskReturnListener.html" text:style-name="Internet_20_link" text:visited-style-name="Visited_20_Internet_20_Link"><text:span text:style-name="T118">TaskReturnListener</text:span></text:a><text:span text:style-name="T118"> interface, defined as:</text:span></text:p>
      <text:p text:style-name="P103"/>
      <text:p text:style-name="Code_20_block">public interface TaskReturnListener {</text:p>
      <text:p text:style-name="Code_20_block"><text:s text:c="2"/><text:span text:style-name="T16">// Called when a job dispatch returns from a node</text:span></text:p>
      <text:p text:style-name="Code_20_block"><text:s text:c="2"/>void <text:span text:style-name="T118">tasks</text:span>Returned(TaskReturnEvent event);</text:p>
      <text:p text:style-name="Code_20_block">}</text:p>
      <text:p text:style-name="P104"/>
      <text:p text:style-name="P104">As we can see, the <text:span text:style-name="Code_20_char">tasksReturned()</text:span> method receives events of type <text:a xlink:type="simple" xlink:href="http://www.jppf.org/api-5/index.html?org/jppf/job/TaskReturnEvent.html" text:style-name="Internet_20_link" text:visited-style-name="Visited_20_Internet_20_Link">TaskReturnEvent</text:a>, defined as follows:</text:p>
      <text:p text:style-name="P104"/>
      <text:p text:style-name="Code_20_block">public class TaskReturnEvent extends EventObject {</text:p>
      <text:p text:style-name="Code_20_block"><text:s text:c="2"/><text:span text:style-name="T16">// Get the uuid of the job to which the tasks belong</text:span></text:p>
      <text:p text:style-name="Code_20_block"><text:s text:c="2"/>public String getJobUuid()</text:p>
      <text:p text:style-name="Code_20_block"/>
      <text:p text:style-name="Code_20_block"><text:s text:c="2"/><text:span text:style-name="T16">// Get the name of the job to which the tasks belong</text:span></text:p>
      <text:p text:style-name="Code_20_block"><text:s text:c="2"/>public String getJobName()</text:p>
      <text:p text:style-name="Code_20_block"/>
      <text:p text:style-name="Code_20_block"><text:s text:c="2"/><text:span text:style-name="T16">// Get the list of tasks that were returned</text:span></text:p>
      <text:p text:style-name="Code_20_block"><text:s text:c="2"/>public List&lt;ServerTaskInformation&gt; get<text:span text:style-name="T119">Returned</text:span>Tasks()</text:p>
      <text:p text:style-name="Code_20_block"/>
      <text:p text:style-name="Code_20_block"><text:s text:c="2"/><text:span text:style-name="T16">// Get the reason why the set of tasks was returned by a node</text:span></text:p>
      <text:p text:style-name="Code_20_block"><text:s text:c="2"/>public JobReturnReason getReturnReason()</text:p>
      <text:p text:style-name="Code_20_block"/>
      <text:p text:style-name="Code_20_block"><text:s text:c="2"/><text:span text:style-name="T16">// Get the information on the node </text:span><text:span text:style-name="T40">from</text:span><text:span text:style-name="T16"> which the tasks returned</text:span></text:p>
      <text:p text:style-name="Code_20_block"><text:s text:c="2"/>public JPPFManagementInfo getNodeInfo()</text:p>
      <text:p text:style-name="Code_20_block">}</text:p>
      <text:p text:style-name="P104"/>
      <text:p text:style-name="P105">The <text:span text:style-name="T120">m</text:span>ethod <text:span text:style-name="Code_20_char">get</text:span><text:span text:style-name="Code_20_char"><text:span text:style-name="T120">ReturnedTasks()</text:span></text:span><text:span text:style-name="T120"> returns a list of </text:span><text:a xlink:type="simple" xlink:href="http://www.jppf.org/api-5/index.html?org/jppf/job/ServerTaskInformation.html" text:style-name="Internet_20_link" text:visited-style-name="Visited_20_Internet_20_Link"><text:span text:style-name="T120">ServerTaskInformation</text:span></text:a><text:span text:style-name="T120"> objects, providing details on individual tasks:</text:span></text:p>
      <text:p text:style-name="P105"/>
      <text:p text:style-name="Code_20_block">public class ServerTaskInformation implements Serializable {</text:p>
      <text:p text:style-name="Code_20_block"><text:s text:c="2"/><text:span text:style-name="T16">// Get the position of this task within the job submitted by the client</text:span></text:p>
      <text:p text:style-name="Code_20_block"><text:s text:c="2"/>public int getJobPosition()</text:p>
      <text:p text:style-name="Code_20_block"/>
      <text:p text:style-name="Code_20_block"><text:s text:c="2"/><text:span text:style-name="T16">// Get the throwable raised during the processing of the task</text:span></text:p>
      <text:p text:style-name="Code_20_block"><text:s text:c="2"/>public Throwable getThrowable()</text:p>
      <text:p text:style-name="Code_20_block"/>
      <text:p text:style-name="Code_20_block"><text:s text:c="2"/><text:span text:style-name="T16">// Get the number of times a dispatch of the task has expired</text:span></text:p>
      <text:p text:style-name="Code_20_block"><text:s text:c="2"/>public int getExpirationCount()</text:p>
      <text:p text:style-name="Code_20_block"/>
      <text:p text:style-name="Code_20_block"><text:s text:c="2"/><text:span text:style-name="T16">// Get the maximum number of times the task can be resubmitted</text:span></text:p>
      <text:p text:style-name="Code_20_block"><text:s text:c="2"/>public int getMaxResubmits()</text:p>
      <text:p text:style-name="Code_20_block"/>
      <text:p text:style-name="Code_20_block"><text:s text:c="2"/><text:span text:style-name="T16">// Get the number of times the task was resubmitted</text:span></text:p>
      <text:p text:style-name="Code_20_block"><text:s text:c="2"/>public int getResubmitCount()</text:p>
      <text:p text:style-name="Code_20_block">}</text:p>
      <text:p text:style-name="P106"/>
      <text:p text:style-name="P107">The method getReturnReason() provides a high-level indication of why the tasks w<text:span text:style-name="T124">ere</text:span> returned, among the possible reasons defined in the <text:a xlink:type="simple" xlink:href="http://www.jppf.org/api-5/index.html?org/jppf/job/JobReturnReason.html" text:style-name="Internet_20_link" text:visited-style-name="Visited_20_Internet_20_Link">JobReturnReason</text:a> enum:</text:p>
      <text:p text:style-name="P105"/>
      <text:p text:style-name="Code_20_block">public enum JobReturnReason {</text:p>
      <text:p text:style-name="Code_20_block"><text:s text:c="2"/><text:span text:style-name="T16">// The tasks were normally processed by the node</text:span></text:p>
      <text:p text:style-name="Code_20_block"><text:s text:c="2"/>RESULTS_RECEIVED,</text:p>
      <text:p text:style-name="Code_20_block"/>
      <text:p text:style-name="Code_20_block"><text:s text:c="2"/><text:span text:style-name="T16">// The processing of the tasks took longer than the specified dispatch timeout</text:span></text:p>
      <text:p text:style-name="Code_20_block"><text:s text:c="2"/>DISPATCH_TIMEOUT,</text:p>
      <text:p text:style-name="Code_20_block"/>
      <text:p text:style-name="Code_20_block"><text:s text:c="2"/><text:span text:style-name="T16">// An error occurred in the node which prevented the normal execution of the tasks</text:span></text:p>
      <text:p text:style-name="Code_20_block"><text:s text:c="2"/>NODE_PROCESSING_ERROR,</text:p>
      <text:p text:style-name="Code_20_block"/>
      <text:p text:style-name="Code_20_block"><text:s text:c="2"/><text:span text:style-name="T16">// An error occurred in the driver while processing the results returned by the node</text:span></text:p>
      <text:p text:style-name="Code_20_block"><text:s text:c="2"/>DRIVER_PROCESSING_ERROR,</text:p>
      <text:p text:style-name="Code_20_block"/>
      <text:p text:style-name="Code_20_block"><text:s text:c="2"/><text:span text:style-name="T16">// </text:span><text:span text:style-name="T41">T</text:span><text:span text:style-name="T16">he connection between node and server was severed before results could be returned</text:span></text:p>
      <text:p text:style-name="Code_20_block"><text:s text:c="2"/>NODE_CHANNEL_ERROR</text:p>
      <text:p text:style-name="Code_20_block">}</text:p>
      <text:p text:style-name="P104"><text:soft-page-break/></text:p>
      <text:p text:style-name="P108">Following is an example listener which prints out <text:span text:style-name="T121">its </text:span>event<text:span text:style-name="T121">s</text:span> to the console:</text:p>
      <text:p text:style-name="P108"/>
      <text:p text:style-name="Code_20_block">public class MyTaskReturnListener implements TaskReturnListener {</text:p>
      <text:p text:style-name="Code_20_block"><text:s text:c="2"/>public MyTaskReturnListener() {</text:p>
      <text:p text:style-name="Code_20_block"><text:s text:c="4"/><text:span text:style-name="T16">// message displayed at driver startup time</text:span></text:p>
      <text:p text:style-name="Code_20_block"><text:s text:c="4"/>System.out.println("in MyTaskReturnListener()");</text:p>
      <text:p text:style-name="Code_20_block"><text:s text:c="2"/>}</text:p>
      <text:p text:style-name="Code_20_block"/>
      <text:p text:style-name="Code_20_block"><text:s text:c="2"/>@Override</text:p>
      <text:p text:style-name="Code_20_block"><text:s text:c="2"/>public void tasksReturned(TaskReturnEvent event) {</text:p>
      <text:p text:style-name="Code_20_block"><text:s text:c="4"/>List&lt;ServerTaskInformation&gt; tasks = event.getReturnedTasks();</text:p>
      <text:p text:style-name="P182"><text:s text:c="4"/>System.out.printf(</text:p>
      <text:p text:style-name="P182"><text:s text:c="6"/>"tasksReturned() : name=%s, uuid=%s, reason=%s, node=%s, %d tasks=%s%n",</text:p>
      <text:p text:style-name="P182"><text:s text:c="6"/>event.getJobName(), event.getJobUuid(), event.getReturnReason(),</text:p>
      <text:p text:style-name="P182"><text:s text:c="6"/>event.getNodeInfo(), tasks.size(), tasks);</text:p>
      <text:p text:style-name="Code_20_block"><text:s text:c="2"/>}</text:p>
      <text:p text:style-name="Code_20_block">}</text:p>
      <text:p text:style-name="P108"/>
      <text:p text:style-name="P109">and here is an example output:</text:p>
      <text:p text:style-name="P109"/>
      <text:p text:style-name="Code_20_block">tasksReturned() : name=my job, uuid=job_uuid, reason=RESULTS_RECEIVED,</text:p>
      <text:p text:style-name="P183">node=JPPFManagementInfo[192.168.1.24:12001, type=node|MASTER, local=false, secure=false, uuid=node_uuid], 1 tasks=[ServerTaskInformation[jobPosition=85, throwable=null, </text:p>
      <text:p text:style-name="P183">expirationCount=0, maxResubmits=1, resubmitCount=0]]</text:p>
      <text:p text:style-name="P109"/>
      <text:p text:style-name="P110">Lastly, there are two ways to integrate a <text:a xlink:type="simple" xlink:href="http://www.jppf.org/api-5/index.html?org/jppf/job/TaskReturnListener.html" text:style-name="Internet_20_link" text:visited-style-name="Visited_20_Internet_20_Link"><text:span text:style-name="T118">TaskReturnListener</text:span></text:a> with the JPPF driver:</text:p>
      <text:p text:style-name="P110"/>
      <text:p text:style-name="P30">1) Using the JPPFDriver API</text:p>
      <text:p text:style-name="P110"/>
      <text:p text:style-name="P110">This can be done by calling the method <text:a xlink:type="simple" xlink:href="http://www.jppf.org/api-5/org/jppf/server/JPPFDriver.html#getTaskReturnManager()" text:style-name="Internet_20_link" text:visited-style-name="Visited_20_Internet_20_Link">getTaskReturnManager()</text:a> on the <text:a xlink:type="simple" xlink:href="http://www.jppf.org/api-5/index.html?org/jppf/server/JPPFDriver.html" text:style-name="Internet_20_link" text:visited-style-name="Visited_20_Internet_20_Link">JPPFDriver</text:a> singleton instance, <text:span text:style-name="T122">from another driver plugin, add-on or extension. For instance, as in this </text:span><text:a xlink:type="simple" xlink:href="#1.2.2.2.Server startup classes|outline" text:style-name="Internet_20_link" text:visited-style-name="Visited_20_Internet_20_Link"><text:span text:style-name="T122">driver startup class</text:span></text:a><text:span text:style-name="T122">:</text:span></text:p>
      <text:p text:style-name="P110"/>
      <text:p text:style-name="Code_20_block">public class MyDriverStartup implements JPPFDriverStartupSPI {</text:p>
      <text:p text:style-name="Code_20_block"><text:s text:c="2"/>@Override</text:p>
      <text:p text:style-name="Code_20_block"><text:s text:c="2"/>public void run() {</text:p>
      <text:p text:style-name="Code_20_block"><text:s text:c="4"/><text:span text:style-name="T16">// get the object which manages task return listeners</text:span></text:p>
      <text:p text:style-name="Code_20_block"><text:s text:c="4"/><text:span text:style-name="T1">TaskReturnManager manager = JPPFDriver.getInstance().getTaskReturnManager();</text:span></text:p>
      <text:p text:style-name="Code_20_block"><text:s text:c="4"/><text:span text:style-name="T16">// register a new TaskReturnListener</text:span></text:p>
      <text:p text:style-name="Code_20_block"><text:s text:c="4"/><text:span text:style-name="T1">manager.addTaskReturnListener(new TaskReturnListener() {</text:span></text:p>
      <text:p text:style-name="Code_20_block"><text:s text:c="6"/>@Override</text:p>
      <text:p text:style-name="Code_20_block"><text:s text:c="6"/>public void tasksReturned(TaskReturnEvent event) {</text:p>
      <text:p text:style-name="Code_20_block"><text:s text:c="8"/>...</text:p>
      <text:p text:style-name="Code_20_block"><text:s text:c="6"/>}</text:p>
      <text:p text:style-name="Code_20_block"><text:s text:c="4"/>});</text:p>
      <text:p text:style-name="Code_20_block"><text:s text:c="2"/>}</text:p>
      <text:p text:style-name="Code_20_block">}</text:p>
      <text:p text:style-name="P110"/>
      <text:p text:style-name="P111">Note that you will need to have the jppf-server.jar file in your build path fir this code to compile.</text:p>
      <text:p text:style-name="P110"/>
      <text:p text:style-name="P19">2) Using the Service Provider Interface (SPI)</text:p>
      <text:p text:style-name="P111"/>
      <text:p text:style-name="P111">To register the <text:a xlink:type="simple" xlink:href="http://www.jppf.org/api-5/index.html?org/jppf/job/TaskReturnListener.html" text:style-name="Internet_20_link" text:visited-style-name="Visited_20_Internet_20_Link"><text:span text:style-name="T118">TaskReturnListener</text:span></text:a><text:span text:style-name="T118"> </text:span>as a standalone service, create a service definition file named "org.jppf.job.TaskReturnListener" in the "META-INF/services" directory. In this file, add, for each of your listener implementations, a line containing the fully qualified name of the implementation class. For instance, if we defined two implementations MyTaskReturnListener1 and MyTaskReturnListener2 in the test1 and test2 packages, respectively, then the service definiton file should contain:</text:p>
      <text:p text:style-name="P111"/>
      <text:p text:style-name="Code_20_block">test1. MyTaskReturnListener1</text:p>
      <text:p text:style-name="Code_20_block">test<text:span text:style-name="T123">2</text:span>. MyTaskReturnListener2</text:p>
      <text:p text:style-name="P110"/>
      <text:p text:style-name="P111">Note that, to work with the SPI, each implementation <text:span text:style-name="T8">must</text:span> have a no-args constructor, whether implicit or explicit.</text:p>
      <text:list xml:id="list65724279168933" text:continue-numbering="true" text:style-name="Outline">
        <text:list-item>
          <text:list>
            <text:list-item>
              <text:h text:style-name="P204" text:outline-level="2">Nodes</text:h>
              <text:list>
                <text:list-item>
                  <text:h text:style-name="Heading_20_3" text:outline-level="3">Receiving node life cycle events</text:h>
                </text:list-item>
              </text:list>
            </text:list-item>
          </text:list>
        </text:list-item>
      </text:list>
      <text:p text:style-name="Standard">This plugin provides the ability to receive notifications of major events ocurring within a node, including node startup and termination as well as the start and completion of each job processing.</text:p>
      <text:list xml:id="list65724279182513"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www.jppf.org/api-5/index.html?org/jppf/node/event/NodeLifeCycleListener.html" text:style-name="Internet_20_link" text:visited-style-name="Visited_20_Internet_20_Link"><text:span text:style-name="Code_20_char">NodeLifeCycleListener</text:span></text:a>, which is defined as follows:</text:p>
      <text:p text:style-name="Standard"/>
      <text:p text:style-name="Code_20_block">public interface NodeLifeCycleListener extends EventListener {</text:p>
      <text:p text:style-name="Code_20_block"><text:s text:c="2"/><text:span text:style-name="T16">// Called when the node has finished initializing,</text:span></text:p>
      <text:p text:style-name="Code_20_block"><text:s text:c="2"/><text:span text:style-name="T16">// and before it starts processing jobs</text:span></text:p>
      <text:p text:style-name="Code_20_block"><text:s text:c="2"/>void nodeStarting(NodeLifeCycleEvent event);</text:p>
      <text:p text:style-name="Code_20_block"/>
      <text:p text:style-name="Code_20_block"><text:s text:c="2"/><text:span text:style-name="T16">// Called when the node is terminating</text:span></text:p>
      <text:p text:style-name="Code_20_block"><text:s text:c="2"/>void nodeEnding(NodeLifeCycleEvent event);</text:p>
      <text:p text:style-name="P147"/>
      <text:p text:style-name="P147"><text:s text:c="2"/><text:span text:style-name="T16">// Called when the node has loaded a job header and before</text:span></text:p>
      <text:p text:style-name="P147"><text:s text:c="2"/><text:span text:style-name="T16">// the DataProvider or any of the tasks has been loaded</text:span></text:p>
      <text:p text:style-name="P147"><text:s text:c="2"/>void jobHeaderLoaded(NodeLifeCycleEvent event);</text:p>
      <text:p text:style-name="P147"/>
      <text:p text:style-name="Code_20_block"><text:s text:c="2"/><text:span text:style-name="T16">// Called before the node starts processing a job</text:span></text:p>
      <text:p text:style-name="Code_20_block"><text:s text:c="2"/>void jobStarting(NodeLifeCycleEvent event);</text:p>
      <text:p text:style-name="Code_20_block"/>
      <text:p text:style-name="Code_20_block"><text:s text:c="2"/><text:span text:style-name="T16">// Called after the node finishes processing a job</text:span></text:p>
      <text:p text:style-name="Code_20_block"><text:s text:c="2"/>void jobEnding(NodeLifeCycleEvent event);</text:p>
      <text:p text:style-name="Code_20_block">}</text:p>
      <text:p text:style-name="Standard"/>
      <text:p text:style-name="Standard">Each method in the listener receives an event of type <text:a xlink:type="simple" xlink:href="http://www.jppf.org/api-5/index.html?org/jppf/node/event/NodeLifeCycleEvent.html" text:style-name="Internet_20_link" text:visited-style-name="Visited_20_Internet_20_Link"><text:span text:style-name="Code_20_char">NodeLifeCycleEvent</text:span></text:a>, which provides the following API:</text:p>
      <text:p text:style-name="Standard"/>
      <text:p text:style-name="Code_20_block">public class NodeLifeCycleEvent extends EventObject {</text:p>
      <text:p text:style-name="P137"><text:s text:c="2"/><text:span text:style-name="T16">// Get the object representing the current JPPF node</text:span></text:p>
      <text:p text:style-name="P137"><text:s text:c="2"/>public Node getNode()</text:p>
      <text:p text:style-name="P137"><text:s text:c="2"/><text:span text:style-name="T16">// </text:span><text:span text:style-name="T19">The type of this event</text:span></text:p>
      <text:p text:style-name="P137"><text:s text:c="2"/>public <text:span text:style-name="T58">NodeLifeCycleEventType</text:span> get<text:span text:style-name="T58">Type</text:span>()</text:p>
      <text:p text:style-name="P137"><text:s text:c="2"/><text:span text:style-name="T16">// Get the job currently being executed</text:span></text:p>
      <text:p text:style-name="Code_20_block"><text:s text:c="2"/>public JPPFDistributedJob getJob();</text:p>
      <text:p text:style-name="Code_20_block"><text:s text:c="2"/><text:span text:style-name="T16">// Get the tasks currently being executed</text:span></text:p>
      <text:p text:style-name="Code_20_block"><text:s text:c="2"/>public List&lt;Task&gt; getTasks();</text:p>
      <text:p text:style-name="Code_20_block"><text:s text:c="2"/><text:span text:style-name="T16">// Get the data provider for the job</text:span></text:p>
      <text:p text:style-name="Code_20_block"><text:s text:c="2"/>public DataProvider getDataProvider();</text:p>
      <text:p text:style-name="Code_20_block"><text:s text:c="2"/><text:span text:style-name="T16">// Get the class loader used to load the tasks and</text:span></text:p>
      <text:p text:style-name="P118"><text:s text:c="2"/>// the classes they need from the client</text:p>
      <text:p text:style-name="Code_20_block"><text:s text:c="2"/><text:span text:style-name="T55">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58">The type of the event is available as an instance of the typesafe enum </text:span><text:a xlink:type="simple" xlink:href="http://www.jppf.org/api-5/index.html?org/jppf/node/event/NodeLifeCycleEventType.html" text:style-name="Internet_20_link" text:visited-style-name="Visited_20_Internet_20_Link"><text:span text:style-name="T58">NodeLifeCycleEventType</text:span></text:a><text:span text:style-name="T58">, defined as follows:</text:span></text:p>
      <text:p text:style-name="P31"/>
      <text:p text:style-name="P138">public enum NodeLifeCycleEventType {</text:p>
      <text:p text:style-name="Code_20_block"><text:span text:style-name="T58"><text:s text:c="2"/></text:span><text:span text:style-name="T19">// nodeStarting() notification</text:span></text:p>
      <text:p text:style-name="P138"><text:s text:c="2"/>NODE_STARTING,</text:p>
      <text:p text:style-name="Code_20_block"><text:span text:style-name="T58"><text:s text:c="2"/></text:span><text:span text:style-name="T19">// nodeEnding() notification</text:span></text:p>
      <text:p text:style-name="P138"><text:s text:c="2"/>NODE_ENDING,</text:p>
      <text:p text:style-name="Code_20_block"><text:span text:style-name="T58"><text:s text:c="2"/></text:span><text:span text:style-name="T19">// jobHeaderLoaded() notification</text:span></text:p>
      <text:p text:style-name="P138"><text:s text:c="2"/>JOB_HEADER_LOADED,</text:p>
      <text:p text:style-name="Code_20_block"><text:span text:style-name="T58"><text:s text:c="2"/></text:span><text:span text:style-name="T19">// jobStarting() notification</text:span></text:p>
      <text:p text:style-name="P138"><text:s text:c="2"/>JOB_STARTING,</text:p>
      <text:p text:style-name="Code_20_block"><text:span text:style-name="T58"><text:s text:c="2"/></text:span><text:span text:style-name="T19">// jobEnded() notification</text:span></text:p>
      <text:p text:style-name="P138"><text:s text:c="2"/>JOB_ENDING</text:p>
      <text:p text:style-name="P138"><text:s/>}</text:p>
      <text:p text:style-name="P1"/>
      <text:p text:style-name="P1">You will also notice that the method <text:span text:style-name="Code_20_char">getTasks()</text:span> returns a list of <text:a xlink:type="simple" xlink:href="http://www.jppf.org/api-5/index.html?org/jppf/node/protocol/Task.html" text:style-name="Internet_20_link" text:visited-style-name="Visited_20_Internet_20_Link"><text:span text:style-name="Code_20_char">Task&lt;T&gt;</text:span></text:a> instances. <text:span text:style-name="Code_20_char">Task&lt;T&gt;</text:span> is the interface for all <text:soft-page-break/>JPPF tasks, and can be safely cast to <text:a xlink:type="simple" xlink:href="http://www.jppf.org/api-5/index.html?org/jppf/node/protocol/AbstractTask.html" text:style-name="Internet_20_link" text:visited-style-name="Visited_20_Internet_20_Link"><text:span text:style-name="Code_20_char"><text:span text:style-name="T94">AbstractTask</text:span></text:span></text:a> for all practical purposes.</text:p>
      <text:p text:style-name="P1"/>
      <text:p text:style-name="P1"><text:a xlink:type="simple" xlink:href="http://www.jppf.org/api-5/index.html?org/jppf/node/protocol/JPPFDistributedJob.html" text:style-name="Internet_20_link" text:visited-style-name="Visited_20_Internet_20_Link"><text:span text:style-name="Code_20_char">JPPFDistributedJob</text:span></text:a> is an interface common to client side jobs (see <text:a xlink:type="simple" xlink:href="http://www.jppf.org/api-5/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16">// Get the user-defined display name for this job</text:span></text:p>
      <text:p text:style-name="Code_20_block"><text:s text:c="3"/><text:span text:style-name="T16">// This is the name displayed in the administration console</text:span></text:p>
      <text:p text:style-name="Code_20_block"><text:s text:c="2"/>String getName();</text:p>
      <text:p text:style-name="Code_20_block"><text:s text:c="2"/></text:p>
      <text:p text:style-name="Code_20_block"><text:s text:c="2"/><text:span text:style-name="T16">// Get the universal unique id for this job</text:span></text:p>
      <text:p text:style-name="Code_20_block"><text:s text:c="2"/>String getUuid();</text:p>
      <text:p text:style-name="Code_20_block"/>
      <text:p text:style-name="Code_20_block"><text:s text:c="2"/><text:span text:style-name="T16">// Get the service level agreement between the job and the server</text:span></text:p>
      <text:p text:style-name="Code_20_block"><text:s text:c="2"/>JobSLA getSLA();</text:p>
      <text:p text:style-name="Code_20_block"/>
      <text:p text:style-name="Code_20_block"><text:s text:c="2"/><text:span text:style-name="T16">//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65724279164323" text:continue-list="list65724263166111" text:style-name="List_20_2">
        <text:list-item>
          <text:p text:style-name="P190">create a file in <text:span text:style-name="Code_20_char"><text:span text:style-name="T1">META-INF/services</text:span></text:span> named “<text:span text:style-name="Code_20_char"><text:span text:style-name="T1">org.jppf.node.event.NodeLifeCycleListener</text:span></text:span>”</text:p>
        </text:list-item>
        <text:list-item>
          <text:p text:style-name="P190">in this file, add the fully qualified class name of your implementation of the interface</text:p>
        </text:list-item>
        <text:list-item>
          <text:p text:style-name="P190">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P47"><text:span text:style-name="T4">Note regarding the </text:span><text:span text:style-name="Code_20_char"><text:span text:style-name="T4">jobHeaderLoaded()</text:span></text:span><text:span text:style-name="T4"> notification</text:span><text:span text:style-name="T68">:</text:span></text:p>
      <text:p text:style-name="P10">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Standard">Here is a simple example illustrating the process. Our implementation of the <text:a xlink:type="simple" xlink:href="http://www.jppf.org/api-5/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Standard"/>
      <text:p text:style-name="Code_20_block">package myPackage;</text:p>
      <text:p text:style-name="Code_20_block"><text:s text:c="2"/></text:p>
      <text:p text:style-name="Code_20_block">public class MyNodeListener implements NodeLifeCycleListener {</text:p>
      <text:p text:style-name="Code_20_block"><text:s text:c="2"/><text:span text:style-name="T69">@Override </text:span>public void nodeStarting(NodeLifeCycleEvent event) {</text:p>
      <text:p text:style-name="Code_20_block"><text:s text:c="4"/>System.out.println("node ready to process jobs");</text:p>
      <text:p text:style-name="Code_20_block"><text:s text:c="2"/>}</text:p>
      <text:p text:style-name="Code_20_block"/>
      <text:p text:style-name="P148"><text:s text:c="2"/><text:span text:style-name="T69">@Override </text:span>public void nodeEnding(NodeLifeCycleEvent event) {</text:p>
      <text:p text:style-name="Code_20_block"><text:s text:c="4"/>System.out.println("node ending");</text:p>
      <text:p text:style-name="Code_20_block"><text:s text:c="2"/>}</text:p>
      <text:p text:style-name="P147"/>
      <text:p text:style-name="P148"><text:s text:c="2"/><text:span text:style-name="T69">@Override </text:span>public void job<text:span text:style-name="T68">HeaderLoaded</text:span>(NodeLifeCycleEvent event) {</text:p>
      <text:p text:style-name="P147"><text:s text:c="4"/>JPPFDistributedJob job = event.getJob();</text:p>
      <text:p text:style-name="P147"><text:s text:c="4"/>System.out.println("node <text:span text:style-name="T68">loaded header for </text:span>job '" + job.getId() +</text:p>
      <text:p text:style-name="P147"><text:s text:c="6"/>"' <text:span text:style-name="T68">using</text:span> <text:span text:style-name="T68">task class loader </text:span>" + event.getTask<text:span text:style-name="T68">ClassLoader</text:span>());</text:p>
      <text:p text:style-name="P147"><text:s text:c="2"/>}</text:p>
      <text:p text:style-name="P147"/>
      <text:p text:style-name="P148"><text:s text:c="2"/><text:span text:style-name="T69">@Override </text:span>public void jobStarting(NodeLifeCycleEvent event) {</text:p>
      <text:p text:style-name="Code_20_block"><text:s text:c="4"/>JPPFDistributedJob job = event.getJob();</text:p>
      <text:p text:style-name="Code_20_block"><text:s text:c="4"/>System.out.println("node starting job '" + job.getId() + "' with " +</text:p>
      <text:p text:style-name="Code_20_block"><text:s text:c="6"/>event.getTasks().size() + " tasks");</text:p>
      <text:p text:style-name="Code_20_block"><text:s text:c="2"/>}</text:p>
      <text:p text:style-name="Code_20_block"/>
      <text:p text:style-name="P148"><text:s text:c="2"/><text:span text:style-name="T69">@Override </text:span>public void jobEnding(NodeLifeCycleEvent event) {</text:p>
      <text:p text:style-name="Code_20_block"><text:s text:c="4"/>System.out.println("node finished job '" + event.getJob().getId() + "'");</text:p>
      <text:p text:style-name="Code_20_block"><text:s text:c="2"/>}</text:p>
      <text:p text:style-name="Code_20_block">}</text:p>
      <text:p text:style-name="P1"/>
      <text:p text:style-name="P112">Once this is done, we create the file <text:span text:style-name="Code_20_char"><text:span text:style-name="T1">META-INF/services/org.jppf.node.event.NodeLifeCycleListener</text:span></text:span> with the following content:</text:p>
      <text:p text:style-name="Standard"/>
      <text:p text:style-name="Code_20_block"><text:s text:c="2"/>myPackage.MyNodeListener</text:p>
      <text:p text:style-name="Standard"/>
      <text:p text:style-name="Standard">Our node listener is now ready to be deployed.</text:p>
      <text:p text:style-name="Standard"/>
      <text:p text:style-name="Standard"><text:span text:style-name="T1">Related JPPF samples</text:span>: </text:p>
      <text:list xml:id="list65724294165755" text:continue-numbering="true" text:style-name="List_20_2">
        <text:list-item>
          <text:p text:style-name="P186">“<text:a xlink:type="simple" xlink:href="http://www.jppf.org/samples-pack/NodeLifeCycle/Readme.php" text:style-name="Internet_20_link" text:visited-style-name="Visited_20_Internet_20_Link">NodeLifeCycle</text:a>”</text:p>
        </text:list-item>
        <text:list-item>
          <text:p text:style-name="P186">“<text:a xlink:type="simple" xlink:href="http://www.jppf.org/samples-pack/NodeTray/Readme.php" text:style-name="Internet_20_link" text:visited-style-name="Visited_20_Internet_20_Link"><text:span text:style-name="T70">Node Tray</text:span></text:a>”</text:p>
        </text:list-item>
        <text:list-item>
          <text:p text:style-name="P187">“<text:a xlink:type="simple" xlink:href="http://www.jppf.org/samples-pack/ExtendedClassLoading/Readme.php" text:style-name="Internet_20_link" text:visited-style-name="Visited_20_Internet_20_Link">Extended Class Loading</text:a>”</text:p>
        </text:list-item>
      </text:list>
      <text:list xml:id="list65724294162651" text:continue-list="list65724279182513"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56">It is now possible to provide an error handler for each </text:span><text:span text:style-name="Code_20_char"><text:span text:style-name="T56">NodeLifeCycleListener</text:span></text:span><text:span text:style-name="T56"> implementation. This error handler will process all uncaught </text:span><text:span text:style-name="Code_20_char"><text:span text:style-name="T56">Throwable</text:span></text:span><text:span text:style-name="T56">s raised during the execution of any of the listener's methods.</text:span></text:p>
      <text:p text:style-name="P32"/>
      <text:p text:style-name="P2"><text:span text:style-name="T56">To setup an error handler on a <text:s/></text:span><text:span text:style-name="Code_20_char"><text:span text:style-name="T56">NodeLifeCycleListener</text:span></text:span><text:span text:style-name="T56"> implementation, you just have to implement the interface </text:span><text:a xlink:type="simple" xlink:href="http://www.jppf.org/api-5/index.html?org/jppf/node/event/NodeLifeCycleErrorHandler.html" text:style-name="Internet_20_link" text:visited-style-name="Visited_20_Internet_20_Link"><text:span text:style-name="T56">NodeLifeCycleErrorHandler</text:span></text:a><text:span text:style-name="T56">, defined as follows:</text:span></text:p>
      <text:p text:style-name="P32"/>
      <text:p text:style-name="P139">public interface NodeLifeCycleErrorHandler {</text:p>
      <text:p text:style-name="Code_20_block"><text:span text:style-name="T57"><text:s text:c="2"/></text:span><text:span text:style-name="T18">// Handle the throwable raised for the specified event</text:span></text:p>
      <text:p text:style-name="P140"><text:s text:c="2"/>void handleError(NodeLifeCycleListener listener, NodeLifeCycleEvent event,</text:p>
      <text:p text:style-name="P140"><text:s text:c="19"/>Throwable t);</text:p>
      <text:p text:style-name="P139">}</text:p>
      <text:p text:style-name="P33"/>
      <text:p text:style-name="P3"><text:span text:style-name="T57">The </text:span><text:span text:style-name="Code_20_char"><text:span text:style-name="T57">listener</text:span></text:span><text:span text:style-name="T57"> parameter is the listener instance which threw the throwable. The </text:span><text:span text:style-name="Code_20_char"><text:span text:style-name="T57">event</text:span></text:span><text:span text:style-name="T57"> parameter is the notification that was sent to the listener; its </text:span><text:span text:style-name="Code_20_char"><text:span text:style-name="T57">getType()</text:span></text:span><text:span text:style-name="T57"> method will allow you to determine which method of the listener was called when the throwable was raised. The last parameter is the actual throwable that was raised.</text:span></text:p>
      <text:p text:style-name="P33"/>
      <text:p text:style-name="P4"><text:span text:style-name="T57">When the NodeLifeCycleListener does not implement </text:span><text:span text:style-name="Code_20_char"><text:span text:style-name="T57">NodeLifeCycleErrorHandler</text:span></text:span><text:span text:style-name="T57">, JPPF will delegate the error handling to a default implementation: </text:span><text:a xlink:type="simple" xlink:href="http://www.jppf.org/api-5/index.html?org/jppf/node/event/DefaultLifeCycleErrorHandler.html" text:style-name="Internet_20_link" text:visited-style-name="Visited_20_Internet_20_Link"><text:span text:style-name="T57">DefaultLifeCycleErrorHandler</text:span></text:a><text:span text:style-name="T57">.</text:span></text:p>
      <text:p text:style-name="P34"/>
      <text:p text:style-name="P34">Lastly, if an uncaught throwable is raised within the error handler itself, JPPF will handle it as follows:</text:p>
      <text:p text:style-name="P34"/>
      <text:list xml:id="list65724294167918" text:continue-list="list65724263179538" text:style-name="List_20_1">
        <text:list-item>
          <text:p text:style-name="P195">if the logging level is “debug” or finer then the full stack trace of the throwable is logged</text:p>
        </text:list-item>
        <text:list-item>
          <text:p text:style-name="P195">otherwise, only the throwable's class and message are logged</text:p>
        </text:list-item>
        <text:list-item>
          <text:p text:style-name="P195">if the throwable is an instance of Error, it is propagated up the call stack</text:p>
        </text:list-item>
      </text:list>
      <text:p text:style-name="P34"/>
      <text:list xml:id="list65724294182029" text:continue-list="list65724294162651" text:style-name="Outline">
        <text:list-item>
          <text:list>
            <text:list-item>
              <text:list>
                <text:list-item>
                  <text:h text:style-name="P206" text:outline-level="3"><text:span text:style-name="T104">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api-5/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text:s text:c="2"/>public interface InitializationHook {</text:p>
      <text:p text:style-name="Code_20_block"><text:s text:c="4"/><text:span text:style-name="T16">// Called each time the node is about to attempt to connect to a driver</text:span></text:p>
      <text:p text:style-name="Code_20_block"><text:s text:c="4"/>void initializing(UnmodifiableTypedProperties initialConfiguration);</text:p>
      <text:p text:style-name="Code_20_block"><text:s text:c="2"/>}</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api-5/index.html?org/jppf/utils/UnmodifiableTypedProperties.html" text:style-name="Internet_20_link" text:visited-style-name="Visited_20_Internet_20_Link"><text:span text:style-name="Code_20_char">UnmodifiableTypedProperties</text:span></text:a>, which is an extension of <text:a xlink:type="simple" xlink:href="http://www.jppf.org/api-5/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www.jppf.org/api-5/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text:s text:c="2"/>public class MyInitializationHook extends InitializationHook {</text:p>
      <text:p text:style-name="Code_20_block"><text:s text:c="4"/><text:span text:style-name="T16">// an alternate server address read from the configuration</text:span></text:p>
      <text:p text:style-name="Code_20_block"><text:s text:c="4"/>private String alternateServer = null;</text:p>
      <text:p text:style-name="Code_20_block"><text:s text:c="4"/><text:span text:style-name="T16">// determines which server address to use</text:span></text:p>
      <text:p text:style-name="Code_20_block"><text:s text:c="4"/>private boolean useAlternate = false;</text:p>
      <text:p text:style-name="Code_20_block"><text:s text:c="2"/></text:p>
      <text:p text:style-name="Code_20_block"><text:s text:c="4"/><text:span text:style-name="T16">// This method toggles the JPPF server address between the value set in the</text:span></text:p>
      <text:p text:style-name="Code_20_block"><text:s text:c="4"/><text:span text:style-name="T16">// configuration file and an alternate server address</text:span></text:p>
      <text:p text:style-name="Code_20_block"><text:s text:c="4"/>public void initializing(UnmodifiableTypedProperties initialConfiguration) {</text:p>
      <text:p text:style-name="Code_20_block"><text:s text:c="6"/><text:span text:style-name="T16">// store the alternate server address</text:span></text:p>
      <text:p text:style-name="Code_20_block"><text:s text:c="6"/>if (alternateServer == null) {</text:p>
      <text:p text:style-name="Code_20_block"><text:s text:c="8"/>alternateServer = initialConfiguration.getString("alternate.server.host");</text:p>
      <text:p text:style-name="Code_20_block"><text:s text:c="6"/>}</text:p>
      <text:p text:style-name="Code_20_block"><text:s text:c="6"/>TypedProperties currentConfig = JPPFConfiguration.getProperties();</text:p>
      <text:p text:style-name="Code_20_block"><text:s text:c="6"/><text:span text:style-name="T16">// means the JPPF-configured value is to be used</text:span></text:p>
      <text:p text:style-name="Code_20_block"><text:s text:c="6"/>if (!useAlternate) {</text:p>
      <text:p text:style-name="Code_20_block"><text:s text:c="8"/><text:span text:style-name="T16">// reset the server address to its initially configured value</text:span></text:p>
      <text:p text:style-name="Code_20_block"><text:s text:c="8"/>String initialServer = initialConfiguration.getString("jppf.server.host");</text:p>
      <text:p text:style-name="Code_20_block"><text:s text:c="8"/>currentConfig.setProperty("jppf.server.host", initialServer);</text:p>
      <text:p text:style-name="Code_20_block"><text:s text:c="8"/><text:span text:style-name="T16">// toggle the server address to use for the next attempt</text:span></text:p>
      <text:p text:style-name="Code_20_block"><text:s text:c="8"/>useAlternate = true;</text:p>
      <text:p text:style-name="Code_20_block"><text:s text:c="6"/>} else {</text:p>
      <text:p text:style-name="Code_20_block"><text:s text:c="8"/><text:span text:style-name="T16">// connection to JPPF-configured server failed,</text:span></text:p>
      <text:p text:style-name="Code_20_block"><text:s text:c="8"/><text:span text:style-name="T16">// we will now try to connect to the alternate server</text:span></text:p>
      <text:p text:style-name="Code_20_block"><text:s text:c="8"/>currentConfig.setProperty("jppf.server.host", alternateServer);</text:p>
      <text:p text:style-name="Code_20_block"><text:s text:c="8"/><text:span text:style-name="T16">// toggle the server address to use for the next attempt</text:span></text:p>
      <text:p text:style-name="Code_20_block"><text:s text:c="8"/>useAlternate = false;</text:p>
      <text:p text:style-name="Code_20_block"><text:s text:c="6"/>}</text:p>
      <text:p text:style-name="Code_20_block"><text:s text:c="4"/>}</text:p>
      <text:p text:style-name="Code_20_block"><text:s text:c="2"/>}</text:p>
      <text:p text:style-name="P1"/>
      <text:p text:style-name="P1">Once the implementation is done, the initialization hook is plugged into JPPF using the service provider interface:</text:p>
      <text:p text:style-name="P1"/>
      <text:list xml:id="list65724294176856" text:continue-list="list65724294165755" text:style-name="List_20_2">
        <text:list-item>
          <text:p text:style-name="P190">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190">in this file, add the fully qualified class name of your implementation of the interface</text:p>
        </text:list-item>
        <text:list-item>
          <text:p text:style-name="P190">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 text:style-name="Internet_20_link" text:visited-style-name="Visited_20_Internet_20_Link">Initialization Hook sample</text:a>.</text:p>
      <text:p text:style-name="P1"/>
      <text:list xml:id="list65724294175344" text:continue-list="list65724294182029" text:style-name="Outline">
        <text:list-item>
          <text:list>
            <text:list-item>
              <text:list>
                <text:list-item>
                  <text:h text:style-name="P206" text:outline-level="3">Fork/Join thread pool in the nodes</text:h>
                </text:list-item>
              </text:list>
            </text:list-item>
          </text:list>
        </text:list-item>
      </text:list>
      <text:p text:style-name="P1">By default, JPPF nodes use a “standard” thread pool for executing tasks. This add-on allows the use of a <text:a xlink:type="simple" xlink:href="http://docs.oracle.com/javase/7/docs/api/java/util/concurrent/ForkJoinPool.html" text:style-name="Internet_20_link" text:visited-style-name="Visited_20_Internet_20_Link">fork/join thread pool</text:a> instead of the standard one. This enables JPPF tasks to locally (in the node) spawn <text:a xlink:type="simple" xlink:href="http://docs.oracle.com/javase/7/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text:s text:c="2"/>jppf.thread.manager.class = org.jppf.<text:span text:style-name="T92">execute.</text:span>ThreadManagerForkJoin</text:p>
      <text:p text:style-name="P1"/>
      <text:p text:style-name="P1">Here is an example usage, which computes the number of occurrences of each word in a set of documents:</text:p>
      <text:p text:style-name="P1"/>
      <text:p text:style-name="Code_20_block"><text:s text:c="2"/>public class WordCountTask extends JPPFTask {</text:p>
      <text:p text:style-name="Code_20_block"><text:s text:c="4"/><text:span text:style-name="T16">// a list of docuuments to process</text:span></text:p>
      <text:p text:style-name="Code_20_block"><text:s text:c="4"/>private final List&lt;String&gt; documents;</text:p>
      <text:p text:style-name="Code_20_block"><text:s text:c="2"/></text:p>
      <text:p text:style-name="Code_20_block"><text:s text:c="4"/>public WordCountTask(final List&lt;String&gt; documents) {</text:p>
      <text:p text:style-name="Code_20_block"><text:s text:c="6"/>this.documents = documents;</text:p>
      <text:p text:style-name="Code_20_block"><text:s text:c="4"/>}</text:p>
      <text:p text:style-name="Code_20_block"><text:s text:c="2"/></text:p>
      <text:p text:style-name="Code_20_block"><text:s text:c="4"/>@Override</text:p>
      <text:p text:style-name="Code_20_block"><text:s text:c="4"/>public void run()</text:p>
      <text:p text:style-name="Code_20_block"><text:s text:c="4"/>{</text:p>
      <text:p text:style-name="Code_20_block"><text:s text:c="6"/>List&lt;Map&lt;String, Integer&gt;&gt; results = new ArrayList&lt;&gt;();</text:p>
      <text:p text:style-name="Code_20_block"><text:s text:c="6"/><text:span text:style-name="T16">// compute word counts in each document</text:span></text:p>
      <text:p text:style-name="Code_20_block"><text:s text:c="6"/>if (ForkJoinTask.inForkJoinPool()) {</text:p>
      <text:p text:style-name="Code_20_block"><text:s text:c="8"/>List&lt;ForkJoinTask&lt;Map&lt;String, Integer&gt;&gt;&gt; tasks = new ArrayList&lt;&gt;();</text:p>
      <text:p text:style-name="Code_20_block"><text:s text:c="8"/><text:span text:style-name="T16">// fork one new task per document</text:span></text:p>
      <text:p text:style-name="Code_20_block"><text:s text:c="8"/>for (String doc: documents) tasks.add(new MyForkJoinTask(doc).fork());</text:p>
      <text:p text:style-name="Code_20_block"><text:s text:c="8"/><text:span text:style-name="T16">// wait until all forked tasks have completed (i.e. join)</text:span></text:p>
      <text:p text:style-name="Code_20_block"><text:s text:c="8"/>for (ForkJoinTask&lt;Map&lt;String, Integer&gt;&gt; task: tasks) results.add(task.join());</text:p>
      <text:p text:style-name="Code_20_block"><text:s text:c="6"/>} else {</text:p>
      <text:p text:style-name="Code_20_block"><text:s text:c="8"/><text:span text:style-name="T16">// if not in FJ pool, process documents sequentially</text:span></text:p>
      <text:p text:style-name="Code_20_block"><text:s text:c="8"/>for (String doc: documents) results.add(new MyForkJoinTask(doc).compute());</text:p>
      <text:p text:style-name="Code_20_block"><text:s text:c="6"/>}</text:p>
      <text:p text:style-name="Code_20_block"><text:s text:c="6"/><text:span text:style-name="T16">// merge the results of all documents</text:span></text:p>
      <text:p text:style-name="Code_20_block"><text:s text:c="6"/>Map&lt;String, Integer&gt; globalResult = new HashMap&lt;&gt;();</text:p>
      <text:p text:style-name="Code_20_block"><text:s text:c="6"/>for (Map&lt;String, Integer&gt; map: results) {</text:p>
      <text:p text:style-name="Code_20_block"><text:s text:c="8"/>for (Map.Entry&lt;String, Integer&gt; entry: map.entrySet()) {</text:p>
      <text:p text:style-name="Code_20_block"><text:s text:c="10"/>Integer n = globalResult.get(entry.getKey());</text:p>
      <text:p text:style-name="Code_20_block"><text:s text:c="10"/>if (n == null) globalResult.put(entry.getKey(), entry.getValue());</text:p>
      <text:p text:style-name="Code_20_block"><text:s text:c="10"/>else globalResult.put(entry.getKey(), n + entry.getValue());</text:p>
      <text:p text:style-name="Code_20_block"><text:s text:c="8"/>}</text:p>
      <text:p text:style-name="Code_20_block"><text:s text:c="6"/>}</text:p>
      <text:p text:style-name="Code_20_block"><text:s text:c="6"/><text:span text:style-name="T16">// set the merged word counts as this task's result</text:span></text:p>
      <text:p text:style-name="Code_20_block"><text:s text:c="6"/>this.setResult(globalResult);</text:p>
      <text:p text:style-name="Code_20_block"><text:s text:c="4"/>}</text:p>
      <text:p text:style-name="Code_20_block"><text:s text:c="2"/>}</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112">In this example, our fork/join task is defined as follows:</text:p>
      <text:p text:style-name="P1"/>
      <text:p text:style-name="Code_20_block"><text:s text:c="2"/>public class MyForkJoinTask extends RecursiveTask&lt;Map&lt;String, Integer&gt;&gt; {</text:p>
      <text:p text:style-name="Code_20_block"><text:s text:c="4"/><text:span text:style-name="T16">// remove spaces and non-word characters</text:span></text:p>
      <text:p text:style-name="Code_20_block"><text:s text:c="4"/>private static Pattern pattern = Pattern.compile("\\s|\\W");</text:p>
      <text:p text:style-name="Code_20_block"><text:s text:c="4"/>private final String document;</text:p>
      <text:p text:style-name="Code_20_block"><text:s text:c="2"/></text:p>
      <text:p text:style-name="Code_20_block"><text:s text:c="4"/>public MyForkJoinTask(final String document) {</text:p>
      <text:p text:style-name="Code_20_block"><text:s text:c="6"/>this.document = document;</text:p>
      <text:p text:style-name="Code_20_block"><text:s text:c="4"/>}</text:p>
      <text:p text:style-name="Code_20_block"><text:s text:c="2"/></text:p>
      <text:p text:style-name="Code_20_block"><text:s text:c="4"/>@Override</text:p>
      <text:p text:style-name="Code_20_block"><text:s text:c="3"/><text:span text:style-name="T16"><text:s/>// return a mapping of each word to its number of occurrences</text:span></text:p>
      <text:p text:style-name="Code_20_block"><text:s text:c="4"/>public Map&lt;String, Integer&gt; compute() {</text:p>
      <text:p text:style-name="Code_20_block"><text:s text:c="6"/>Map&lt;String, Integer&gt; result = new HashMap&lt;&gt;();</text:p>
      <text:p text:style-name="Code_20_block"><text:s text:c="6"/><text:span text:style-name="T16">// split the document into individual words</text:span></text:p>
      <text:p text:style-name="Code_20_block"><text:s text:c="6"/>String[] words = pattern.split(document);</text:p>
      <text:p text:style-name="Code_20_block"><text:s text:c="6"/><text:span text:style-name="T16">// count the number of occurrences of each word in the document</text:span></text:p>
      <text:p text:style-name="Code_20_block"><text:s text:c="6"/>for (String word: words) {</text:p>
      <text:p text:style-name="Code_20_block"><text:s text:c="8"/>Integer n = result.get(w);</text:p>
      <text:p text:style-name="Code_20_block"><text:s text:c="8"/>result.put(word, (n == null) ? 1 : n+1);</text:p>
      <text:p text:style-name="Code_20_block"><text:s text:c="6"/>}</text:p>
      <text:p text:style-name="Code_20_block"><text:s text:c="6"/>return result;</text:p>
      <text:p text:style-name="Code_20_block"><text:s text:c="4"/>}</text:p>
      <text:p text:style-name="Code_20_block"><text:s text:c="2"/>}</text:p>
      <text:p text:style-name="P1"/>
      <text:p text:style-name="P1"/>
      <text:p text:style-name="P1"><text:span text:style-name="T1">Related sample</text:span>: <text:a xlink:type="simple" xlink:href="http://www.jppf.org/samples-pack/ForkJoinNodeExecutor/Readme.php" text:style-name="Internet_20_link" text:visited-style-name="Visited_20_Internet_20_Link"><text:span text:style-name="T93">Fibonacci Fork/Join sample</text:span></text:a><text:span text:style-name="T93">.</text:span>.</text:p>
      <text:p text:style-name="P1"/>
      <text:list xml:id="list65724310160619" text:continue-numbering="true" text:style-name="Outline">
        <text:list-item>
          <text:list>
            <text:list-item>
              <text:list>
                <text:list-item>
                  <text:h text:style-name="P206" text:outline-level="3">Receiving class loader events</text:h>
                </text:list-item>
              </text:list>
            </text:list-item>
          </text:list>
        </text:list-item>
      </text:list>
      <text:p text:style-name="P8"><text:span text:style-name="T60">It is possible to receive notifications of whether a class was loaded or not found by a JPPF class loader. This can be done by implementing the interface </text:span><text:a xlink:type="simple" xlink:href="http://www.jppf.org/api-5/index.html?org/jppf/classloader/ClassLoaderListener.html" text:style-name="Internet_20_link" text:visited-style-name="Visited_20_Internet_20_Link"><text:span text:style-name="T60">ClassLoaderListener</text:span></text:a><text:span text:style-name="T60"> defined as follows:</text:span></text:p>
      <text:p text:style-name="P1"/>
      <text:p text:style-name="P141">public interface ClassLoaderListener extends EventListener {</text:p>
      <text:p text:style-name="Code_20_block"><text:span text:style-name="T60"><text:s text:c="2"/></text:span><text:span text:style-name="T20">// Called when a class has been successfully loaded by a class loader</text:span></text:p>
      <text:p text:style-name="P141"><text:s text:c="2"/>void classLoaded(ClassLoaderEvent event);</text:p>
      <text:p text:style-name="P141"><text:s text:c="2"/></text:p>
      <text:p text:style-name="Code_20_block"><text:span text:style-name="T60"><text:s text:c="2"/></text:span><text:span text:style-name="T20">// Called when a class was not found by a class loader</text:span></text:p>
      <text:p text:style-name="P141"><text:s text:c="2"/>void classNotFound(ClassLoaderEvent event);</text:p>
      <text:p text:style-name="P141">}</text:p>
      <text:p text:style-name="P1"/>
      <text:p text:style-name="P8"><text:span text:style-name="T60">Each notification provides an event object which is an instance of the class </text:span><text:a xlink:type="simple" xlink:href="http://www.jppf.org/api-5/index.html?org/jppf/classloader/ClassLoaderEvent.html" text:style-name="Internet_20_link" text:visited-style-name="Visited_20_Internet_20_Link"><text:span text:style-name="T60">ClassLoaderEvent</text:span></text:a><text:span text:style-name="T60">, defined as:</text:span></text:p>
      <text:p text:style-name="P35"/>
      <text:p text:style-name="P142">public class ClassLoaderEvent extends EventObject {</text:p>
      <text:p text:style-name="Code_20_block"><text:span text:style-name="T61"><text:s text:c="2"/></text:span><text:span text:style-name="T21">// Get the class that was successfully loaded or null if the class was not found</text:span></text:p>
      <text:p text:style-name="P142"><text:s text:c="2"/>public Class&lt;?&gt; getLoadedClass()</text:p>
      <text:p text:style-name="Code_20_block"><text:span text:style-name="T61"><text:s text:c="2"/></text:span><text:span text:style-name="T21">// Get the name of the class that was loaded or not found</text:span></text:p>
      <text:p text:style-name="P142"><text:s text:c="2"/>public String getClassName()</text:p>
      <text:p text:style-name="Code_20_block"><text:span text:style-name="T61"><text:s text:c="2"/></text:span><text:span text:style-name="T21">// Determine whether the class was loaded from the class loader's URL classpath</text:span></text:p>
      <text:p text:style-name="Code_20_block"><text:span text:style-name="T61"><text:s text:c="2"/></text:span><text:span text:style-name="T21">// If false, then the class was loaded from a remote JPPF driver or client</text:span></text:p>
      <text:p text:style-name="P142"><text:s text:c="2"/>public boolean isFoundInURLClassPath()</text:p>
      <text:p text:style-name="Code_20_block"><text:span text:style-name="T61"><text:s text:c="2"/></text:span><text:span text:style-name="T21">// Get the class loader which emitted this event</text:span></text:p>
      <text:p text:style-name="P142"><text:s text:c="2"/>public AbstractJPPFClassLoader getClassLoader()</text:p>
      <text:p text:style-name="P142">}</text:p>
      <text:p text:style-name="P38"/>
      <text:p text:style-name="P7"><text:span text:style-name="T62">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www.jppf.org/doc/v3/index.php?title=Class_loading_in_JPPF" text:style-name="Internet_20_link" text:visited-style-name="Visited_20_Internet_20_Link"><text:span text:style-name="T62">Class Loading in JPPF</text:span></text:a><text:span text:style-name="T62"> documentation for full details on how class loading works.</text:span></text:p>
      <text:p text:style-name="P38"/>
      <text:p text:style-name="P7">Once the implementation is done, the <text:span text:style-name="T62">class loader listener</text:span> is plugged into JPPF using the service provider interface:</text:p>
      <text:list xml:id="list65724310162337" text:continue-list="list65724294176856" text:style-name="List_20_2">
        <text:list-item>
          <text:p text:style-name="P191">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191">in this file, add the fully qualified class name of your implementation of the interface</text:p>
        </text:list-item>
        <text:list-item>
          <text:p text:style-name="P196">copy the jar file or class folder containing your implementation and service file to the classpath of each node.</text:p>
        </text:list-item>
      </text:list>
      <text:p text:style-name="P36"/>
      <text:p text:style-name="P82">As an example, let's say we simply want to print the notifications received by a listener, which we implement as follows:</text:p>
      <text:p text:style-name="P39"/>
      <text:p text:style-name="P143">package test;</text:p>
      <text:p text:style-name="P143">import org.jppf.classloader.*;</text:p>
      <text:p text:style-name="P143"><text:s text:c="2"/></text:p>
      <text:p text:style-name="P143">public class MyClassLoaderListener implements ClassLoaderListener {</text:p>
      <text:p text:style-name="P143"><text:s text:c="2"/>@Override</text:p>
      <text:p text:style-name="P143"><text:s text:c="2"/>public void classLoaded(final ClassLoaderEvent event) {</text:p>
      <text:p text:style-name="P143"><text:s text:c="4"/>AbstractJPPFClassLoader cl = event.getClassLoader();</text:p>
      <text:p text:style-name="P143"><text:s text:c="4"/>System.out.println("loaded " + event.getLoadedClass() + " from "</text:p>
      <text:p text:style-name="P143"><text:s text:c="6"/>+ (cl.isClientClassLoader() ? "client" : "server") + " class loader in "</text:p>
      <text:p text:style-name="P143"><text:s text:c="6"/>+ (event.isFoundInURLClasspath() ? "local" : "remote") + " classpath");</text:p>
      <text:p text:style-name="P143"><text:s text:c="2"/>}</text:p>
      <text:p text:style-name="P143"><text:s text:c="2"/></text:p>
      <text:p text:style-name="P143"><text:s text:c="2"/>@Override</text:p>
      <text:p text:style-name="P143"><text:s text:c="2"/>public void classNotFound(final ClassLoaderEvent event) {</text:p>
      <text:p text:style-name="P144"><text:s text:c="4"/>AbstractJPPFClassLoader cl = event.getClassLoader();</text:p>
      <text:p text:style-name="P144"><text:s text:c="4"/>System.out.println("class " + event.getClassName() + " was not found by "</text:p>
      <text:p text:style-name="P143"><text:s text:c="6"/>+ (cl.isClientClassLoader() ? "client" : "server") + " class loader");</text:p>
      <text:p text:style-name="P143"><text:s text:c="2"/>}</text:p>
      <text:p text:style-name="P143">}</text:p>
      <text:p text:style-name="P39"/>
      <text:p text:style-name="P41">Then we create the file “<text:span text:style-name="T1">META-INF/services/org.jppf.classsloader.ClassLoaderListener</text:span>” with this content:</text:p>
      <text:p text:style-name="P9"><text:span text:style-name="Code_20_char"><text:span text:style-name="T63">test.MyClassLoaderListener</text:span></text:span></text:p>
      <text:p text:style-name="P41"/>
      <text:p text:style-name="P41">All that remains to do is to package the class and service files into a jar and add this jar to the classpath of the nodes.</text:p>
      <text:p text:style-name="P41"/>
      <text:list xml:id="list65724310175677" text:continue-list="list65724310160619" text:style-name="Outline">
        <text:list-item>
          <text:list>
            <text:list-item>
              <text:list>
                <text:list-item>
                  <text:h text:style-name="P206" text:outline-level="3">Receiving notifications from the tasks</text:h>
                </text:list-item>
              </text:list>
            </text:list-item>
          </text:list>
        </text:list-item>
      </text:list>
      <text:p text:style-name="P42"><text:span text:style-name="T76">We have seen in “</text:span><text:span text:style-name="Reference"><text:span text:style-name="T8">Development guide &gt; Task objects &gt; Sending notifications from a task</text:span></text:span><text:span text:style-name="T76">” that JPPF tasks can send </text:span>notifications<text:span text:style-name="T76"> with the method </text:span><text:a xlink:type="simple" xlink:href="http://www.jppf.org/api-5/org/jppf/node/protocol/Task.html#fireNotification(java.lang.Object,%20boolean)" text:style-name="Internet_20_link" text:visited-style-name="Visited_20_Internet_20_Link"><text:span text:style-name="T76">Task.fireNotification(Object, boolean)</text:span></text:a><text:span text:style-name="T76">. It is possible to register listeners for these notifications via the the service provider interface (SPI). These listeners must implement the interface </text:span><text:a xlink:type="simple" xlink:href="http://www.jppf.org/api-5/index.html?org/jppf/node/event/TaskExecutionListener.html" text:style-name="Internet_20_link" text:visited-style-name="Visited_20_Internet_20_Link"><text:span text:style-name="T76">TaskExecutionListener</text:span></text:a><text:span text:style-name="T76">, defined as follows:</text:span></text:p>
      <text:p text:style-name="P66"/>
      <text:p text:style-name="P160">public interface TaskExecutionListener extends EventListener {</text:p>
      <text:p text:style-name="Code_20_block"><text:span text:style-name="T76"><text:s text:c="2"/></text:span><text:span text:style-name="T29">// Called by the JPPF node to notify a listener that a task was executed</text:span></text:p>
      <text:p text:style-name="P160"><text:s text:c="2"/>void taskExecuted(TaskExecutionEvent event);</text:p>
      <text:p text:style-name="P160"/>
      <text:p text:style-name="Code_20_block"><text:span text:style-name="T76"><text:s text:c="2"/></text:span><text:span text:style-name="T29">// Called when a task sends a notification via Task.fireNotfication(Object, boolean)</text:span></text:p>
      <text:p text:style-name="P160"><text:s text:c="2"/>void taskNotification(TaskExecutionEvent event);</text:p>
      <text:p text:style-name="P160">}</text:p>
      <text:p text:style-name="P66"/>
      <text:p text:style-name="P43"><text:span text:style-name="T77">The method </text:span><text:span text:style-name="Code_20_char"><text:span text:style-name="T77">taskExecuted()</text:span></text:span><text:span text:style-name="T77"> is always called by the JPPF node, whereas </text:span><text:span text:style-name="Code_20_char"><text:span text:style-name="T77">taskNotification()</text:span></text:span><text:span text:style-name="T77"> is always invoked by user code. Both methods receive events of type </text:span><text:a xlink:type="simple" xlink:href="http://www.jppf.org/api-5/index.html?org/jppf/node/event/TaskExecutionEvent.html" text:style-name="Internet_20_link" text:visited-style-name="Visited_20_Internet_20_Link"><text:span text:style-name="T77">TaskExecutionEvent</text:span></text:a><text:span text:style-name="T77">, defined as follows:</text:span></text:p>
      <text:p text:style-name="P66"/>
      <text:p text:style-name="P161">public class TaskExecutionEvent extends EventObject {</text:p>
      <text:p text:style-name="Code_20_block"><text:span text:style-name="T77"><text:s text:c="2"/></text:span><text:span text:style-name="T30">// Get the JPPF task from which the event originates</text:span></text:p>
      <text:p text:style-name="P161"><text:s text:c="2"/>public Task&lt;?&gt; getTask()</text:p>
      <text:p text:style-name="P161"/>
      <text:p text:style-name="Code_20_block"><text:span text:style-name="T77"><text:s text:c="2"/></text:span><text:span text:style-name="T30">// Get the object encapsulating information about the task</text:span></text:p>
      <text:p text:style-name="P161"><text:s text:c="2"/>public TaskInformation getTaskInformation()</text:p>
      <text:p text:style-name="P161"/>
      <text:p text:style-name="Code_20_block"><text:span text:style-name="T77"><text:s text:c="2"/></text:span><text:span text:style-name="T30">// Get the user-defined object to send as part of the notification</text:span></text:p>
      <text:p text:style-name="P161"><text:s text:c="2"/>public Object getUserObject()</text:p>
      <text:p text:style-name="P161"/>
      <text:p text:style-name="P159"><text:span text:style-name="T77"><text:s text:c="2"/></text:span><text:span text:style-name="T30">// If true then also send this notification via the JMX Mbean,</text:span></text:p>
      <text:p text:style-name="P159"><text:span text:style-name="T77"><text:s text:c="2"/></text:span><text:span text:style-name="T30">// otherwise only send to local listeners</text:span></text:p>
      <text:p text:style-name="P161"><text:s text:c="2"/>public boolean isSendViaJmx()</text:p>
      <text:p text:style-name="P161"/>
      <text:p text:style-name="P161"><text:s text:c="2"/><text:span text:style-name="T16">// </text:span><text:span text:style-name="T37">Whether this is a us</text:span><text:span text:style-name="T38">e</text:span><text:span text:style-name="T37">r-defined event </text:span><text:span text:style-name="T39">sent </text:span><text:span text:style-name="T37">from a task</text:span></text:p>
      <text:p text:style-name="P161"><text:s text:c="2"/><text:span text:style-name="T90">public boolean isUerNotification();</text:span></text:p>
      <text:p text:style-name="P161">}</text:p>
      <text:p text:style-name="P41"/>
      <text:p text:style-name="P14">Once <text:span text:style-name="T78">a task execution listener</text:span> is <text:span text:style-name="T78">implemented</text:span>, <text:span text:style-name="T78">it</text:span> is plugged into <text:span text:style-name="T78">the </text:span>JPPF <text:span text:style-name="T78">nodes </text:span>using the service provider interface:</text:p>
      <text:list xml:id="list65724310161055" text:continue-list="list65724310162337" text:style-name="List_20_2">
        <text:list-item>
          <text:p text:style-name="P192">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192">in this file, add the fully qualified class name of your implementation of the interface</text:p>
        </text:list-item>
        <text:list-item>
          <text:p text:style-name="P197">copy the jar file or class folder containing your implementation and service file to the classpath of <text:span text:style-name="T78">the server, if you want all the nodes to register a listner instance, or to the classpath of specific individual </text:span>node<text:span text:style-name="T78">s</text:span>.</text:p>
        </text:list-item>
      </text:list>
      <text:p text:style-name="P37"/>
      <text:p text:style-name="P67">The following example prints the notifications it receives to the node's output console:</text:p>
      <text:p text:style-name="P67"/>
      <text:p text:style-name="P162">package my.test;</text:p>
      <text:p text:style-name="P162">import ...;</text:p>
      <text:p text:style-name="P162">public class MyTaskListener implements TaskExecutionListener {</text:p>
      <text:p text:style-name="P162"><text:s text:c="2"/>@Override public synchronized void taskExecuted(TaskExecutionEvent event) {</text:p>
      <text:p text:style-name="P163"><text:s text:c="4"/>System.out.println("Task " + event.getId() + " completed with result : " +</text:p>
      <text:p text:style-name="P163"><text:s text:c="6"/>event.getTask().getResult());</text:p>
      <text:p text:style-name="P164"><text:s text:c="4"/>System.out.println("cpu time = " + event.getTaskInformation().getCpuTime() +</text:p>
      <text:p text:style-name="P164"><text:s text:c="6"/>", elapsed = " + event.getTaskInformation().getElapsedTime());</text:p>
      <text:p text:style-name="P162"><text:s text:c="2"/>}</text:p>
      <text:p text:style-name="P162"/>
      <text:p text:style-name="P162"><text:s text:c="2"/>@Override public synchronized void taskNotification(TaskExecutionEvent event) {</text:p>
      <text:p text:style-name="P164"><text:s text:c="4"/>System.out.println("Task " + event.getId() + " sent user object : " +</text:p>
      <text:p text:style-name="P164"><text:s text:c="6"/>event.getUserObject());</text:p>
      <text:p text:style-name="P162"><text:s text:c="2"/>}</text:p>
      <text:p text:style-name="P162">}</text:p>
      <text:p text:style-name="P40"/>
      <text:p text:style-name="P44"><text:span text:style-name="T79">To use this listener, you need to create a file “META-INF/services/org.jppf.node.event.TaskExecutionListener” containing the line “</text:span><text:span text:style-name="T7">my.test.MyTaskListener</text:span><text:span text:style-name="T79">” and add it, along with the implementation class, to the server's or node's classpath.</text:span></text:p>
      <text:list xml:id="list65724326164618" text:continue-list="list65724310175677" text:style-name="Outline">
        <text:list-item>
          <text:list>
            <text:list-item>
              <text:list>
                <text:list-item>
                  <text:h text:style-name="P206" text:outline-level="3">JPPF node screensaver</text:h>
                </text:list-item>
              </text:list>
            </text:list-item>
          </text:list>
        </text:list-item>
      </text:list>
      <text:p text:style-name="P55">A screensaver can be associated with a running JPPF node. The screensaver is a Java Swing UI which is displayed at the time the node is launched. It can run in full screen or in windowed mode, depending on the configuration settings.</text:p>
      <text:list xml:id="list65724326183561"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11"><text:span text:style-name="T71">A screensaver implements the interface </text:span><text:a xlink:type="simple" xlink:href="http://www.jppf.org/api-5/index.html?org/jppf/node/screensaver/JPPFScreenSaver.html" text:style-name="Internet_20_link" text:visited-style-name="Visited_20_Internet_20_Link"><text:span text:style-name="T71">JPPFScreenSaver</text:span></text:a><text:span text:style-name="T71">, defined as follows:</text:span></text:p>
      <text:p text:style-name="P48"/>
      <text:p text:style-name="P149">public interface JPPFScreenSaver {</text:p>
      <text:p text:style-name="Code_20_block"><text:span text:style-name="T71"><text:s text:c="2"/></text:span><text:span text:style-name="T24">// Get the Swing component for this screen saver</text:span></text:p>
      <text:p text:style-name="P149"><text:s text:c="2"/>JComponent getComponent();</text:p>
      <text:p text:style-name="P149"/>
      <text:p text:style-name="Code_20_block"><text:span text:style-name="T71"><text:s text:c="2"/></text:span><text:span text:style-name="T24">// Initialize this screen saver, and in particular its UI components</text:span></text:p>
      <text:p text:style-name="P149"><text:s text:c="2"/>void init(TypedProperties config, boolean fullscreen);</text:p>
      <text:p text:style-name="P149"/>
      <text:p text:style-name="Code_20_block"><text:span text:style-name="T71"><text:s text:c="2"/></text:span><text:span text:style-name="T24">// Destroy this screen saver and release its resources</text:span></text:p>
      <text:p text:style-name="P149"><text:s text:c="2"/>void destroy();</text:p>
      <text:p text:style-name="P149">}</text:p>
      <text:p text:style-name="P48"/>
      <text:p text:style-name="P48">The screensaver lifecycle is as follows:</text:p>
      <text:p text:style-name="P48"/>
      <text:list xml:id="list65724326164219" text:continue-list="list65724294167918" text:style-name="List_20_1">
        <text:list-item>
          <text:p text:style-name="P198">the screensaver is instantiated, based on a class name specified in the configuration (requires a no-arg constructor)</text:p>
        </text:list-item>
        <text:list-item>
          <text:p text:style-name="P193"><text:span text:style-name="T71">the </text:span><text:span text:style-name="Code_20_char"><text:span text:style-name="T71">init()</text:span></text:span><text:span text:style-name="T71"> method is called, passing in the JPPF configuration and a flag indicating whether the full screen mode is both requested and supported</text:span></text:p>
        </text:list-item>
        <text:list-item>
          <text:p text:style-name="P193"><text:span text:style-name="T71">a </text:span><text:span text:style-name="Code_20_char"><text:span text:style-name="T71">JFrame</text:span></text:span><text:span text:style-name="T71"> is created and the component obtained by calling </text:span><text:span text:style-name="Code_20_char"><text:span text:style-name="T71">getComponent()</text:span></text:span><text:span text:style-name="T71"> is added to this </text:span><text:span text:style-name="Code_20_char"><text:span text:style-name="T71">JFrame</text:span></text:span><text:span text:style-name="T71">. In full screen, the frame is undecorated (no caption, menu bar, status bar or borders) and will cover all available space on all available monitors: the screen saver will spread over all screens in a multi-monitor setup</text:span></text:p>
        </text:list-item>
        <text:list-item>
          <text:p text:style-name="P198">the frame is then made visible</text:p>
        </text:list-item>
        <text:list-item>
          <text:p text:style-name="P193"><text:span text:style-name="T71">finally, the </text:span><text:span text:style-name="Code_20_char"><text:span text:style-name="T71">destroy()</text:span></text:span><text:span text:style-name="T71"> method is called when the frame is closed. In full screen mode, this happens upon pressing a key or clicking or (optionally) moving the mouse</text:span></text:p>
        </text:list-item>
      </text:list>
      <text:p text:style-name="P49"/>
      <text:p text:style-name="P12"><text:span text:style-name="T72">The code which handles the screensaver is implemented as a </text:span><text:a xlink:type="simple" xlink:href="#1.8.Node initialization hooks|outline" text:style-name="Internet_20_link" text:visited-style-name="Visited_20_Internet_20_Link"><text:span text:style-name="T72">node initialization hook</text:span></text:a><text:span text:style-name="T72">: this means it starts just after the configuration has been read.</text:span></text:p>
      <text:p text:style-name="P50"/>
      <text:p text:style-name="P52">Here is a sample screensaver implementation which draws a number of small circles at random locations and with a random color, around 25 times per second. Addtionally, the screen is cleared every 5 seconds and the process starts over:</text:p>
      <text:p text:style-name="P52"/>
      <text:p text:style-name="P150">public class SimpleScreenSaver extends JPanel implements JPPFScreenSaver {</text:p>
      <text:p text:style-name="P150"><text:s text:c="2"/>private Random rand = new Random(System.nanoTime());</text:p>
      <text:p text:style-name="P150"><text:s text:c="2"/>private Timer timer = null;</text:p>
      <text:p text:style-name="P150"><text:s text:c="2"/>private volatile boolean reset = false;</text:p>
      <text:p text:style-name="P150"/>
      <text:p text:style-name="P150"><text:s text:c="2"/>public SimpleScreenSaver() { super(true); }</text:p>
      <text:p text:style-name="P150"/>
      <text:p text:style-name="P150"><text:s text:c="2"/>@Override</text:p>
      <text:p text:style-name="P150"><text:s text:c="2"/>public JComponent getComponent() {</text:p>
      <text:p text:style-name="P150"><text:s text:c="4"/>return this;</text:p>
      <text:p text:style-name="P150"><text:s text:c="2"/>}</text:p>
      <text:p text:style-name="P150"/>
      <text:p text:style-name="P150"><text:s text:c="2"/>@Override</text:p>
      <text:p text:style-name="P150"><text:s text:c="2"/>public void init(TypedProperties config, boolean fullscreen) {</text:p>
      <text:p text:style-name="P150"><text:s text:c="4"/>setBackground(Color.BLACK);</text:p>
      <text:p text:style-name="P150"><text:s text:c="4"/>timer = new Timer("JPPFScreenSaverTimer");</text:p>
      <text:p text:style-name="P150"><text:s text:c="4"/>timer.scheduleAtFixedRate(new TimerTask() {</text:p>
      <text:p text:style-name="P150"><text:s text:c="6"/>@Override public void run() { repaint(); }</text:p>
      <text:p text:style-name="Code_20_block"><text:span text:style-name="T73"><text:s text:c="4"/>}, 40L, 40L); </text:span><text:span text:style-name="T25">// draw new circles every 40 ms or 25 times/second</text:span></text:p>
      <text:p text:style-name="P150"><text:s text:c="4"/>timer.scheduleAtFixedRate(new TimerTask() {</text:p>
      <text:p text:style-name="P150"><text:s text:c="6"/>@Override public void run() { reset = true; }</text:p>
      <text:p text:style-name="Code_20_block"><text:span text:style-name="T73"><text:s text:c="4"/>}, 5000L, 5000L); </text:span><text:span text:style-name="T25">// clear the screen every 5 seconds</text:span></text:p>
      <text:p text:style-name="P150"><text:s text:c="2"/>}</text:p>
      <text:p text:style-name="P150"/>
      <text:p text:style-name="P150"><text:s text:c="2"/>@Override</text:p>
      <text:p text:style-name="P150"><text:s text:c="2"/>public void destroy() {</text:p>
      <text:p text:style-name="P150"><text:s text:c="4"/>if (timer != null) timer.cancel();</text:p>
      <text:p text:style-name="P150"><text:s text:c="2"/>}</text:p>
      <text:p text:style-name="P150"><text:soft-page-break/></text:p>
      <text:p text:style-name="P150"><text:s text:c="2"/>@Override</text:p>
      <text:p text:style-name="P150"><text:s text:c="2"/>public void paintComponent(final Graphics g) {</text:p>
      <text:p text:style-name="P150"><text:s text:c="4"/>int w = getWidth();</text:p>
      <text:p text:style-name="P150"><text:s text:c="4"/>int h = getHeight();</text:p>
      <text:p text:style-name="Code_20_block"><text:span text:style-name="T73"><text:s text:c="4"/>if (reset) { </text:span><text:span text:style-name="T25">// if reset requested, clear the screen</text:span></text:p>
      <text:p text:style-name="P150"><text:s text:c="6"/>reset = false;</text:p>
      <text:p text:style-name="P150"><text:s text:c="6"/>g.setColor(Color.BLACK);</text:p>
      <text:p text:style-name="P150"><text:s text:c="6"/>g.fillRect(0, 0, w, h);</text:p>
      <text:p text:style-name="Code_20_block"><text:span text:style-name="T73"><text:s text:c="4"/>} else { </text:span><text:span text:style-name="T25">// draw 500 small circles</text:span></text:p>
      <text:p text:style-name="P150"><text:s text:c="6"/>int n = 5;</text:p>
      <text:p text:style-name="P151"><text:s text:c="6"/>for (int i=0; i&lt;500; i++) {</text:p>
      <text:p text:style-name="Code_20_block"><text:span text:style-name="T73"><text:s text:c="8"/></text:span><text:span text:style-name="T25">// random x, y coordinates</text:span></text:p>
      <text:p text:style-name="P150"><text:s text:c="8"/>int x = rand.nextInt(w-(n-1));</text:p>
      <text:p text:style-name="P151"><text:s text:c="8"/>int y = rand.nextInt(h-(n-1));</text:p>
      <text:p text:style-name="Code_20_block"><text:span text:style-name="T73"><text:s text:c="8"/></text:span><text:span text:style-name="T25">// random color</text:span></text:p>
      <text:p text:style-name="P150"><text:s text:c="8"/>g.setColor(new Color(rand.nextInt(256), rand.nextInt(256), rand.nextInt(256)));</text:p>
      <text:p text:style-name="P150"><text:s text:c="8"/>g.fillOval(x, y, n, n);</text:p>
      <text:p text:style-name="P150"><text:s text:c="6"/>}</text:p>
      <text:p text:style-name="P150"><text:s text:c="4"/>}</text:p>
      <text:p text:style-name="P150"><text:s text:c="2"/>}</text:p>
      <text:p text:style-name="P150">}</text:p>
      <text:p text:style-name="P51"/>
      <text:p text:style-name="P65">It will look like this:</text:p>
      <text:p text:style-name="P65"/>
      <text:p text:style-name="P65"><draw:frame draw:style-name="fr1" draw:name="graphics4" text:anchor-type="as-char" svg:width="10.636cm" svg:height="5.847cm" draw:z-index="2"><draw:image xlink:href="Pictures/1000000000000192000000DD3FB233DB.gif" xlink:type="simple" xlink:show="embed" xlink:actuate="onLoad"/></draw:frame></text:p>
      <text:list xml:id="list65724326172994" text:continue-list="list65724326183561"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3"><text:span text:style-name="T74">To receive notifications of node lifce cycle events and/or individual tasks completion, you will need to implement the </text:span><text:a xlink:type="simple" xlink:href="http://www.jppf.org/api-5/index.html?org/jppf/node/screensaver/NodeIntegration.html" text:style-name="Internet_20_link" text:visited-style-name="Visited_20_Internet_20_Link"><text:span text:style-name="T74">NodeIntegration</text:span></text:a><text:span text:style-name="T74"> interface or, more conveniently, extend the adapter class </text:span><text:a xlink:type="simple" xlink:href="http://www.jppf.org/api-5/index.html?org/jppf/node/screensaver/NodeIntegrationAdapter.html" text:style-name="Internet_20_link" text:visited-style-name="Visited_20_Internet_20_Link"><text:span text:style-name="T74">NodeIntegrationAdapter</text:span></text:a><text:span text:style-name="T74">. </text:span><text:span text:style-name="Code_20_char"><text:span text:style-name="T74">NodeIntegration</text:span></text:span><text:span text:style-name="T74"> is defined as follows:</text:span></text:p>
      <text:p text:style-name="P53"/>
      <text:p text:style-name="P152">public interface NodeIntegration extends NodeLifeCycleListener, TaskExecutionListener {</text:p>
      <text:p text:style-name="Code_20_block"><text:span text:style-name="T74"><text:s text:c="2"/></text:span><text:span text:style-name="T26">// Provide a reference to the screen saver</text:span></text:p>
      <text:p text:style-name="P152"><text:s text:c="2"/>void setScreenSaver(JPPFScreenSaver screensaver);</text:p>
      <text:p text:style-name="P152">}</text:p>
      <text:p text:style-name="P54"/>
      <text:p text:style-name="P13"><text:span text:style-name="T74">As we can see, this is just an interface which joins both </text:span><text:a xlink:type="simple" xlink:href="http://www.jppf.org/api-5/index.html?org/jppf/node/event/NodeLifeCycleListener.html" text:style-name="Internet_20_link" text:visited-style-name="Visited_20_Internet_20_Link"><text:span text:style-name="T74">NodeLifeCycleListener</text:span></text:a><text:span text:style-name="T74"> and </text:span><text:a xlink:type="simple" xlink:href="http://www.jppf.org/api-5/index.html?org/jppf/node/event/TaskExecutionListener.html" text:style-name="Internet_20_link" text:visited-style-name="Visited_20_Internet_20_Link"><text:span text:style-name="T74">TaskExecutionListener</text:span></text:a><text:span text:style-name="T74"> and provides a way to hook up with the screensaver.</text:span></text:p>
      <text:p text:style-name="P53"/>
      <text:p text:style-name="P56">The following example shows how to use node events to display and update the number of tasks executed by the node in the screensaver:</text:p>
      <text:p text:style-name="P56"/>
      <text:p text:style-name="P117"><text:span text:style-name="T27">// di</text:span><text:span text:style-name="T28">s</text:span><text:span text:style-name="T27">plays the number of executed tasks in a JLabel</text:span></text:p>
      <text:p text:style-name="Code_20_block"><text:span text:style-name="T75">public class </text:span><text:span text:style-name="T5">MyScreenSaver</text:span><text:span text:style-name="T75"> extends JPanel </text:span><text:span text:style-name="T5">implements JPPFScreenSaver</text:span><text:span text:style-name="T75"> {</text:span></text:p>
      <text:p text:style-name="P154"><text:s text:c="2"/>private JLabel nbTasksLabel = new JLabel("number of tasks: 0");</text:p>
      <text:p text:style-name="P153"><text:s text:c="2"/>private int nbTasks = 0;</text:p>
      <text:p text:style-name="P153"/>
      <text:p text:style-name="P153"><text:s text:c="2"/>@Override public JComponent getComponent() { return this; }</text:p>
      <text:p text:style-name="P153"><text:s text:c="2"/>@Override public void init(TypedProperties config, boolean fullscreen) {</text:p>
      <text:p text:style-name="P153"><text:s text:c="4"/>this.add(nbTasksLabel);</text:p>
      <text:p text:style-name="P153"><text:s text:c="2"/>}</text:p>
      <text:p text:style-name="P153"><text:s text:c="2"/>@Override public void destroy() { }</text:p>
      <text:p text:style-name="P153"/>
      <text:p text:style-name="P153"><text:s text:c="2"/>public void updateNbTasks(int n) {</text:p>
      <text:p text:style-name="P153"><text:s text:c="4"/>nbTasks += n;</text:p>
      <text:p text:style-name="P153"><text:s text:c="4"/>nbTasksLabel.setText("number of tasks: " + nbTasks);</text:p>
      <text:p text:style-name="P153"><text:s text:c="2"/>}</text:p>
      <text:p text:style-name="P153">}</text:p>
      <text:p text:style-name="P153"/>
      <text:p text:style-name="P120">// update the number of tasks on each job completion event</text:p>
      <text:p text:style-name="Code_20_block"><text:span text:style-name="T75">public class </text:span><text:span text:style-name="T5">MyNodeIntegration extends NodeIntegrationAdpater</text:span><text:span text:style-name="T75"> {</text:span></text:p>
      <text:p text:style-name="P153"><text:s text:c="2"/>private MyScreenSaver screensaver = null;</text:p>
      <text:p text:style-name="P153"/>
      <text:p text:style-name="P153"><text:s text:c="2"/>@Override public void jobEnding(NodeLifeCycleEvent event) {</text:p>
      <text:p text:style-name="P155"><text:s text:c="4"/>if (screensaver != null) screensaver.updateNbTasks(event.getTasks().size());</text:p>
      <text:p text:style-name="P153"><text:s text:c="2"/>}</text:p>
      <text:p text:style-name="P153"/>
      <text:p text:style-name="P153"><text:s text:c="2"/>@Override public void setScreenSaver(JPPFScreenSaver screensaver) {</text:p>
      <text:p text:style-name="P153"><text:s text:c="4"/>this.screensaver = (MyScreenSaver) sceensaver;</text:p>
      <text:p text:style-name="P153"><text:s text:c="2"/>}</text:p>
      <text:p text:style-name="P153">}</text:p>
      <text:list xml:id="list65724341153928"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58">The screensaver supports a number of configuration properties which allow a high level of customization:</text:p>
      <text:p text:style-name="P58"/>
      <text:p text:style-name="P121"># enable/disable the screen saver, defaults to false (disabled)</text:p>
      <text:p text:style-name="P156">jppf.screensaver.enabled = true</text:p>
      <text:p text:style-name="P156"/>
      <text:p text:style-name="P122"># the screensaver implementation: fully qualified class name of an implementation of </text:p>
      <text:p text:style-name="P122"># org.jppf.node.screensaver.JPPFScreenSaver</text:p>
      <text:p text:style-name="P156">jppf.screensaver.class = org.jppf.node.screensaver.impl.JPPFScreenSaverImpl</text:p>
      <text:p text:style-name="P156"/>
      <text:p text:style-name="P123"># the node event listener implementation: fully qualified class name of an</text:p>
      <text:p text:style-name="P133"># implementation of org.jppf.node.screensaver.NodeIntegration</text:p>
      <text:p text:style-name="P124"># if left unspecified or empty, no listener will be used</text:p>
      <text:p text:style-name="P156">jppf.screensaver.node.listener = org.jppf.node.screensaver.impl.NodeState</text:p>
      <text:p text:style-name="P156"/>
      <text:p text:style-name="P121"># title of the JFrame used in windowed mode</text:p>
      <text:p text:style-name="P156">jppf.screensaver.title = JPPF is cool</text:p>
      <text:p text:style-name="P156"/>
      <text:p text:style-name="P121"># path to the image for the frame's icon (in windowed mode)</text:p>
      <text:p text:style-name="P156">jppf.screensaver.icon = org/jppf/node/jppf-icon.gif</text:p>
      <text:p text:style-name="P156"/>
      <text:p text:style-name="P121"># display the screen saver in full screen mode?</text:p>
      <text:p text:style-name="P122"># in full screen mode, the screen saver will take all available screen space on all </text:p>
      <text:p text:style-name="P122"># available monitors, the mouse cursor is not displayed, and the node will exit on any</text:p>
      <text:p text:style-name="P122"># key pressed, mouse click or mouse motion</text:p>
      <text:p text:style-name="P156">jppf.screensaver.fullscreen = true</text:p>
      <text:p text:style-name="P156"/>
      <text:p text:style-name="P121"># width and height (in pixels), only apply if fullscreen = false. Default to 1000x800</text:p>
      <text:p text:style-name="P156">jppf.screensaver.width = 1000</text:p>
      <text:p text:style-name="P156">jppf.screensaver.height = 800</text:p>
      <text:p text:style-name="P156"/>
      <text:p text:style-name="P121"># close on mouse motion in full screen mode? default to true</text:p>
      <text:p text:style-name="P156">jppf.screensaver.mouse.motion.close = true</text:p>
      <text:p text:style-name="P57"/>
      <text:list xml:id="list65724341168474" text:continue-numbering="true" text:style-name="Outline">
        <text:list-item>
          <text:list>
            <text:list-item>
              <text:list>
                <text:list-item>
                  <text:list>
                    <text:list-item>
                      <text:h text:style-name="P211" text:outline-level="4">JPPF built-in screensaver</text:h>
                    </text:list-item>
                  </text:list>
                </text:list-item>
              </text:list>
            </text:list-item>
          </text:list>
        </text:list-item>
      </text:list>
      <text:p text:style-name="P59">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59"/>
      <text:p text:style-name="P59"><draw:frame draw:style-name="fr1" draw:name="graphics3" text:anchor-type="as-char" svg:width="17.066cm" svg:height="9.843cm" draw:z-index="3"><draw:image xlink:href="Pictures/10000000000002850000017479059BFF.gif" xlink:type="simple" xlink:show="embed" xlink:actuate="onLoad"/></draw:frame></text:p>
      <text:p text:style-name="P61"/>
      <text:p text:style-name="P61">The built-in screensaver proposes a number of spceific configuration options, which aim at providing a fine level of personalization and hopefully some fun!</text:p>
      <text:p text:style-name="P61"/>
      <text:p text:style-name="P127"># should collisions between moving logos be handled? defaults to true</text:p>
      <text:p text:style-name="P157">jppf.screensaver.handle.collisions = true</text:p>
      <text:p text:style-name="P157"/>
      <text:p text:style-name="P125"># number of moving logos</text:p>
      <text:p text:style-name="P157">jppf.screensaver.logos = 50</text:p>
      <text:p text:style-name="P157"/>
      <text:p text:style-name="P125"># speed from 1 to 100</text:p>
      <text:p text:style-name="P157">jppf.screensaver.speed = 100</text:p>
      <text:p text:style-name="P157"/>
      <text:p text:style-name="P125"># path to the moving logo image(s). Multiple images can be specified, their paths</text:p>
      <text:p text:style-name="P125"># must be separated with '|' (pipe) characters. They will be distributed in a</text:p>
      <text:p text:style-name="P126"># round-robin fashion according to the number of logos </text:p>
      <text:p text:style-name="P157">jppf.screensaver.logo.path = org/jppf/node/jppf_group_small2.gif| \</text:p>
      <text:p text:style-name="P157"><text:s text:c="4"/>org/jppf/node/rectagle_blue.png| \</text:p>
      <text:p text:style-name="P157"><text:s text:c="4"/>org/jppf/node/rectagle_orange.png| \</text:p>
      <text:p text:style-name="P157"><text:s text:c="4"/>org/jppf/node/rectagle_green.png| \</text:p>
      <text:p text:style-name="P157"><text:s text:c="4"/>org/jppf/node/rectagle_red.png</text:p>
      <text:p text:style-name="P157"/>
      <text:p text:style-name="P125"># path to the larger image at the center of the screen</text:p>
      <text:p text:style-name="P157">jppf.screensaver.centerimage = org/jppf/node/jppf@home.gif</text:p>
      <text:p text:style-name="P157"/>
      <text:p text:style-name="P125"># horizontal alignment of the status panel (including the larger image).</text:p>
      <text:p text:style-name="P126"># useful when using a multi-monitor setup, where a centered panel will be split on two </text:p>
      <text:p text:style-name="P126"># screens and thus more difficult to read</text:p>
      <text:p text:style-name="P125"># possible values: 'left' or 'l', 'center' or 'c', 'right' or 'r'; default is 'center'</text:p>
      <text:p text:style-name="P157">jppf.screensaver.status.panel.alignment = center</text:p>
      <text:p text:style-name="P60"/>
      <text:p text:style-name="P62">To use this screensaver, you need to set the following properties:</text:p>
      <text:p text:style-name="P62"><text:s/></text:p>
      <text:p text:style-name="P158">jppf.screensaver.enabled = true</text:p>
      <text:p text:style-name="P158">jppf.screensaver.class = org.jppf.node.screensaver.impl.JPPFScreenSaverImpl</text:p>
      <text:p text:style-name="P158">jppf.screensaver.node.listener = org.jppf.node.screensaver.impl.NodeState </text:p>
      <text:list xml:id="list65724341167971"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68">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68"/>
      <text:p text:style-name="P68">The connection strategy add-on provides a simple way to specify which server a node shoud connect to and how to react when it fails to do so.</text:p>
      <text:list xml:id="list65724341179833"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63"><text:span text:style-name="T80">The node's strategy to connect to a driver is defined as an implementation of the interface </text:span><text:a xlink:type="simple" xlink:href="http://www.jppf.org/api-5/index.html?org/jppf/node/connection/DriverConnectionStrategy.html" text:style-name="Internet_20_link" text:visited-style-name="Visited_20_Internet_20_Link"><text:span text:style-name="T80">DriverConnectionStrategy</text:span></text:a><text:span text:style-name="T80">, which is defined as follows:</text:span></text:p>
      <text:p text:style-name="P72"/>
      <text:p text:style-name="P128">// Defines which parameters should be used to connect to the driver</text:p>
      <text:p text:style-name="P166">public interface DriverConnectionStrategy {</text:p>
      <text:p text:style-name="P165"><text:span text:style-name="T80"><text:s text:c="2"/></text:span><text:span text:style-name="T31">// Get a new connection information, eventually based on the </text:span><text:span text:style-name="T33">current</text:span><text:span text:style-name="T31"> </text:span><text:span text:style-name="T32">one</text:span></text:p>
      <text:p text:style-name="P167"><text:s text:c="2"/>DriverConnectionInfo nextConnectionInfo(</text:p>
      <text:p text:style-name="P167"><text:s text:c="4"/>DriverConnectionInfo <text:span text:style-name="T82">current</text:span>Info, <text:span text:style-name="T81">ConnectionContext context</text:span>);</text:p>
      <text:p text:style-name="P166">}</text:p>
      <text:p text:style-name="P72"/>
      <text:p text:style-name="P73"><text:span text:style-name="T83">This interface defines a single method which takes two parameters as input, and returns a </text:span><text:a xlink:type="simple" xlink:href="http://www.jppf.org/api-5/index.html?org/jppf/node/connection/DriverConnectionInfo.html" text:style-name="Internet_20_link" text:visited-style-name="Visited_20_Internet_20_Link"><text:span text:style-name="T83">DriverConnectionInfo</text:span></text:a><text:span text:style-name="T83"> object, which encapsulates the information required to connect to a JPPF driver..</text:span></text:p>
      <text:p text:style-name="P72"/>
      <text:p text:style-name="P73"><text:span text:style-name="T83">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www.jppf.org/api-5/index.html?org/jppf/node/connection/DriverConnectionInfo.html" text:style-name="Internet_20_link" text:visited-style-name="Visited_20_Internet_20_Link"><text:span text:style-name="T83">DriverConnectionInfo</text:span></text:a><text:span text:style-name="T83">, defined as follows:</text:span></text:p>
      <text:p text:style-name="P74"/>
      <text:p text:style-name="P168">public interface DriverConnectionInfo {</text:p>
      <text:p text:style-name="Code_20_block"><text:span text:style-name="T83"><text:s text:c="2"/></text:span><text:span text:style-name="T34">// determine whether secure SSL/TLS connections should be established</text:span></text:p>
      <text:p text:style-name="P168"><text:s text:c="2"/>boolean isSecure();</text:p>
      <text:p text:style-name="P168"/>
      <text:p text:style-name="Code_20_block"><text:span text:style-name="T83"><text:s text:c="2"/></text:span><text:span text:style-name="T34">// get the driver host name or IP address</text:span></text:p>
      <text:p text:style-name="P168"><text:s text:c="2"/>String getHost();</text:p>
      <text:p text:style-name="P168"/>
      <text:p text:style-name="Code_20_block"><text:span text:style-name="T83"><text:s text:c="2"/></text:span><text:span text:style-name="T34">// get the driver port to connect to</text:span></text:p>
      <text:p text:style-name="P168"><text:s text:c="2"/>int getPort();</text:p>
      <text:p text:style-name="P168"/>
      <text:p text:style-name="Code_20_block"><text:span text:style-name="T83"><text:s text:c="2"/></text:span><text:span text:style-name="T34">// get the recovery port for the heartbeat mechanism</text:span></text:p>
      <text:p text:style-name="Code_20_block"><text:span text:style-name="T83"><text:s text:c="2"/></text:span><text:span text:style-name="T34">// a negative value indicates that recovery is disabled for the node</text:span></text:p>
      <text:p text:style-name="P168"><text:s text:c="2"/>int getRecoveryPort();</text:p>
      <text:p text:style-name="P168">}</text:p>
      <text:p text:style-name="P74"/>
      <text:p text:style-name="P73"><text:span text:style-name="T83">JPPF provides a ready-to-use implementation of this interface with the class </text:span><text:a xlink:type="simple" xlink:href="http://www.jppf.org/api-5/index.html?org/jppf/node/connection/JPPFDriverConnectionInfo.html" text:style-name="Internet_20_link" text:visited-style-name="Visited_20_Internet_20_Link"><text:span text:style-name="T83">JPPFDriverConnectionInfo</text:span></text:a><text:span text:style-name="T83">.</text:span></text:p>
      <text:p text:style-name="P74"/>
      <text:p text:style-name="P74">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www.jppf.org/api-5/index.html?org/jppf/node/connection/ConnectionContext.html" text:style-name="Internet_20_link" text:visited-style-name="Visited_20_Internet_20_Link">Connection</text:a><text:a xlink:type="simple" xlink:href="http://www.jppf.org/api-5/index.html?org/jppf/node/connection/ConnectionContext.html" text:style-name="Internet_20_link" text:visited-style-name="Visited_20_Internet_20_Link"><text:span text:style-name="T88">C</text:span></text:a><text:a xlink:type="simple" xlink:href="http://www.jppf.org/api-5/index.html?org/jppf/node/connection/ConnectionContext.html" text:style-name="Internet_20_link" text:visited-style-name="Visited_20_Internet_20_Link">ontext</text:a>, defined as:</text:p>
      <text:p text:style-name="P74"/>
      <text:p text:style-name="P169">public class ConnectionContext {</text:p>
      <text:p text:style-name="Code_20_block"><text:span text:style-name="T84"><text:s text:c="2"/></text:span><text:span text:style-name="T35">// get an explanation text for the reconnection</text:span></text:p>
      <text:p text:style-name="P169"><text:s text:c="2"/>public String getMessage()</text:p>
      <text:p text:style-name="P169"/>
      <text:p text:style-name="Code_20_block"><text:span text:style-name="T84"><text:s text:c="2"/></text:span><text:span text:style-name="T35">// get an eventual Throwable that triggered the reconnection</text:span></text:p>
      <text:p text:style-name="P169"><text:s text:c="2"/>public Throwable getThrowable()</text:p>
      <text:p text:style-name="P169"/>
      <text:p text:style-name="Code_20_block"><text:span text:style-name="T84"><text:s text:c="2"/></text:span><text:span text:style-name="T35">// get the reason for the connection or reconnection</text:span></text:p>
      <text:p text:style-name="P169"><text:s text:c="2"/>public ConnectionReason getReason()</text:p>
      <text:p text:style-name="P169">}</text:p>
      <text:p text:style-name="P76"/>
      <text:p text:style-name="P76"/>
      <text:p text:style-name="P115"><text:span text:style-name="T84">The </text:span><text:span text:style-name="Code_20_char"><text:span text:style-name="T84">getReason()</text:span></text:span><text:span text:style-name="T84"> method returns a reason code among those defined in the </text:span><text:a xlink:type="simple" xlink:href="http://www.jppf.org/api-5/index.html?org/jppf/node/connection/ConnectionReason.html" text:style-name="Internet_20_link" text:visited-style-name="Visited_20_Internet_20_Link"><text:span text:style-name="T84">ConnectionReason</text:span></text:a><text:span text:style-name="T84"> enum:</text:span></text:p>
      <text:p text:style-name="P76"/>
      <text:p text:style-name="P169">public enum ConnectionReason {</text:p>
      <text:p text:style-name="Code_20_block"><text:span text:style-name="T84"><text:s text:c="2"/></text:span><text:span text:style-name="T35">// indicates the first connection attempt when the node starts up</text:span></text:p>
      <text:p text:style-name="P169"><text:s text:c="2"/>INITIAL_CONNECTION_REQUEST,</text:p>
      <text:p text:style-name="Code_20_block"><text:span text:style-name="T84"><text:s text:c="2"/></text:span><text:span text:style-name="T35">// a reconnection was requested via the management APIs or admin console</text:span></text:p>
      <text:p text:style-name="P169"><text:s text:c="2"/>MANAGEMENT_REQUEST,</text:p>
      <text:p text:style-name="Code_20_block"><text:span text:style-name="T84"><text:s text:c="2"/></text:span><text:span text:style-name="T35">// An error occurred while initializing the class loader connection</text:span></text:p>
      <text:p text:style-name="P169"><text:s text:c="2"/>CLASSLOADER_INIT_ERROR,</text:p>
      <text:p text:style-name="Code_20_block"><text:span text:style-name="T84"><text:s text:c="2"/></text:span><text:span text:style-name="T35">// an error occurred while processing a class loader request</text:span></text:p>
      <text:p text:style-name="P169"><text:s text:c="2"/>CLASSLOADER_PROCESSING_ERROR,</text:p>
      <text:p text:style-name="Code_20_block"><text:span text:style-name="T84"><text:s text:c="2"/></text:span><text:span text:style-name="T35">// an error occurred during the job channel initialization</text:span></text:p>
      <text:p text:style-name="P169"><text:s text:c="2"/>JOB_CHANNEL_INIT_ERROR,</text:p>
      <text:p text:style-name="Code_20_block"><text:span text:style-name="T84"><text:s text:c="2"/></text:span><text:span text:style-name="T35">// an error occurred on the job channel while processing a job</text:span></text:p>
      <text:p text:style-name="P169"><text:s text:c="2"/>JOB_CHANNEL_PROCESSING_ERROR</text:p>
      <text:p text:style-name="P169">}</text:p>
      <text:p text:style-name="P75"/>
      <text:p text:style-name="P76">The following example implementation uses a set of driver connection information objects stored in a queue and performs a round-robin selection at each connection request:</text:p>
      <text:p text:style-name="P76"/>
      <text:p text:style-name="P170">public class MyConnectionStrategy implements DriverConnectionStrategy {</text:p>
      <text:p text:style-name="Code_20_block"><text:span text:style-name="T85"><text:s text:c="2"/></text:span><text:span text:style-name="T36">// the queue in which DriverConnectionInfo objects are stored</text:span></text:p>
      <text:p text:style-name="P170"><text:s text:c="2"/>private final Queue&lt;DriverConnectionInfo&gt; queue = new LinkedBlockingQueue&lt;&gt;();</text:p>
      <text:p text:style-name="P170"/>
      <text:p text:style-name="Code_20_block"><text:span text:style-name="T85"><text:s text:c="2"/></text:span><text:span text:style-name="T36">// initialize the set of drivers to connect to</text:span></text:p>
      <text:p text:style-name="P170"><text:s text:c="2"/>public MyConnectionStrategy() {</text:p>
      <text:p text:style-name="P170"><text:s text:c="4"/>queue.offer(new JPPFDriverConnectionInfo(false, "192.168.1.11", 11111, -1));</text:p>
      <text:p text:style-name="P170"><text:s text:c="4"/>queue.offer(new JPPFDriverConnectionInfo(false, "192.168.1.12", 11111, -1));</text:p>
      <text:p text:style-name="P170"><text:s text:c="4"/>queue.offer(new JPPFDriverConnectionInfo(true, <text:s/>"192.168.1.13", 11443, -1));</text:p>
      <text:p text:style-name="P170"><text:s text:c="2"/>}</text:p>
      <text:p text:style-name="P170"/>
      <text:p text:style-name="P170"><text:s text:c="2"/>@Override</text:p>
      <text:p text:style-name="P170"><text:s text:c="2"/>public DriverConnectionInfo nextConnectionInfo(</text:p>
      <text:p text:style-name="P170"><text:s text:c="4"/>DriverConnectionInfo currentInfo, ConnectionContext context) {</text:p>
      <text:p text:style-name="P170"><text:s text:c="4"/>DriverConnectionInfo info;</text:p>
      <text:p text:style-name="Code_20_block"><text:span text:style-name="T85"><text:s text:c="4"/></text:span><text:span text:style-name="T36">// if the reconnection is requested via management, keep the current driver info</text:span></text:p>
      <text:p text:style-name="P171"><text:s text:c="4"/>if ((currentInfo != null) &amp;&amp;</text:p>
      <text:p text:style-name="P171"><text:s text:c="8"/>(context.getReason() == ConnectionReason.MANAGEMENT_REQUEST)) {</text:p>
      <text:p text:style-name="P170"><text:s text:c="6"/>info = currentInfo;</text:p>
      <text:p text:style-name="P170"><text:s text:c="4"/>} else {</text:p>
      <text:p text:style-name="Code_20_block"><text:span text:style-name="T85"><text:s text:c="6"/></text:span><text:span text:style-name="T36">// extract the next info from the queue</text:span></text:p>
      <text:p text:style-name="P170"><text:s text:c="6"/>info = queue.poll();</text:p>
      <text:p text:style-name="Code_20_block"><text:span text:style-name="T85"><text:s text:c="6"/></text:span><text:span text:style-name="T36">// put it back at the end of the queue</text:span></text:p>
      <text:p text:style-name="P170"><text:s text:c="6"/>queue.offer(info);</text:p>
      <text:p text:style-name="P170"><text:s text:c="4"/>}</text:p>
      <text:p text:style-name="P170"><text:s text:c="4"/>return info;</text:p>
      <text:p text:style-name="P170"><text:s text:c="2"/>}</text:p>
      <text:p text:style-name="P170">}</text:p>
      <text:list xml:id="list65724357169045" text:continue-numbering="true" text:style-name="Outline">
        <text:list-item>
          <text:list>
            <text:list-item>
              <text:list>
                <text:list-item>
                  <text:list>
                    <text:list-item>
                      <text:h text:style-name="P210" text:outline-level="4">Pluging the strategy into the node</text:h>
                    </text:list-item>
                  </text:list>
                </text:list-item>
              </text:list>
            </text:list-item>
          </text:list>
        </text:list-item>
      </text:list>
      <text:p text:style-name="P77">Specifying which connection strategy a node should use is done in the node's configuration as follows:</text:p>
      <text:p text:style-name="P77"/>
      <text:p text:style-name="P129"># fully qualified name of a class implementing DriverConnectionStrategy</text:p>
      <text:p text:style-name="P172">jppf.server.connection.strategy = test.MyConnectionStrategy</text:p>
      <text:p text:style-name="P78"/>
      <text:p text:style-name="P64"><text:span text:style-name="T86">As stated in the comment, the value of the “jppf.server.connection.strategy” property is the fully qualified name of a class implementing </text:span><text:a xlink:type="simple" xlink:href="http://www.jppf.org/api-5/index.html?org/jppf/node/connection/DriverConnectionStrategy.html" text:style-name="Internet_20_link" text:visited-style-name="Visited_20_Internet_20_Link"><text:span text:style-name="T86">DriverConnectionStrategy</text:span></text:a><text:span text:style-name="T86">, which must also have a no-args constructor. If this property is left unspecified, or if the specified class cannot be instantiated, the node will default to an instance of </text:span><text:a xlink:type="simple" xlink:href="http://www.jppf.org/api-5/index.html?org/jppf/node/connection/JPPFDefaultConnectionStrategy.html" text:style-name="Internet_20_link" text:visited-style-name="Visited_20_Internet_20_Link"><text:span text:style-name="T86">JPPFDefaultConnectionStrategy</text:span></text:a><text:span text:style-name="T86">, which uses the configuration to find out the connection information, either via server discovery or from the manually specified server-related properties.</text:span></text:p>
      <text:list xml:id="list65724357172441" text:continue-numbering="true" text:style-name="Outline">
        <text:list-item>
          <text:list>
            <text:list-item>
              <text:list>
                <text:list-item>
                  <text:list>
                    <text:list-item>
                      <text:h text:style-name="Heading_20_4" text:outline-level="4">Built-in strategies</text:h>
                    </text:list-item>
                  </text:list>
                </text:list-item>
              </text:list>
            </text:list-item>
          </text:list>
        </text:list-item>
      </text:list>
      <text:p text:style-name="P71"/>
      <text:p text:style-name="P70"><text:span text:style-name="T87">In addition to the default <text:s/></text:span><text:a xlink:type="simple" xlink:href="http://www.jppf.org/api-5/index.html?org/jppf/node/connection/JPPFDefaultConnectionStrategy.html" text:style-name="Internet_20_link" text:visited-style-name="Visited_20_Internet_20_Link"><text:span text:style-name="T87">JPPFDefaultConnectionStrategy</text:span></text:a><text:span text:style-name="T87">,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www.jppf.org/api-5/index.html?org/jppf/node/connection/JPPFDefaultConnectionStrategy.html" text:style-name="Internet_20_link" text:visited-style-name="Visited_20_Internet_20_Link"><text:span text:style-name="T87">JPPFDefaultConnectionStrategy</text:span></text:a><text:span text:style-name="T87">.</text:span></text:p>
      <text:p text:style-name="P69"><text:soft-page-break/><text:span text:style-name="T87">This implementation is named </text:span><text:a xlink:type="simple" xlink:href="http://www.jppf.org/api-5/index.html?org/jppf/node/connection/JPPFCsvFileConnectionStrategy.html" text:style-name="Internet_20_link" text:visited-style-name="Visited_20_Internet_20_Link"><text:span text:style-name="T87">JPPFCsvFileConnectionStrategy</text:span></text:a><text:span text:style-name="T87"> and is configured as follows:</text:span></text:p>
      <text:p text:style-name="P79"/>
      <text:p text:style-name="P130"># read the driver connection info from a CSV file</text:p>
      <text:p text:style-name="P173">jppf.server.connection.strategy = org.jppf.node.connection.JPPFCsvFileConnectionStrategy</text:p>
      <text:p text:style-name="P130"># location of the CSV file</text:p>
      <text:p text:style-name="P173">jppf.server.connection.strategy.file = /home/me/data/drivers.csv</text:p>
      <text:p text:style-name="P79"/>
      <text:p text:style-name="P79">The CSV file will first be looked up in the file system at the specified location, then in the classpath if it is not found in the file system.</text:p>
      <text:p text:style-name="P79"/>
      <text:p text:style-name="P80">The syntax and format for the entries in the CSV files are as in the following example:</text:p>
      <text:p text:style-name="P80"/>
      <text:p text:style-name="P131"># server 1</text:p>
      <text:p text:style-name="P174">false, 192.168.1.15, 11111, -1</text:p>
      <text:p text:style-name="P131"># server 2, with recovery enabled</text:p>
      <text:p text:style-name="P174">false, 192.168.1.16, 11111, 22222</text:p>
      <text:p text:style-name="P131"># server 3, with SSL enabled</text:p>
      <text:p text:style-name="P174"><text:span text:style-name="T89">true</text:span>, 192.168.1.17, 11443, -1</text:p>
      <text:p text:style-name="P79"/>
      <text:p text:style-name="P80">Please note that JPPF accepts a non-standard syntax for comments in the file: any line starting with a '#' (after trimming) will be considered a comment.</text:p>
      <text:p text:style-name="P80"/>
      <text:list xml:id="list65724357162038" text:continue-numbering="true" text:style-name="Outline">
        <text:list-item>
          <text:list>
            <text:list-item>
              <text:h text:style-name="P204" text:outline-level="2">Administration console</text:h>
              <text:list>
                <text:list-item>
                  <text:h text:style-name="Heading_20_3" text:outline-level="3">Embedding the administration console</text:h>
                </text:list-item>
              </text:list>
            </text:list-item>
          </text:list>
        </text:list-item>
      </text:list>
      <text:p text:style-name="P83">As of version 5,0, JPPF provides a very simple API to obtain a reference to the Swing component which encloses the administration console user interface, <text:span text:style-name="T96">and add it to an existing Swing-based UI. This reference is obtained by calling the static method </text:span><text:a xlink:type="simple" xlink:href="http://www.jppf.org/api-5/org/jppf/ui/console/JPPFAdminConsole.html#getAdminConsole()" text:style-name="Internet_20_link" text:visited-style-name="Visited_20_Internet_20_Link"><text:span text:style-name="T96">getAdminConsole()</text:span></text:a><text:span text:style-name="T96"> of the class </text:span><text:a xlink:type="simple" xlink:href="http://www.jppf.org/api-5/index.html?org/jppf/ui/console/JPPFAdminConsole.html" text:style-name="Internet_20_link" text:visited-style-name="Visited_20_Internet_20_Link"><text:span text:style-name="T96">JPPFAdminConsole</text:span></text:a><text:span text:style-name="T96">, which returns a </text:span><text:a xlink:type="simple" xlink:href="http://docs.oracle.com/javase/7/docs/api/index.html?javax/swing/JComponent.html" text:style-name="Internet_20_link" text:visited-style-name="Visited_20_Internet_20_Link"><text:span text:style-name="T96">JComponent</text:span></text:a><text:span text:style-name="T96"> object. This JComponent can then be added to any Swing container.</text:span></text:p>
      <text:p text:style-name="P83"/>
      <text:p text:style-name="P88">The JPPF admin console will only be created once, even if <text:span text:style-name="Code_20_char">JPPFAdminConsole.getAdminConsole()</text:span> is called multiple times. In other words, it is guaranteed that the same JComponent instance will always be returned.</text:p>
      <text:p text:style-name="P83"/>
      <text:p text:style-name="P200"><text:a xlink:type="simple" xlink:href="http://www.jppf.org/api-5/index.html?org/jppf/ui/console/JPPFAdminConsole.html" text:style-name="Internet_20_link" text:visited-style-name="Visited_20_Internet_20_Link"><text:span text:style-name="T96">JPPFAdminConsole</text:span></text:a> <text:span text:style-name="T125">also provides access to the </text:span><text:a xlink:type="simple" xlink:href="http://www.jppf.org/api-5/index.html?org/jppf/client/JPPFClient.html" text:style-name="Internet_20_link" text:visited-style-name="Visited_20_Internet_20_Link"><text:span text:style-name="T125">JPPF client</text:span></text:a><text:span text:style-name="T125"> and </text:span><text:a xlink:type="simple" xlink:href="http://www.jppf.org/api-5/index.html?org/jppf/client/monitoring/topology/TopologyManager.html" text:style-name="Internet_20_link" text:visited-style-name="Visited_20_Internet_20_Link"><text:span text:style-name="T125">topology manager</text:span></text:a><text:span text:style-name="T125"> that the console uses for its monitoring and management operations:</text:span></text:p>
      <text:p text:style-name="P200"/>
      <text:p text:style-name="P207">public class JPPFAdminConsole {</text:p>
      <text:p text:style-name="P207"><text:s text:c="2"/><text:span text:style-name="T16">// Get the admin console as a JComponent that can be added to a Swing container</text:span></text:p>
      <text:p text:style-name="P207"><text:s text:c="2"/>public static JComponent getAdminConsole();</text:p>
      <text:p text:style-name="P207"/>
      <text:p text:style-name="P207"><text:s text:c="2"/><text:span text:style-name="T16">// Get the JPPF client used by the admin console</text:span></text:p>
      <text:p text:style-name="P207"><text:s text:c="2"/>public static JPPFClient getJPPFClient();</text:p>
      <text:p text:style-name="P207"/>
      <text:p text:style-name="P207"><text:s text:c="2"/><text:span text:style-name="T16">// Get the topology manager used by the admin console</text:span></text:p>
      <text:p text:style-name="P207"><text:s text:c="2"/>public static TopologyManager getTopologyManager();</text:p>
      <text:p text:style-name="P207"/>
      <text:p text:style-name="P207"><text:s text:c="2"/><text:span text:style-name="T16">// Launch the administration console as a standalone application</text:span></text:p>
      <text:p text:style-name="P207"><text:s text:c="2"/>public static void main(final String[] args);</text:p>
      <text:p text:style-name="P207">}</text:p>
      <text:p text:style-name="P201"/>
      <text:p text:style-name="P202">Here is an example of how it can be <text:span text:style-name="T107">used</text:span>:</text:p>
      <text:p text:style-name="P84"/>
      <text:p text:style-name="Code_20_block">import javax.swing.*;</text:p>
      <text:p text:style-name="P181"/>
      <text:p text:style-name="P178">// <text:span text:style-name="T106">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02">throws Exception </text:span>{</text:p>
      <text:p text:style-name="Code_20_block"><text:s text:c="4"/>UIManager.setLookAndFeel(UIManager.getSystemLookAndFeelClassName());</text:p>
      <text:p text:style-name="Code_20_block"><text:s text:c="4"/>JPanel mainPanel = new JPanel();</text:p>
      <text:p text:style-name="P181"><text:s text:c="4"/><text:span text:style-name="T100">// layout the components ve</text:span><text:span text:style-name="T101">r</text:span><text:span text:style-name="T100">tically within a box</text:span></text:p>
      <text:p text:style-name="P176"><text:s text:c="4"/>mainPanel.setLayout(new BoxLayout(mainPanel, BoxLayout.Y_AXIS));</text:p>
      <text:p text:style-name="P181"><text:s text:c="4"/><text:span text:style-name="T100">// the top component is a label with an image and some text</text:span></text:p>
      <text:p text:style-name="P181"><text:s text:c="4"/><text:span text:style-name="T106">ImageIcon icon = GuiUtils.loadIcon("../admin/jppf_logo.gif");</text:span></text:p>
      <text:p text:style-name="P181"><text:s text:c="4"/>JLabel <text:span text:style-name="T105">label = new JLabel("Test JPPF embedded console",</text:span> <text:span text:style-name="T106">icon</text:span>, <text:span text:style-name="T106">SwingConstants.LEFT</text:span>);</text:p>
      <text:p text:style-name="P180"><text:s text:c="4"/>mainPanel.add(<text:span text:style-name="T106">label);</text:span></text:p>
      <text:p text:style-name="P181"><text:s text:c="4"/><text:span text:style-name="T98">// </text:span><text:span text:style-name="T99">add the JPPF admin console</text:span><text:span text:style-name="T100"> as the bottom component</text:span></text:p>
      <text:p text:style-name="P181"><text:s text:c="4"/>mainPanel.add(<text:span text:style-name="T97">JPPFAdminConsole.getAdminConsole()</text:span>);</text:p>
      <text:p text:style-name="Code_20_block"><text:s text:c="4"/><text:span text:style-name="T98">// </text:span><text:span text:style-name="T100">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84"/>
      <text:p text:style-name="P87">Since <text:a xlink:type="simple" xlink:href="http://www.jppf.org/api-5/index.html?org/jppf/ui/console/JPPFAdminConsole.html" text:style-name="Internet_20_link" text:visited-style-name="Visited_20_Internet_20_Link"><text:span text:style-name="T96">JPPFAdminConsole</text:span></text:a> is part of the console code, you will need to include "jppf-admin.jar" in your build path or class path, both a<text:span text:style-name="T106">t </text:span>compile time and <text:span text:style-name="T107">at </text:span>runtime.</text:p>
      <text:p text:style-name="P84"/>
      <text:p text:style-name="P89">When embedded within an external GUI, the admin console will probably look different th<text:span text:style-name="T108">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08">v2.2.2 "PlasticXPLookAndFeel".</text:span></text:p>
      <text:p text:style-name="P84"/>
      <text:p text:style-name="P84"/>
      <text:p text:style-name="P116">The GUI resulting from the example code above will look like this:</text:p>
      <text:p text:style-name="P84"/>
      <text:p text:style-name="P84"><draw:frame draw:style-name="fr2" draw:name="Image1" text:anchor-type="as-char" svg:y="-18.491cm" svg:width="18.971cm" svg:height="18.491cm" draw:z-index="4"><draw:image xlink:href="Pictures/10000200000002CD000002BB0442B697.gif" xlink:type="simple" xlink:show="embed" xlink:actuate="onLoad"/></draw:frame></text:p>
      <text:list xml:id="list65724372176719" text:continue-numbering="true" text:style-name="Outline">
        <text:list-item>
          <text:list>
            <text:list-item>
              <text:list>
                <text:list-item>
                  <text:h text:style-name="P206" text:outline-level="3">Hiding built-in views</text:h>
                </text:list-item>
              </text:list>
            </text:list-item>
          </text:list>
        </text:list-item>
      </text:list>
      <text:p text:style-name="P85">The JPPF adminstration console is made of a number of built-in views and components assembled togther, These views and components can be hidden by specifiying configuration properties in the form:</text:p>
      <text:p text:style-name="P85"/>
      <text:p text:style-name="Code_20_block">jppf.admin.console.view.&lt;<text:span text:style-name="T8">view_name</text:span>&gt;.enabled = true | false</text:p>
      <text:p text:style-name="P85"/>
      <text:p text:style-name="P85">where <text:span text:style-name="T8">view_name</text:span> is the name of a built-in view, <text:span text:style-name="T103">among those listed below:</text:span></text:p>
      <text:p text:style-name="P85"/>
      <text:p text:style-name="P177"># the server chooser combobox at the top of the UI</text:p>
      <text:p text:style-name="Code_20_block">jppf.admin.console.view.<text:span text:style-name="T1">ServerChooser</text:span>.enabled = <text:span text:style-name="T103">true</text:span></text:p>
      <text:p text:style-name="P177"># the status bar at the bottom of the UI</text:p>
      <text:p text:style-name="Code_20_block">jppf.admin.console.view.<text:span text:style-name="T1">StatusBar</text:span>.enabled = <text:span text:style-name="T103">true</text:span></text:p>
      <text:p text:style-name="P177"># the main tabbed pane containing all admin and monitoring views</text:p>
      <text:p text:style-name="P179">jppf.admin.console.view.<text:span text:style-name="T1">Main</text:span>.enabled = <text:span text:style-name="T103">true</text:span></text:p>
      <text:p text:style-name="P177"># the tabbed pane containing all topology views</text:p>
      <text:p text:style-name="P179">jppf.admin.console.view.<text:span text:style-name="T1">Topology</text:span>.enabled = <text:span text:style-name="T103">true</text:span></text:p>
      <text:p text:style-name="P177"># the topology tree view</text:p>
      <text:p text:style-name="P179">jppf.admin.console.view.<text:span text:style-name="T1">TopologyTree</text:span>.enabled = <text:span text:style-name="T103">true</text:span></text:p>
      <text:p text:style-name="P177"># the topology graph view</text:p>
      <text:p text:style-name="P179">jppf.admin.console.view.<text:span text:style-name="T1">TopologyGraph</text:span>.enabled = <text:span text:style-name="T103">true</text:span></text:p>
      <text:p text:style-name="P177"># the topology JVM health view</text:p>
      <text:p text:style-name="P179">jppf.admin.console.view.<text:span text:style-name="T1">TopologyHealth</text:span>.enabled = <text:span text:style-name="T103">true</text:span></text:p>
      <text:p text:style-name="P177"># the job data view</text:p>
      <text:p text:style-name="P179">jppf.admin.console.view.<text:span text:style-name="T1">JobData</text:span>.enabled = <text:span text:style-name="T103">true</text:span></text:p>
      <text:p text:style-name="P177"># the server statistics view</text:p>
      <text:p text:style-name="P179">jppf.admin.console.view.<text:span text:style-name="T1">ServerStats</text:span>.enabled = <text:span text:style-name="T103">true</text:span></text:p>
      <text:p text:style-name="P177"># the charts views (tabbed pane)</text:p>
      <text:p text:style-name="Code_20_block">jppf.admin.console.view.<text:span text:style-name="T1">Charts</text:span>.enabled = false</text:p>
      <text:p text:style-name="P177"># the charts configuration view</text:p>
      <text:p text:style-name="P179">jppf.admin.console.view.<text:span text:style-name="T1">ChartsConfig</text:span>.enabled = <text:span text:style-name="T103">true</text:span></text:p>
      <text:p text:style-name="P177"># the server load-balancing configuration view</text:p>
      <text:p text:style-name="P179">jppf.admin.console.view.<text:span text:style-name="T1">LoadBalancing</text:span>.enabled = <text:span text:style-name="T103">true</text:span></text:p>
      <text:p text:style-name="P86"/>
      <text:p text:style-name="P86">Note that, when left unspecified, any of these properties will default to <text:span text:style-name="Code_20_char">true</text:span> (enabled).</text:p>
      <text:p text:style-name="P86"/>
      <text:list xml:id="list65724388151843" text:continue-numbering="true" text:style-name="Outline">
        <text:list-item>
          <text:list>
            <text:list-item>
              <text:list>
                <text:list-item>
                  <text:h text:style-name="P206" text:outline-level="3">Pluggable views</text:h>
                  <text:list>
                    <text:list-item>
                      <text:h text:style-name="Heading_20_4" text:outline-level="4">Implementing a custom view</text:h>
                    </text:list-item>
                  </text:list>
                </text:list-item>
              </text:list>
            </text:list-item>
          </text:list>
        </text:list-item>
      </text:list>
      <text:p text:style-name="P90">It is now possible to add user-defined, <text:span text:style-name="T109">pluggable </text:span>views views to the JPPF administration and monitoring console. <text:span text:style-name="T109">A pluggable view is a class which extends the abstract class </text:span><text:a xlink:type="simple" xlink:href="http://www.jppf.org/api-5/index.html?org/jppf/ui/plugin/PluggableView.html" text:style-name="Internet_20_link" text:visited-style-name="Visited_20_Internet_20_Link"><text:span text:style-name="T109">PluggableView</text:span></text:a><text:span text:style-name="T109"> and overrides its </text:span><text:span text:style-name="Code_20_char"><text:span text:style-name="T109">getUIComponent()</text:span></text:span><text:span text:style-name="T109"> method. </text:span><text:a xlink:type="simple" xlink:href="http://www.jppf.org/api-5/index.html?org/jppf/ui/plugin/PluggableView.html" text:style-name="Internet_20_link" text:visited-style-name="Visited_20_Internet_20_Link"><text:span text:style-name="T109">PluggableView</text:span></text:a><text:span text:style-name="T109"> is defined as follows:</text:span></text:p>
      <text:p text:style-name="P90"/>
      <text:p text:style-name="Code_20_block">public abstract class PluggableView {</text:p>
      <text:p text:style-name="Code_20_block"><text:s text:c="2"/><text:span text:style-name="T98">// Get the GUI component which contains the view</text:span></text:p>
      <text:p text:style-name="Code_20_block"><text:s text:c="2"/>public abstract JComponent getUIComponent();</text:p>
      <text:p text:style-name="Code_20_block"><text:s text:c="2"/><text:span text:style-name="T98">// Get the TopologyManager associated with the administration console</text:span></text:p>
      <text:p text:style-name="Code_20_block"><text:s text:c="2"/>public final TopologyManager getTopologyManager()</text:p>
      <text:p text:style-name="Code_20_block">}</text:p>
      <text:p text:style-name="P91"/>
      <text:p text:style-name="P91">The <text:span text:style-name="Code_20_char">getUIComponent</text:span><text:span text:style-name="Code_20_char"><text:span text:style-name="T110">()</text:span></text:span> method returns a <text:a xlink:type="simple" xlink:href="http://docs.oracle.com/javase/7/docs/api/index.html?javax/swing/JComponent.html" text:style-name="Internet_20_link" text:visited-style-name="Visited_20_Internet_20_Link">JComponent</text:a>, which will be added <text:span text:style-name="T110">as a tab </text:span>to one of the tabbed panes of the admin console. <text:span text:style-name="T110">It can be any subclass of </text:span><text:span text:style-name="Code_20_char"><text:span text:style-name="T110">JComponent</text:span></text:span><text:span text:style-name="T110">.</text:span></text:p>
      <text:p text:style-name="P92"/>
      <text:p text:style-name="P93">As an example, here is a very simple implementation that displays a single label:</text:p>
      <text:p text:style-name="P93"/>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94"/>
      <text:p text:style-name="P94">When added to the console's main <text:span text:style-name="T111">tabbed pane</text:span>, it will look like this:</text:p>
      <text:p text:style-name="P94"/>
      <text:p text:style-name="P94"><draw:frame draw:style-name="fr1" draw:name="Image2" text:anchor-type="as-char" svg:width="14.31cm" svg:height="3.971cm" draw:z-index="5"><draw:image xlink:href="Pictures/100000000000021D00000096D3840CE1.gif" xlink:type="simple" xlink:show="embed" xlink:actuate="onLoad"/></draw:frame></text:p>
      <text:p text:style-name="P94"/>
      <text:p text:style-name="P96">The <text:span text:style-name="Code_20_char">getTopologyManager()</text:span> method of <text:s/><text:a xlink:type="simple" xlink:href="http://www.jppf.org/api-5/index.html?org/jppf/ui/plugin/PluggableView.html" text:style-name="Internet_20_link" text:visited-style-name="Visited_20_Internet_20_Link"><text:span text:style-name="T109">PluggableView</text:span></text:a><text:span text:style-name="T109"> </text:span>allows you to have access to the JPPF grid topology, and register one or more listeners to receive notifications of cha<text:span text:style-name="T112">n</text:span>ges in the topology, as seen in <text:span text:style-name="T12">Development guide &gt; Grid topology monitoring</text:span><text:span text:style-name="T112">. For example, expanding from the code sample above:</text:span></text:p>
      <text:p text:style-name="P95"/>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13">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95"/>
      <text:p text:style-name="P98">Please note that you will need the <text:span text:style-name="Code_20_char">jppf-admin.jar</text:span> library in your build path / class path at compile time and runtime.</text:p>
      <text:list xml:id="list65724388178302" text:continue-numbering="true" text:style-name="Outline">
        <text:list-item>
          <text:list>
            <text:list-item>
              <text:list>
                <text:list-item>
                  <text:list>
                    <text:list-item>
                      <text:h text:style-name="P211" text:outline-level="4">Console integration</text:h>
                    </text:list-item>
                  </text:list>
                </text:list-item>
              </text:list>
            </text:list-item>
          </text:list>
        </text:list-item>
      </text:list>
      <text:p text:style-name="P98">Integrating a pluggable view into the administration console is done with a number of configuration properties <text:span text:style-name="T114">of the form:</text:span></text:p>
      <text:p text:style-name="P98"/>
      <text:p text:style-name="Code_20_block">jppf.admin.console.view.&lt;<text:span text:style-name="T8">view_name</text:span>&gt;.&lt;<text:span text:style-name="T8">atribute</text:span>&gt; = &lt;<text:span text:style-name="T8">value</text:span>&gt;</text:p>
      <text:p text:style-name="P97"/>
      <text:p text:style-name="P99">Where view_name is an arbitrary name given to the pluggable view. The possible attributes and their values are defined as follows:</text:p>
      <text:p text:style-name="P99"/>
      <text:p text:style-name="P177"># enable / disable the custom view. defaults to true (enabled)</text:p>
      <text:p text:style-name="Code_20_block">jppf.admin.console.view.SimpleView.enabled = <text:span text:style-name="T117">true</text:span></text:p>
      <text:p text:style-name="P177"># name of a class extending org.jppf.ui.plugin.PluggableView</text:p>
      <text:p text:style-name="Code_20_block">jppf.admin.console.view.SimpleView.class = org.jppf.example.pluggableview.SimpleView</text:p>
      <text:p text:style-name="P177"># the title for the view</text:p>
      <text:p text:style-name="Code_20_block">jppf.admin.console.view.SimpleView.title = <text:span text:style-name="T114">simple view</text:span></text:p>
      <text:p text:style-name="P177"># path to the icon for the view</text:p>
      <text:p text:style-name="Code_20_block"><text:span text:style-name="T114">#</text:span>jppf.admin.console.view.SimpleView.icon =</text:p>
      <text:p text:style-name="P177"># the <text:span text:style-name="T115">tabbed pane the view</text:span> is attached to</text:p>
      <text:p text:style-name="Code_20_block">jppf.admin.console.view.SimpleView.addto = Main</text:p>
      <text:p text:style-name="P177"># the position at which the custom view is inserted withing the enclosing tabbed pane</text:p>
      <text:p text:style-name="P177"># a negative value means insert at the end; defaults to -1 (insert at the end)</text:p>
      <text:p text:style-name="Code_20_block">jppf.admin.console.view.SimpleView.position = -<text:span text:style-name="T114">1</text:span></text:p>
      <text:p text:style-name="P177"># whether to autom<text:span text:style-name="T116">a</text:span>tically select th<text:span text:style-name="T116">e</text:span> view; defaults to false</text:p>
      <text:p text:style-name="Code_20_block">jppf.admin.console.view.SimpleView.autoselect = true</text:p>
      <text:p text:style-name="P99"/>
      <text:p text:style-name="P100">Since the view can only be attached to a tabbed pane, the possible values for the "addto" attribute are:</text:p>
      <text:p text:style-name="P100"/>
      <text:list xml:id="list65724388166301" text:continue-list="list65724326164219" text:style-name="List_20_1">
        <text:list-item>
          <text:p text:style-name="P199"><text:span text:style-name="T8">Main</text:span>: the main tabbed pane which contains all administration and monitoring views</text:p>
        </text:list-item>
        <text:list-item>
          <text:p text:style-name="P199"><text:span text:style-name="T8">Topology</text:span>: the tabbed pane containing all topology views</text:p>
        </text:list-item>
        <text:list-item>
          <text:p text:style-name="P199"><text:span text:style-name="T8">Charts</text:span>: the tabbed pane which contains the user-defined charts and the charts configuration view</text:p>
        </text:list-item>
      </text:list>
      <text:list xml:id="list65724388182427" text:continue-list="list65724388178302" text:style-name="Outline">
        <text:list-item>
          <text:list>
            <text:list-item>
              <text:list>
                <text:list-item>
                  <text:list>
                    <text:list-item>
                      <text:h text:style-name="Heading_20_4" text:outline-level="4">Related sample</text:h>
                    </text:list-item>
                  </text:list>
                </text:list-item>
              </text:list>
            </text:list-item>
          </text:list>
        </text:list-item>
      </text:list>
      <text:p text:style-name="P101">The <text:a xlink:type="simple" xlink:href="http://www.jppf.org/samples-pack/PluggableView/Readme.php" text:style-name="Internet_20_link" text:visited-style-name="Visited_20_Internet_20_Link">events log view demo</text:a> provides a complete and nice looking example of a pluggable view.</text:p>
      <text:p text:style-name="P101"/>
      <text:list xml:id="list65724388154812" text:continue-numbering="true" text:style-name="Outline">
        <text:list-item>
          <text:list>
            <text:list-item>
              <text:h text:style-name="P205"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65724388177271"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E411A09E.gif" xlink:type="simple" xlink:show="embed" xlink:actuate="onLoad"/></draw:frame></text:p>
      <text:list xml:id="list65724404170651"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09E4F12C.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7H17M8S</meta:editing-duration>
    <meta:editing-cycles>324</meta:editing-cycles>
    <meta:generator>LibreOffice/4.3.2.2$Windows_x86 LibreOffice_project/edfb5295ba211bd31ad47d0bad0118690f76407d</meta:generator>
    <meta:creation-date>2009-11-06T05:11:40.73</meta:creation-date>
    <dc:date>2015-10-27T06:57:24.040000000</dc:date>
    <meta:document-statistic meta:table-count="1" meta:image-count="6" meta:object-count="0" meta:page-count="41" meta:paragraph-count="1419" meta:word-count="12887" meta:character-count="92543" meta:non-whitespace-character-count="77735"/>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